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1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2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officeooo:paragraph-rsid="02a56131"/>
    </style:style>
    <style:style style:name="P11" style:family="paragraph" style:parent-style-name="Header">
      <style:paragraph-properties fo:text-align="start" style:justify-single-word="false"/>
      <style:text-properties officeooo:paragraph-rsid="0211dd7e"/>
    </style:style>
    <style:style style:name="P12" style:family="paragraph" style:parent-style-name="Header">
      <style:paragraph-properties fo:text-align="start" style:justify-single-word="false"/>
      <style:text-properties officeooo:paragraph-rsid="0289fb01"/>
    </style:style>
    <style:style style:name="P13" style:family="paragraph" style:parent-style-name="Header">
      <style:paragraph-properties fo:text-align="center" style:justify-single-word="false"/>
      <style:text-properties officeooo:paragraph-rsid="00ab054e"/>
    </style:style>
    <style:style style:name="P14" style:family="paragraph" style:parent-style-name="Header">
      <style:paragraph-properties fo:text-align="center" style:justify-single-word="false"/>
      <style:text-properties officeooo:paragraph-rsid="00c10aa6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Header">
      <style:paragraph-properties fo:margin-left="0cm" fo:margin-right="0cm" fo:text-indent="0cm" style:auto-text-indent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8" style:family="paragraph" style:parent-style-name="Footer">
      <style:text-properties officeooo:rsid="00178920" officeooo:paragraph-rsid="00178920"/>
    </style:style>
    <style:style style:name="P59" style:family="paragraph" style:parent-style-name="Footer">
      <style:text-properties officeooo:paragraph-rsid="004274bc"/>
    </style:style>
    <style:style style:name="P60" style:family="paragraph" style:parent-style-name="Footer">
      <style:text-properties officeooo:paragraph-rsid="02a682f9"/>
    </style:style>
    <style:style style:name="P61" style:family="paragraph" style:parent-style-name="Footer">
      <style:text-properties officeooo:paragraph-rsid="0096b4e2"/>
    </style:style>
    <style:style style:name="P62" style:family="paragraph" style:parent-style-name="Footer">
      <style:text-properties officeooo:rsid="001f8a2d" officeooo:paragraph-rsid="00bd36bc"/>
    </style:style>
    <style:style style:name="P63" style:family="paragraph" style:parent-style-name="Footer">
      <style:text-properties officeooo:rsid="001f8a2d" officeooo:paragraph-rsid="002b33ed"/>
    </style:style>
    <style:style style:name="P64" style:family="paragraph" style:parent-style-name="Footer">
      <style:text-properties officeooo:rsid="0096b4e2" officeooo:paragraph-rsid="0096b4e2"/>
    </style:style>
    <style:style style:name="P65" style:family="paragraph" style:parent-style-name="Footer">
      <style:text-properties officeooo:rsid="011350d1" officeooo:paragraph-rsid="011350d1"/>
    </style:style>
    <style:style style:name="P66" style:family="paragraph" style:parent-style-name="Footer">
      <style:text-properties officeooo:paragraph-rsid="00c384cf"/>
    </style:style>
    <style:style style:name="P67" style:family="paragraph" style:parent-style-name="Footer">
      <style:paragraph-properties fo:text-align="start" style:justify-single-word="false"/>
      <style:text-properties officeooo:paragraph-rsid="0211dd7e"/>
    </style:style>
    <style:style style:name="P68" style:family="paragraph" style:parent-style-name="Footer">
      <style:paragraph-properties fo:text-align="start" style:justify-single-word="false"/>
      <style:text-properties officeooo:paragraph-rsid="00d4df5c"/>
    </style:style>
    <style:style style:name="P69" style:family="paragraph" style:parent-style-name="Footer">
      <style:text-properties officeooo:rsid="0242edd8" officeooo:paragraph-rsid="0242edd8"/>
    </style:style>
    <style:style style:name="P70" style:family="paragraph" style:parent-style-name="Footer">
      <style:text-properties officeooo:paragraph-rsid="008d016c"/>
    </style:style>
    <style:style style:name="P71" style:family="paragraph" style:parent-style-name="Footer">
      <style:text-properties officeooo:paragraph-rsid="010f7046"/>
    </style:style>
    <style:style style:name="P72" style:family="paragraph" style:parent-style-name="Footer">
      <style:text-properties officeooo:paragraph-rsid="01120261"/>
    </style:style>
    <style:style style:name="P73" style:family="paragraph" style:parent-style-name="Footer">
      <style:paragraph-properties fo:text-align="end" style:justify-single-word="false"/>
      <style:text-properties officeooo:paragraph-rsid="00d4df5c"/>
    </style:style>
    <style:style style:name="P74" style:family="paragraph" style:parent-style-name="Footer">
      <style:text-properties officeooo:paragraph-rsid="00d4df5c"/>
    </style:style>
    <style:style style:name="P75" style:family="paragraph" style:parent-style-name="Footer">
      <style:text-properties officeooo:paragraph-rsid="00863005"/>
    </style:style>
    <style:style style:name="P76" style:family="paragraph" style:parent-style-name="Footer">
      <style:text-properties officeooo:paragraph-rsid="00a59a60"/>
    </style:style>
    <style:style style:name="P77" style:family="paragraph" style:parent-style-name="Footer">
      <style:text-properties officeooo:paragraph-rsid="002aa84d"/>
    </style:style>
    <style:style style:name="P78" style:family="paragraph" style:parent-style-name="Footer">
      <style:text-properties officeooo:paragraph-rsid="030c4d7d"/>
    </style:style>
    <style:style style:name="P79" style:family="paragraph" style:parent-style-name="Footer">
      <style:text-properties officeooo:paragraph-rsid="00d8520c"/>
    </style:style>
    <style:style style:name="P80" style:family="paragraph" style:parent-style-name="_5f_Header_20_G_20_page_20_impaire_20__28_D_29_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3" style:family="paragraph" style:parent-style-name="_5f_Header_20_G_20_page_20_impaire_20__28_D_29_">
      <style:text-properties officeooo:paragraph-rsid="01259ec2"/>
    </style:style>
    <style:style style:name="P84" style:family="paragraph" style:parent-style-name="_5f_Header_20_G_20_page_20_impaire_20__28_D_29_">
      <style:text-properties officeooo:paragraph-rsid="00c87b35"/>
    </style:style>
    <style:style style:name="P8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_5f_Header_20_D_20_page_20_impaire_20__28_D_29_">
      <style:text-properties officeooo:paragraph-rsid="01a13e78"/>
    </style:style>
    <style:style style:name="P87" style:family="paragraph" style:parent-style-name="_5f_Header_20_G_20_page_20_paire_20__28_G_29_">
      <style:text-properties officeooo:paragraph-rsid="00eb2abc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G_20_page_20_paire_20__28_G_29_">
      <style:paragraph-properties fo:text-align="start" style:justify-single-word="false"/>
    </style:style>
    <style:style style:name="P90" style:family="paragraph" style:parent-style-name="_5f_Header_20_N_20_page_20_impaire_20__28_D_29_">
      <style:paragraph-properties fo:text-align="start" style:justify-single-word="false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N_20_page_20_impaire_20__28_D_29_">
      <style:text-properties officeooo:rsid="027aa87d" officeooo:paragraph-rsid="027aa87d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2" style:family="paragraph" style:parent-style-name="_5f_Paragraphe">
      <style:text-properties officeooo:paragraph-rsid="02b505f9"/>
    </style:style>
    <style:style style:name="P103" style:family="paragraph" style:parent-style-name="_5f_Paragraphe" style:master-page-name="_37__5f_3_5f_SERIE_5f_G_5f_GAUCHE_5f_ET_5f_DROITE_5f_1COL">
      <style:paragraph-properties style:page-number="auto"/>
    </style:style>
    <style:style style:name="P10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/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avec_5f_Num_5f_Question" style:list-style-name=""/>
    <style:style style:name="P110" style:family="paragraph" style:parent-style-name="_5f_Paragraphe_5f_avec_5f_Num_5f_Question" style:list-style-name="_5f_Numérotation_20_des_20_exercices">
      <style:text-properties officeooo:paragraph-rsid="02b505f9"/>
    </style:style>
    <style:style style:name="P111" style:family="paragraph" style:parent-style-name="_5f_Premier_5f_Titre_5f_Exercices_5f_avec_5f_Num_20_Exo_5f_Avec_5f_Titre" style:master-page-name="_37__5f_3_5f_SERIE_5f_G_5f_GAUCHE_5f_ET_5f_DROITE_5f_2COL">
      <style:paragraph-properties style:page-number="267" fo:break-before="auto" fo:break-after="auto"/>
    </style:style>
    <style:style style:name="P112" style:family="paragraph" style:parent-style-name="_5f_Titre_5f_Exercices_5f_sans_5f_Titre" style:list-style-name="_5f_Numérotation_20_des_20_exercices">
      <style:text-properties officeooo:paragraph-rsid="02b505f9"/>
    </style:style>
    <style:style style:name="P1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4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9ff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indent="0cm" style:writing-mode="lr-tb"/>
    </style:style>
    <style:style style:name="P12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text-align="center"/>
    </style:style>
    <style:style style:name="P1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7e12c"/>
    </style:style>
    <style:style style:name="P1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8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5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53" style:family="paragraph">
      <loext:graphic-properties draw:fill="solid" draw:fill-color="#7fb241"/>
    </style:style>
    <style:style style:name="P154" style:family="paragraph">
      <loext:graphic-properties draw:fill="solid" draw:fill-color="#1ca2b8"/>
    </style:style>
    <style:style style:name="P15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d62e4e"/>
    </style:style>
    <style:style style:name="P15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8" style:family="paragraph">
      <style:paragraph-properties fo:margin-left="0cm" fo:margin-right="0cm" fo:margin-top="0cm" fo:margin-bottom="0cm" fo:line-height="100%" fo:text-indent="0cm"/>
    </style:style>
    <style:style style:name="P159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6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b6801f"/>
    </style:style>
    <style:style style:name="T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officeooo:rsid="00990660"/>
    </style:style>
    <style:style style:name="T77" style:family="text">
      <style:text-properties fo:font-variant="small-caps" officeooo:rsid="0054f64f"/>
    </style:style>
    <style:style style:name="T78" style:family="text">
      <style:text-properties fo:font-variant="small-caps" officeooo:rsid="00b5d2d1"/>
    </style:style>
    <style:style style:name="T79" style:family="text">
      <style:text-properties fo:font-variant="small-caps" officeooo:rsid="00b6801f"/>
    </style:style>
    <style:style style:name="T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81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82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83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84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8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86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87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88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89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90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91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92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93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94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95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96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97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9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9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0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0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0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0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0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0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0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0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08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109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110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111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112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113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114" style:family="text">
      <style:text-properties fo:font-variant="small-caps" officeooo:rsid="007d7a6f"/>
    </style:style>
    <style:style style:name="T115" style:family="text">
      <style:text-properties fo:font-variant="small-caps" officeooo:rsid="0096b4e2"/>
    </style:style>
    <style:style style:name="T116" style:family="text">
      <style:text-properties fo:font-variant="small-caps" officeooo:rsid="00a847d5"/>
    </style:style>
    <style:style style:name="T11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18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1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20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2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22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23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24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25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6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7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8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9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30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31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3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13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13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136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137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138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13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14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14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14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143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44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45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46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47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48" style:family="text">
      <style:text-properties fo:font-variant="small-caps" fo:color="#9d0f89" loext:opacity="100%" style:font-name="Bitstream Vera Sans" fo:font-size="16pt" fo:font-weight="bold" officeooo:rsid="01a13e78"/>
    </style:style>
    <style:style style:name="T149" style:family="text">
      <style:text-properties officeooo:rsid="009e3fdd"/>
    </style:style>
    <style:style style:name="T150" style:family="text">
      <style:text-properties officeooo:rsid="00b5d2d1"/>
    </style:style>
    <style:style style:name="T151" style:family="text">
      <style:text-properties officeooo:rsid="00a59037"/>
    </style:style>
    <style:style style:name="T152" style:family="text">
      <style:text-properties officeooo:rsid="0096b4e2"/>
    </style:style>
    <style:style style:name="T153" style:family="text">
      <style:text-properties officeooo:rsid="0032e83a"/>
    </style:style>
    <style:style style:name="T154" style:family="text">
      <style:text-properties officeooo:rsid="002b33ed"/>
    </style:style>
    <style:style style:name="T155" style:family="text">
      <style:text-properties officeooo:rsid="008d016c"/>
    </style:style>
    <style:style style:name="T156" style:family="text">
      <style:text-properties officeooo:rsid="01fe03f2"/>
    </style:style>
    <style:style style:name="T157" style:family="text">
      <style:text-properties officeooo:rsid="010c4d3a"/>
    </style:style>
    <style:style style:name="T158" style:family="text">
      <style:text-properties fo:font-size="16pt" style:font-size-asian="16pt" style:font-size-complex="16pt"/>
    </style:style>
    <style:style style:name="T159" style:family="text">
      <style:text-properties officeooo:rsid="01f8729d"/>
    </style:style>
    <style:style style:name="T160" style:family="text">
      <style:text-properties officeooo:rsid="01b6dc57"/>
    </style:style>
    <style:style style:name="T161" style:family="text">
      <style:text-properties officeooo:rsid="015f088a"/>
    </style:style>
    <style:style style:name="T162" style:family="text">
      <style:text-properties officeooo:rsid="0160d7ef"/>
    </style:style>
    <style:style style:name="T163" style:family="text">
      <style:text-properties officeooo:rsid="02735980"/>
    </style:style>
    <style:style style:name="T164" style:family="text">
      <style:text-properties officeooo:rsid="02757f12"/>
    </style:style>
    <style:style style:name="T165" style:family="text">
      <style:text-properties officeooo:rsid="0272f9e5"/>
    </style:style>
    <style:style style:name="T166" style:family="text">
      <style:text-properties officeooo:rsid="026ec296"/>
    </style:style>
    <style:style style:name="T167" style:family="text">
      <style:text-properties officeooo:rsid="0268e0aa"/>
    </style:style>
    <style:style style:name="T168" style:family="text">
      <style:text-properties officeooo:rsid="0072f07f"/>
    </style:style>
    <style:style style:name="T16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0" style:family="text">
      <style:text-properties officeooo:rsid="014407b5"/>
    </style:style>
    <style:style style:name="T171" style:family="text">
      <style:text-properties officeooo:rsid="00a59a60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officeooo:rsid="0334a5be"/>
    </style:style>
    <style:style style:name="T178" style:family="text">
      <style:text-properties officeooo:rsid="0315af39"/>
    </style:style>
    <style:style style:name="T179" style:family="text">
      <style:text-properties officeooo:rsid="00a4cf55"/>
    </style:style>
    <style:style style:name="T180" style:family="text"/>
    <style:style style:name="T18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6pt" fo:font-style="normal" fo:text-shadow="none" style:text-underline-style="none" fo:font-weight="normal" style:letter-kerning="true" style:font-name-asian="Arial Unicode MS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ff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0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91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66ffff" draw:textarea-horizontal-align="justify" draw:auto-grow-width="true" fo:min-height="0.427cm" fo:min-width="0.4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solid" draw:stroke-dash="Dashed_20__28_var_29__20_7960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7961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ffff00" draw:textarea-horizontal-align="justify" draw:auto-grow-width="true" fo:min-height="0.427cm" fo:min-width="0.3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ff9900" draw:textarea-horizontal-align="justify" draw:auto-grow-width="true" fo:min-height="0.427cm" fo:min-width="0.3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7962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7963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ff99ff" draw:textarea-horizontal-align="justify" draw:auto-grow-width="true" fo:min-height="0.427cm" fo:min-width="0.3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7966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7967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ff99ff" draw:textarea-horizontal-align="justify" draw:auto-grow-width="true" fo:min-height="0.427cm" fo:min-width="0.3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7968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7969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7970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7971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66ffff" draw:textarea-horizontal-align="justify" draw:auto-grow-width="true" fo:min-height="0.423cm" fo:min-width="0.4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dash" draw:stroke-dash="Fine_20_Dashed" svg:stroke-width="0.019cm" svg:stroke-color="#0000ff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draw:stroke="dash" draw:stroke-dash="Fine_20_Dashed" svg:stroke-width="0.019cm" svg:stroke-color="#cc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Fine_20_Dashed" svg:stroke-width="0.019cm" svg:stroke-color="#0066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99ff99" draw:textarea-horizontal-align="justify" draw:auto-grow-width="true" fo:min-height="0.423cm" fo:min-width="0.4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solid" draw:stroke-dash="Dashed_20__28_var_29__20_7974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7975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99ff99" draw:textarea-horizontal-align="justify" draw:auto-grow-width="true" fo:min-height="0.427cm" fo:min-width="0.46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7976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7977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dddddd" draw:textarea-horizontal-align="justify" draw:auto-grow-width="true" fo:min-height="0.423cm" fo:min-width="0.5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7978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7979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ff9900" draw:textarea-horizontal-align="justify" draw:auto-grow-width="true" fo:min-height="0.423cm" fo:min-width="0.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solid" draw:stroke-dash="Dashed_20__28_var_29__20_6500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6501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6502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6503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6504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6505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6506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6507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6508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6509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6510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6511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6512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6513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6514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6515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6516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6517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6518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6519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6520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6521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6522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6523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6524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6525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6526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6527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6528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6529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none" draw:stroke-dash="Dashed_20__28_var_29__20_6531" svg:stroke-width="0cm" svg:stroke-color="#808080" draw:marker-start="" draw:marker-start-width="0.3cm" draw:marker-start-center="false" draw:marker-end="" draw:marker-end-width="0.3cm" draw:marker-end-center="false" draw:fill="solid" draw:fill-color="#ffffff" draw:textarea-horizontal-align="left" draw:auto-grow-height="true" draw:auto-grow-width="true" fo:min-height="0.492cm" fo:min-width="0.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solid" draw:stroke-dash="Dashed_20__28_var_29__20_6530" svg:stroke-width="0.03cm" svg:stroke-color="#000000" draw:marker-start="" draw:marker-start-width="0.273cm" draw:marker-start-center="false" draw:marker-end="" draw:marker-end-width="0.273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6523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6524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6525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6526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6527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6528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ed_20__28_var_29__20_6531" svg:stroke-width="0cm" svg:stroke-color="#808080" draw:marker-start="" draw:marker-start-width="0.3cm" draw:marker-start-center="false" draw:marker-end="" draw:marker-end-width="0.3cm" draw:marker-end-center="false" draw:fill="solid" draw:fill-color="#ffffff" draw:textarea-horizontal-align="left" draw:auto-grow-height="true" draw:auto-grow-width="true" fo:min-height="0.445cm" fo:min-width="0.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draw:stroke-dash="Dashed_20__28_var_29__20_6531" svg:stroke-width="0cm" svg:stroke-color="#808080" draw:marker-start="" draw:marker-start-width="0.3cm" draw:marker-start-center="false" draw:marker-end="" draw:marker-end-width="0.3cm" draw:marker-end-center="false" draw:fill="solid" draw:fill-color="#ffffff" draw:textarea-horizontal-align="left" draw:auto-grow-height="true" draw:auto-grow-width="true" fo:min-height="0.443cm" fo:min-width="0.6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ffff00" draw:textarea-horizontal-align="justify" draw:auto-grow-width="true" fo:min-height="0.423cm" fo:min-width="0.3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5" style:family="graphic">
      <style:graphic-properties draw:stroke="solid" draw:stroke-dash="Dashed_20__28_var_29__20_7958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7959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7962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7963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dash" draw:stroke-dash="Fine_20_Dashed" svg:stroke-width="0.019cm" svg:stroke-color="#cc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0" style:family="graphic">
      <style:graphic-properties draw:stroke="solid" draw:stroke-dash="Dashed_20__28_var_29__20_7970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7971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dash" draw:stroke-dash="Fine_20_Dashed" svg:stroke-width="0.019cm" svg:stroke-color="#0000ff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3" style:family="graphic">
      <style:graphic-properties draw:stroke="dash" draw:stroke-dash="Fine_20_Dashed" svg:stroke-width="0.019cm" svg:stroke-color="#0000ff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4" style:family="graphic">
      <style:graphic-properties draw:stroke="dash" draw:stroke-dash="Fine_20_Dashed" svg:stroke-width="0.019cm" svg:stroke-color="#0000ff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5" style:family="graphic">
      <style:graphic-properties draw:stroke="dash" draw:stroke-dash="Fine_20_Dashed" svg:stroke-width="0.019cm" svg:stroke-color="#0000ff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6" style:family="graphic">
      <style:graphic-properties draw:stroke="dash" draw:stroke-dash="Fine_20_Dashed" svg:stroke-width="0.019cm" svg:stroke-color="#0000ff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7" style:family="graphic">
      <style:graphic-properties draw:stroke="dash" draw:stroke-dash="Fine_20_Dashed" svg:stroke-width="0.019cm" svg:stroke-color="#cc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8" style:family="graphic">
      <style:graphic-properties draw:stroke="dash" draw:stroke-dash="Fine_20_Dashed" svg:stroke-width="0.019cm" svg:stroke-color="#cc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9" style:family="graphic">
      <style:graphic-properties draw:stroke="dash" draw:stroke-dash="Fine_20_Dashed" svg:stroke-width="0.019cm" svg:stroke-color="#0066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dddddd" draw:textarea-horizontal-align="justify" draw:auto-grow-width="true" fo:min-height="0.427cm" fo:min-width="0.9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1" style:family="graphic">
      <style:graphic-properties draw:stroke="solid" draw:stroke-dash="Dashed_20__28_var_29__20_7978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ed_20__28_var_29__20_7979" svg:stroke-width="0.03cm" svg:stroke-color="#ff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1" style:family="graphic">
      <style:graphic-properties draw:stroke="none" svg:stroke-width="0.019cm" svg:stroke-color="#b3b3b3" draw:marker-start="" draw:marker-start-width="0.258cm" draw:marker-start-center="false" draw:marker-end="" draw:marker-end-width="0.258cm" draw:marker-end-center="false" draw:fill="none" draw:fill-color="#ffffff" draw:textarea-horizontal-align="justify" draw:auto-grow-width="true" fo:min-height="0.425cm" fo:min-width="0.5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5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9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5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6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9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5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6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9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5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6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9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5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6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9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5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6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9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3" style:family="graphic">
      <style:graphic-properties draw:stroke="solid" svg:stroke-width="0.041cm" svg:stroke-color="#1ca2b8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14" style:family="graphic">
      <style:graphic-properties draw:stroke="solid" draw:stroke-dash="Dashed_20__28_var_29__20_7259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5" style:family="graphic">
      <style:graphic-properties draw:stroke="solid" draw:stroke-dash="Dashed_20__28_var_29__20_7260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6" style:family="graphic">
      <style:graphic-properties draw:stroke="solid" draw:stroke-dash="Dashed_20__28_var_29__20_7269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solid" draw:stroke-dash="Dashed_20__28_var_29__20_7270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8" style:family="graphic">
      <style:graphic-properties draw:stroke="solid" draw:stroke-dash="Dashed_20__28_var_29__20_7271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9" style:family="graphic">
      <style:graphic-properties draw:stroke="solid" draw:stroke-dash="Dashed_20__28_var_29__20_7272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0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5cm" fo:min-width="0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1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5cm" fo:min-width="0.2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2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5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3" style:family="graphic">
      <style:graphic-properties draw:stroke="solid" draw:stroke-dash="Dashed_20__28_var_29__20_72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4" style:family="graphic">
      <style:graphic-properties draw:stroke="solid" draw:stroke-dash="Dashed_20__28_var_29__20_72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5" style:family="graphic">
      <style:graphic-properties draw:stroke="solid" draw:stroke-dash="Dashed_20__28_var_29__20_72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6" style:family="graphic">
      <style:graphic-properties draw:stroke="solid" draw:stroke-dash="Dashed_20__28_var_29__20_72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7" style:family="graphic">
      <style:graphic-properties draw:stroke="solid" draw:stroke-dash="Dashed_20__28_var_29__20_72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8" style:family="graphic">
      <style:graphic-properties draw:stroke="solid" draw:stroke-dash="Dashed_20__28_var_29__20_728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3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3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3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3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4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3" style:family="graphic">
      <style:graphic-properties draw:stroke="none" svg:stroke-width="0.019cm" svg:stroke-color="#000000" draw:marker-start="" draw:marker-start-width="0.258cm" draw:marker-start-center="false" draw:marker-end="" draw:marker-end-width="0.258cm" draw:marker-end-center="false" draw:fill="none" draw:fill-color="#ffffff" draw:textarea-horizontal-align="justify" draw:auto-grow-width="true" fo:min-height="0.6cm" fo:min-width="0.8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5" style:family="graphic">
      <style:graphic-properties draw:stroke="solid" svg:stroke-width="0.019cm" svg:stroke-color="#ffffff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7" style:family="graphic">
      <style:graphic-properties draw:stroke="solid" svg:stroke-width="0.019cm" svg:stroke-color="#000000" draw:marker-start="" draw:marker-start-width="0.258cm" draw:marker-start-center="false" draw:marker-end="" draw:marker-end-width="0.258cm" draw:marker-end-center="false" draw:fill="none" draw:fill-color="#99ccff" draw:textarea-horizontal-align="justify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48" style:family="graphic">
      <style:graphic-properties draw:stroke="solid" svg:stroke-width="0.049cm" svg:stroke-color="#ff660d" draw:marker-start="" draw:marker-start-width="0.314cm" draw:marker-start-center="false" draw:marker-end="" draw:marker-end-width="0.314cm" draw:marker-end-center="false" draw:fill="solid" draw:fill-color="#99ccff" draw:textarea-horizontal-align="center" draw:textarea-vertical-align="middle" fo:padding-top="0.15cm" fo:padding-bottom="0.15cm" fo:padding-left="0.273cm" fo:padding-right="0.273cm" draw:shadow="hidden" draw:shadow-offset-x="0.3cm" draw:shadow-offset-y="0.3cm" draw:shadow-color="#808080" style:run-through="foreground"/>
    </style:style>
    <style:style style:name="gr249" style:family="graphic">
      <style:graphic-properties draw:stroke="solid" draw:stroke-dash="Dashed_20__28_var_29__20_72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0" style:family="graphic">
      <style:graphic-properties draw:stroke="solid" draw:stroke-dash="Dashed_20__28_var_29__20_72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1" style:family="graphic">
      <style:graphic-properties draw:stroke="solid" svg:stroke-width="0.03cm" svg:stroke-color="#ff0000" draw:marker-start="" draw:marker-start-width="0.314cm" draw:marker-start-center="false" draw:marker-end="" draw:marker-end-width="0.314cm" draw:marker-end-center="false" draw:fill="none" draw:fill-color="#99ccff" draw:textarea-horizontal-align="justify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52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99ccff" draw:textarea-horizontal-align="center" draw:textarea-vertical-align="middle" fo:padding-top="0.145cm" fo:padding-bottom="0.145cm" fo:padding-left="0.266cm" fo:padding-right="0.266cm" draw:shadow="hidden" draw:shadow-offset-x="0.3cm" draw:shadow-offset-y="0.3cm" draw:shadow-color="#808080" style:run-through="foreground"/>
    </style:style>
    <style:style style:name="gr253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99ccff" draw:textarea-horizontal-align="justify" draw:textarea-vertical-align="middle" draw:auto-grow-height="false" fo:padding-top="0.145cm" fo:padding-bottom="0.145cm" fo:padding-left="0.266cm" fo:padding-right="0.266cm" draw:shadow="hidden" draw:shadow-offset-x="0.3cm" draw:shadow-offset-y="0.3cm" draw:shadow-color="#808080" style:run-through="foreground"/>
    </style:style>
    <style:style style:name="gr254" style:family="graphic">
      <style:graphic-properties draw:stroke="solid" svg:stroke-width="0.041cm" svg:stroke-color="#1ca2b8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5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25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23cm" fo:min-width="0.51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8" style:family="graphic">
      <style:graphic-properties draw:stroke="solid" svg:stroke-width="0.019cm" svg:stroke-color="#ffffff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9" style:family="graphic">
      <style:graphic-properties draw:stroke="solid" svg:stroke-width="0.028cm" svg:stroke-color="#ff3333" draw:marker-start="" draw:marker-start-width="0.272cm" draw:marker-start-center="false" draw:marker-end="" draw:marker-end-width="0.272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6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533cm" fo:min-width="0.65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1" style:family="graphic">
      <style:graphic-properties draw:stroke="solid" svg:stroke-width="0.028cm" svg:stroke-color="#ff3333" draw:marker-start="" draw:marker-start-width="0.272cm" draw:marker-start-center="false" draw:marker-end="" draw:marker-end-width="0.272cm" draw:marker-end-center="false" draw:fill="none" draw:fill-color="#99ccff" draw:textarea-horizontal-align="center" draw:textarea-vertical-align="middle" draw:auto-grow-height="true" fo:min-height="0cm" fo:min-width="0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62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.028cm" svg:stroke-color="#ff3333" draw:marker-start="" draw:marker-start-width="0.272cm" draw:marker-start-center="false" draw:marker-end="" draw:marker-end-width="0.272cm" draw:marker-end-center="false" svg:stroke-opacity="100%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6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51cm" fo:min-width="0.6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5" style:family="graphic">
      <style:graphic-properties draw:stroke="solid" svg:stroke-width="0.041cm" svg:stroke-color="#9d0f89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6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51cm" fo:min-width="0.3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51cm" fo:min-width="0.6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8" style:family="graphic">
      <style:graphic-properties draw:stroke="solid" svg:stroke-width="0.041cm" svg:stroke-color="#d3802c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6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2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58cm" fo:min-width="0.7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1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25cm" fo:min-width="0.5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579cm" fo:min-width="0.7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2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5" style:family="graphic">
      <style:graphic-properties draw:stroke="solid" draw:stroke-dash="Dashed_20__28_var_29__20_6532" svg:stroke-width="0.03cm" svg:stroke-color="#ff0000" draw:marker-start-width="0.273cm" draw:marker-start-center="false" draw:marker-end-width="0.273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76" style:family="graphic">
      <style:graphic-properties draw:stroke="solid" draw:stroke-dash="Dashed_20__28_var_29__20_6533" svg:stroke-width="0.03cm" svg:stroke-color="#ff0000" draw:marker-start-width="0.273cm" draw:marker-start-center="false" draw:marker-end-width="0.273cm" draw:marker-end-center="false" draw:fill="none" draw:fill-color="#99ccff" draw:textarea-horizontal-align="justify" draw:textarea-vertical-align="middle" draw:auto-grow-height="false" fo:min-height="0.09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77" style:family="graphic">
      <style:graphic-properties draw:stroke="solid" draw:stroke-dash="Dashed_20__28_var_29__20_6534" svg:stroke-width="0.03cm" svg:stroke-color="#ff0000" draw:marker-start-width="0.273cm" draw:marker-start-center="false" draw:marker-end-width="0.273cm" draw:marker-end-center="false" draw:fill="none" draw:fill-color="#99ccff" draw:textarea-vertical-align="middle" draw:auto-grow-height="false" fo:min-height="0.242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78" style:family="graphic">
      <style:graphic-properties draw:stroke="solid" draw:stroke-dash="Dashed_20__28_var_29__20_6535" svg:stroke-width="0.03cm" svg:stroke-color="#ff0000" draw:marker-start-width="0.273cm" draw:marker-start-center="false" draw:marker-end-width="0.273cm" draw:marker-end-center="false" draw:fill="none" draw:fill-color="#ffff00" draw:textarea-vertical-align="middle" draw:auto-grow-height="false" fo:min-height="4.166cm" fo:min-width="3.921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79" style:family="graphic">
      <style:graphic-properties draw:stroke="solid" draw:stroke-dash="Dashed_20__28_var_29__20_6536" svg:stroke-width="0.03cm" svg:stroke-color="#ff0000" draw:marker-start-width="0.273cm" draw:marker-start-center="false" draw:marker-end-width="0.273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0" style:family="graphic">
      <style:graphic-properties draw:stroke="solid" draw:stroke-dash="Dashed_20__28_var_29__20_6537" svg:stroke-width="0.03cm" svg:stroke-color="#ff0000" draw:marker-start-width="0.273cm" draw:marker-start-center="false" draw:marker-end-width="0.273cm" draw:marker-end-center="false" draw:fill="none" draw:fill-color="#99ccff" draw:textarea-vertical-align="middle" draw:auto-grow-height="false" fo:min-height="0.767cm" fo:min-width="0.52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1" style:family="graphic">
      <style:graphic-properties draw:stroke="solid" draw:stroke-dash="Dashed_20__28_var_29__20_6538" svg:stroke-width="0.03cm" svg:stroke-color="#ff0000" draw:marker-start-width="0.273cm" draw:marker-start-center="false" draw:marker-end-width="0.273cm" draw:marker-end-center="false" draw:fill="solid" draw:fill-color="#000000" draw:textarea-vertical-align="middle" draw:auto-grow-height="false" fo:min-height="0.243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2" style:family="graphic">
      <style:graphic-properties draw:stroke="solid" draw:stroke-dash="Dashed_20__28_var_29__20_6539" svg:stroke-width="0.03cm" svg:stroke-color="#ff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3" style:family="graphic">
      <style:graphic-properties draw:stroke="solid" draw:stroke-dash="Dashed_20__28_var_29__20_6540" svg:stroke-width="0.03cm" svg:stroke-color="#ff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4" style:family="graphic">
      <style:graphic-properties draw:stroke="solid" draw:stroke-dash="Dashed_20__28_var_29__20_6541" svg:stroke-width="0.03cm" svg:stroke-color="#ff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5" style:family="graphic">
      <style:graphic-properties draw:stroke="solid" draw:stroke-dash="Dashed_20__28_var_29__20_6542" svg:stroke-width="0.03cm" svg:stroke-color="#ff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6" style:family="graphic">
      <style:graphic-properties draw:stroke="solid" draw:stroke-dash="Dashed_20__28_var_29__20_6543" svg:stroke-width="0.03cm" svg:stroke-color="#ff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7" style:family="graphic">
      <style:graphic-properties draw:stroke="solid" draw:stroke-dash="Dashed_20__28_var_29__20_6544" svg:stroke-width="0.03cm" svg:stroke-color="#ff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8" style:family="graphic">
      <style:graphic-properties draw:stroke="solid" draw:stroke-dash="Dashed_20__28_var_29__20_6545" svg:stroke-width="0.03cm" svg:stroke-color="#ff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9" style:family="graphic">
      <style:graphic-properties draw:stroke="solid" draw:stroke-dash="Dashed_20__28_var_29__20_6546" svg:stroke-width="0.03cm" svg:stroke-color="#ff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90" style:family="graphic">
      <style:graphic-properties draw:stroke="none" svg:stroke-width="0.019cm" svg:stroke-color="#b3b3b3" draw:marker-start="" draw:marker-start-width="0.258cm" draw:marker-start-center="false" draw:marker-end="" draw:marker-end-width="0.258cm" draw:marker-end-center="false" draw:fill="none" draw:fill-color="#ffffff" draw:textarea-horizontal-align="justify" draw:auto-grow-width="true" fo:min-height="0.423cm" fo:min-width="0.5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2" style:family="graphic">
      <style:graphic-properties draw:stroke="solid" svg:stroke-width="0.041cm" svg:stroke-color="#1ca2b8" draw:marker-start="" draw:marker-start-width="0.183cm" draw:marker-start-center="false" draw:marker-end="" draw:marker-end-width="0.183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93" style:family="graphic">
      <style:graphic-properties draw:stroke="solid" draw:stroke-dash="Dashed_20__28_var_29__20_7263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4" style:family="graphic">
      <style:graphic-properties draw:stroke="solid" draw:stroke-dash="Dashed_20__28_var_29__20_7264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5" style:family="graphic">
      <style:graphic-properties draw:stroke="solid" draw:stroke-dash="Dashed_20__28_var_29__20_7277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6" style:family="graphic">
      <style:graphic-properties draw:stroke="solid" draw:stroke-dash="Dashed_20__28_var_29__20_7278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7" style:family="graphic">
      <style:graphic-properties draw:stroke="solid" draw:stroke-dash="Dashed_20__28_var_29__20_7279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8" style:family="graphic">
      <style:graphic-properties draw:stroke="solid" draw:stroke-dash="Dashed_20__28_var_29__20_7280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9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3cm" fo:min-width="0.2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0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5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1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3cm" fo:min-width="0.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2" style:family="graphic">
      <style:graphic-properties draw:stroke="solid" draw:stroke-dash="Dashed_20__28_var_29__20_72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3" style:family="graphic">
      <style:graphic-properties draw:stroke="solid" draw:stroke-dash="Dashed_20__28_var_29__20_72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4" style:family="graphic">
      <style:graphic-properties draw:stroke="solid" draw:stroke-dash="Dashed_20__28_var_29__20_72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5" style:family="graphic">
      <style:graphic-properties draw:stroke="solid" draw:stroke-dash="Dashed_20__28_var_29__20_72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6" style:family="graphic">
      <style:graphic-properties draw:stroke="solid" draw:stroke-dash="Dashed_20__28_var_29__20_72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7" style:family="graphic">
      <style:graphic-properties draw:stroke="solid" draw:stroke-dash="Dashed_20__28_var_29__20_72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1" style:family="graphic">
      <style:graphic-properties draw:stroke="none" svg:stroke-width="0.019cm" svg:stroke-color="#b3b3b3" draw:marker-start="" draw:marker-start-width="0.258cm" draw:marker-start-center="false" draw:marker-end="" draw:marker-end-width="0.258cm" draw:marker-end-center="false" draw:fill="none" draw:fill-color="#ffffff" draw:textarea-horizontal-align="justify" draw:auto-grow-width="true" fo:min-height="0.425cm" fo:min-width="0.5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2" style:family="graphic">
      <style:graphic-properties draw:stroke="solid" draw:stroke-dash="Dashed_20__28_var_29__20_7261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3" style:family="graphic">
      <style:graphic-properties draw:stroke="solid" draw:stroke-dash="Dashed_20__28_var_29__20_7262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4" style:family="graphic">
      <style:graphic-properties draw:stroke="solid" draw:stroke-dash="Dashed_20__28_var_29__20_7273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5" style:family="graphic">
      <style:graphic-properties draw:stroke="solid" draw:stroke-dash="Dashed_20__28_var_29__20_7274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6" style:family="graphic">
      <style:graphic-properties draw:stroke="solid" draw:stroke-dash="Dashed_20__28_var_29__20_7275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7" style:family="graphic">
      <style:graphic-properties draw:stroke="solid" draw:stroke-dash="Dashed_20__28_var_29__20_7276" svg:stroke-width="0.019cm" svg:stroke-color="#b3b3b3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8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3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9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3cm" fo:min-width="0.2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0" style:family="graphic">
      <style:graphic-properties draw:stroke="solid" draw:stroke-dash="Dashed_20__28_var_29__20_72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1" style:family="graphic">
      <style:graphic-properties draw:stroke="solid" draw:stroke-dash="Dashed_20__28_var_29__20_72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2" style:family="graphic">
      <style:graphic-properties draw:stroke="solid" draw:stroke-dash="Dashed_20__28_var_29__20_72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3" style:family="graphic">
      <style:graphic-properties draw:stroke="solid" draw:stroke-dash="Dashed_20__28_var_29__20_72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4" style:family="graphic">
      <style:graphic-properties draw:stroke="solid" draw:stroke-dash="Dashed_20__28_var_29__20_72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5" style:family="graphic">
      <style:graphic-properties draw:stroke="solid" draw:stroke-dash="Dashed_20__28_var_29__20_72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6" style:family="graphic">
      <style:graphic-properties draw:stroke="none" svg:stroke-width="0.019cm" svg:stroke-color="#b3b3b3" draw:marker-start="" draw:marker-start-width="0.258cm" draw:marker-start-center="false" draw:marker-end="" draw:marker-end-width="0.258cm" draw:marker-end-center="false" draw:fill="none" draw:fill-color="#ffffff" draw:textarea-horizontal-align="justify" draw:auto-grow-width="true" fo:min-height="0.425cm" fo:min-width="0.5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7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5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8" style:family="graphic">
      <style:graphic-properties draw:stroke="solid" draw:stroke-dash="Dashed_20__28_var_29__20_723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9" style:family="graphic">
      <style:graphic-properties draw:stroke="solid" draw:stroke-dash="Dashed_20__28_var_29__20_72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0" style:family="graphic">
      <style:graphic-properties draw:stroke="solid" draw:stroke-dash="Dashed_20__28_var_29__20_72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1" style:family="graphic">
      <style:graphic-properties draw:stroke="solid" draw:stroke-dash="Dashed_20__28_var_29__20_72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2" style:family="graphic">
      <style:graphic-properties draw:stroke="solid" draw:stroke-dash="Dashed_20__28_var_29__20_72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3" style:family="graphic">
      <style:graphic-properties draw:stroke="solid" draw:stroke-dash="Dashed_20__28_var_29__20_72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4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7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5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425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2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4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5" style:family="graphic">
      <style:graphic-properties draw:stroke="solid" draw:stroke-dash="Dashed_20__28_var_29__20_6500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6" style:family="graphic">
      <style:graphic-properties draw:stroke="solid" draw:stroke-dash="Dashed_20__28_var_29__20_6501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7" style:family="graphic">
      <style:graphic-properties draw:stroke="solid" draw:stroke-dash="Dashed_20__28_var_29__20_6502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8" style:family="graphic">
      <style:graphic-properties draw:stroke="solid" draw:stroke-dash="Dashed_20__28_var_29__20_6503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9" style:family="graphic">
      <style:graphic-properties draw:stroke="solid" draw:stroke-dash="Dashed_20__28_var_29__20_6504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0" style:family="graphic">
      <style:graphic-properties draw:stroke="solid" draw:stroke-dash="Dashed_20__28_var_29__20_6505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1" style:family="graphic">
      <style:graphic-properties draw:stroke="solid" draw:stroke-dash="Dashed_20__28_var_29__20_6506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2" style:family="graphic">
      <style:graphic-properties draw:stroke="solid" draw:stroke-dash="Dashed_20__28_var_29__20_6507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3" style:family="graphic">
      <style:graphic-properties draw:stroke="solid" draw:stroke-dash="Dashed_20__28_var_29__20_6508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4" style:family="graphic">
      <style:graphic-properties draw:stroke="solid" draw:stroke-dash="Dashed_20__28_var_29__20_6509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5" style:family="graphic">
      <style:graphic-properties draw:stroke="solid" draw:stroke-dash="Dashed_20__28_var_29__20_6510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6" style:family="graphic">
      <style:graphic-properties draw:stroke="solid" draw:stroke-dash="Dashed_20__28_var_29__20_6511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7" style:family="graphic">
      <style:graphic-properties draw:stroke="solid" draw:stroke-dash="Dashed_20__28_var_29__20_6512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8" style:family="graphic">
      <style:graphic-properties draw:stroke="solid" draw:stroke-dash="Dashed_20__28_var_29__20_6513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9" style:family="graphic">
      <style:graphic-properties draw:stroke="solid" draw:stroke-dash="Dashed_20__28_var_29__20_6514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0" style:family="graphic">
      <style:graphic-properties draw:stroke="solid" draw:stroke-dash="Dashed_20__28_var_29__20_6515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1" style:family="graphic">
      <style:graphic-properties draw:stroke="solid" draw:stroke-dash="Dashed_20__28_var_29__20_6516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2" style:family="graphic">
      <style:graphic-properties draw:stroke="solid" draw:stroke-dash="Dashed_20__28_var_29__20_6517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3" style:family="graphic">
      <style:graphic-properties draw:stroke="solid" draw:stroke-dash="Dashed_20__28_var_29__20_6518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4" style:family="graphic">
      <style:graphic-properties draw:stroke="solid" draw:stroke-dash="Dashed_20__28_var_29__20_6519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5" style:family="graphic">
      <style:graphic-properties draw:stroke="solid" draw:stroke-dash="Dashed_20__28_var_29__20_6520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6" style:family="graphic">
      <style:graphic-properties draw:stroke="solid" draw:stroke-dash="Dashed_20__28_var_29__20_6521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7" style:family="graphic">
      <style:graphic-properties draw:stroke="solid" draw:stroke-dash="Dashed_20__28_var_29__20_6522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8" style:family="graphic">
      <style:graphic-properties draw:stroke="solid" draw:stroke-dash="Dashed_20__28_var_29__20_6523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9" style:family="graphic">
      <style:graphic-properties draw:stroke="solid" draw:stroke-dash="Dashed_20__28_var_29__20_6524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0" style:family="graphic">
      <style:graphic-properties draw:stroke="solid" draw:stroke-dash="Dashed_20__28_var_29__20_6525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1" style:family="graphic">
      <style:graphic-properties draw:stroke="solid" draw:stroke-dash="Dashed_20__28_var_29__20_6526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2" style:family="graphic">
      <style:graphic-properties draw:stroke="solid" draw:stroke-dash="Dashed_20__28_var_29__20_6527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3" style:family="graphic">
      <style:graphic-properties draw:stroke="solid" draw:stroke-dash="Dashed_20__28_var_29__20_6528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4" style:family="graphic">
      <style:graphic-properties draw:stroke="solid" draw:stroke-dash="Dashed_20__28_var_29__20_6529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5" style:family="graphic">
      <style:graphic-properties draw:stroke="solid" draw:stroke-dash="Dashed_20__28_var_29__20_6530" svg:stroke-width="0.03cm" svg:stroke-color="#000000" draw:marker-start-width="0.273cm" draw:marker-start-center="false" draw:marker-end-width="0.273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76" style:family="graphic">
      <style:graphic-properties draw:stroke="none" draw:stroke-dash="Dashed_20__28_var_29__20_6531" svg:stroke-width="0cm" svg:stroke-color="#808080" draw:marker-start-width="0.3cm" draw:marker-start-center="false" draw:marker-end-width="0.3cm" draw:marker-end-center="false" draw:fill="solid" draw:fill-color="#ffffff" draw:textarea-horizontal-align="left" draw:auto-grow-height="true" draw:auto-grow-width="true" fo:min-height="0.524cm" fo:min-width="0.6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7" style:family="graphic">
      <style:graphic-properties draw:stroke="solid" draw:stroke-dash="Dashed_20__28_var_29__20_6532" svg:stroke-width="0.03cm" svg:stroke-color="#000000" draw:marker-start-width="0.273cm" draw:marker-start-center="false" draw:marker-end-width="0.273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78" style:family="graphic">
      <style:graphic-properties draw:stroke="solid" draw:stroke-dash="Dashed_20__28_var_29__20_6533" svg:stroke-width="0.03cm" svg:stroke-color="#000000" draw:marker-start-width="0.273cm" draw:marker-start-center="false" draw:marker-end-width="0.273cm" draw:marker-end-center="false" draw:fill="none" draw:fill-color="#99ccff" draw:textarea-horizontal-align="justify" draw:textarea-vertical-align="middle" draw:auto-grow-height="false" fo:min-height="0.09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79" style:family="graphic">
      <style:graphic-properties draw:stroke="solid" draw:stroke-dash="Dashed_20__28_var_29__20_6534" svg:stroke-width="0.03cm" svg:stroke-color="#000000" draw:marker-start-width="0.273cm" draw:marker-start-center="false" draw:marker-end-width="0.273cm" draw:marker-end-center="false" draw:fill="none" draw:fill-color="#99ccff" draw:textarea-vertical-align="middle" draw:auto-grow-height="false" fo:min-height="0.242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0" style:family="graphic">
      <style:graphic-properties draw:stroke="solid" draw:stroke-dash="Dashed_20__28_var_29__20_6535" svg:stroke-width="0.03cm" svg:stroke-color="#000000" draw:marker-start-width="0.273cm" draw:marker-start-center="false" draw:marker-end-width="0.273cm" draw:marker-end-center="false" draw:fill="none" draw:fill-color="#99ccff" draw:textarea-vertical-align="middle" draw:auto-grow-height="false" fo:min-height="4.18cm" fo:min-width="3.935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1" style:family="graphic">
      <style:graphic-properties draw:stroke="solid" draw:stroke-dash="Dashed_20__28_var_29__20_6536" svg:stroke-width="0.03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2" style:family="graphic">
      <style:graphic-properties draw:stroke="solid" draw:stroke-dash="Dashed_20__28_var_29__20_6537" svg:stroke-width="0.03cm" svg:stroke-color="#000000" draw:marker-start-width="0.273cm" draw:marker-start-center="false" draw:marker-end-width="0.273cm" draw:marker-end-center="false" draw:fill="none" draw:fill-color="#99ccff" draw:textarea-vertical-align="middle" draw:auto-grow-height="false" fo:min-height="0.771cm" fo:min-width="0.52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3" style:family="graphic">
      <style:graphic-properties draw:stroke="solid" draw:stroke-dash="Dashed_20__28_var_29__20_6538" svg:stroke-width="0.03cm" svg:stroke-color="#000000" draw:marker-start-width="0.273cm" draw:marker-start-center="false" draw:marker-end-width="0.273cm" draw:marker-end-center="false" draw:fill="solid" draw:fill-color="#000000" draw:textarea-vertical-align="middle" draw:auto-grow-height="false" fo:min-height="0.245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4" style:family="graphic">
      <style:graphic-properties draw:stroke="solid" draw:stroke-dash="Dashed_20__28_var_29__20_6539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5" style:family="graphic">
      <style:graphic-properties draw:stroke="solid" draw:stroke-dash="Dashed_20__28_var_29__20_6540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6" style:family="graphic">
      <style:graphic-properties draw:stroke="solid" draw:stroke-dash="Dashed_20__28_var_29__20_6541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7" style:family="graphic">
      <style:graphic-properties draw:stroke="solid" draw:stroke-dash="Dashed_20__28_var_29__20_6542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8" style:family="graphic">
      <style:graphic-properties draw:stroke="solid" draw:stroke-dash="Dashed_20__28_var_29__20_6543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9" style:family="graphic">
      <style:graphic-properties draw:stroke="solid" draw:stroke-dash="Dashed_20__28_var_29__20_6544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90" style:family="graphic">
      <style:graphic-properties draw:stroke="solid" draw:stroke-dash="Dashed_20__28_var_29__20_6545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91" style:family="graphic">
      <style:graphic-properties draw:stroke="solid" draw:stroke-dash="Dashed_20__28_var_29__20_6546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9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93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9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95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7" draw:name="Shape3_0" draw:style-name="gr392" draw:text-style-name="P136" svg:x1="9.188cm" svg:y1="1.311cm" svg:x2="21.997cm" svg:y2="1.311cm">
        <text:p/>
      </draw:line>
      <draw:frame text:anchor-type="page" text:anchor-page-number="2" draw:z-index="6" draw:name="Shape2_0" draw:style-name="gr393" draw:text-style-name="P160" svg:width="3.918cm" svg:height="1.031cm" draw:transform="rotate (0.0876155284501153) translate (0.137583333333333cm 0.342194444444444cm)">
        <draw:text-box>
          <text:p text:style-name="P136"><text:span text:style-name="T191">Fiche supplémentaire</text:span></text:p>
        </draw:text-box>
      </draw:frame>
      <draw:frame text:anchor-type="page" text:anchor-page-number="1" draw:z-index="5" draw:name="Shape2_1" draw:style-name="gr393" draw:text-style-name="P160" svg:width="3.918cm" svg:height="1.031cm" draw:transform="rotate (0.0876155284501153) translate (0.137583333333333cm 0.342194444444444cm)">
        <draw:text-box>
          <text:p text:style-name="P136"><text:span text:style-name="T191">Fiche supplémentaire</text:span></text:p>
        </draw:text-box>
      </draw:frame>
      <draw:frame text:anchor-type="page" text:anchor-page-number="1" draw:z-index="4" draw:name="Shape2_3" draw:style-name="gr394" draw:text-style-name="P152" svg:width="2.701cm" svg:height="0.715cm" draw:transform="rotate (0.0876155284501153) translate (1.28411111111111cm 1.28940277777778cm)">
        <draw:text-box>
          <text:p text:style-name="P136"><text:span text:style-name="T189">Série 3</text:span></text:p>
        </draw:text-box>
      </draw:frame>
      <draw:line text:anchor-type="page" text:anchor-page-number="1" draw:z-index="3" draw:name="Shape3_2" draw:style-name="gr392" draw:text-style-name="P136" svg:x1="9.188cm" svg:y1="1.311cm" svg:x2="21.997cm" svg:y2="1.311cm">
        <text:p/>
      </draw:line>
      <draw:path text:anchor-type="page" text:anchor-page-number="1" draw:z-index="2" draw:name="Shape1_4" draw:style-name="gr395" draw:text-style-name="P154" svg:width="4.329cm" svg:height="2.24cm" svg:x="0cm" svg:y="0.02cm" svg:viewBox="0 0 4330 2241" svg:d="M0 2241l3984-288c209-15 363-168 345-342l-170-1611h-4159z">
        <text:p/>
      </draw:path>
      <draw:frame text:anchor-type="page" text:anchor-page-number="2" draw:z-index="1" draw:name="Shape2_4" draw:style-name="gr394" draw:text-style-name="P152" svg:width="2.701cm" svg:height="0.715cm" draw:transform="rotate (0.0876155284501153) translate (1.13594444444444cm 1.38288888888889cm)">
        <draw:text-box>
          <text:p text:style-name="P136"><text:span text:style-name="T189">Série 3</text:span></text:p>
        </draw:text-box>
      </draw:frame>
      <draw:path text:anchor-type="page" text:anchor-page-number="2" draw:z-index="0" draw:name="Shape1" draw:style-name="gr395" draw:text-style-name="P154" svg:width="4.329cm" svg:height="2.24cm" svg:x="0cm" svg:y="0.02cm" svg:viewBox="0 0 4330 2241" svg:d="M0 2241l3984-288c209-15 363-168 345-342l-170-1611h-4159z">
        <text:p/>
      </draw:path>
      <text:list xml:id="list830650487" text:style-name="_5f_Numérotation_20_des_20_exercices">
        <text:list-item text:start-value="1">
          <text:h text:style-name="P111" text:outline-level="1" text:restart-numbering="true" text:start-value="1"><text:span text:style-name="_5f_Caractères_5f_gras">Construction sur papier pointé</text:span></text:h>
        </text:list-item>
      </text:list>
      <text:h text:style-name="_5f_Paragraphe" text:outline-level="1"><text:span text:style-name="_5f_Caractères">Sur chaque figure ci-dessous, construis les symé­triques des points par rapport à la droite (d).</text:span></text:h>
      <text:section text:style-name="Sect1" text:name="Section6">
        <text:list xml:id="list232112785970079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/></text:p>
              </text:list-item>
            </text:list>
          </text:list-item>
        </text:list>
        <text:h text:style-name="_5f_Paragraphe" text:outline-level="1"><draw:g text:anchor-type="paragraph" draw:z-index="199" draw:name="Forme1" draw:style-name="gr241"><draw:g draw:name="Shape49" draw:style-name="gr3"><draw:frame draw:style-name="gr326" draw:text-style-name="P130" svg:width="1.004cm" svg:height="0.676cm" svg:x="1.513cm" svg:y="0.019cm"><draw:text-box><text:p text:style-name="P123"><text:span text:style-name="T181">(d)</text:span></text:p></draw:text-box></draw:frame><draw:frame draw:style-name="gr327" draw:text-style-name="P130" svg:width="0.747cm" svg:height="0.676cm" svg:x="2.314cm" svg:y="0.429cm"><draw:text-box><text:p text:style-name="P123"><text:span text:style-name="T181">A</text:span></text:p></draw:text-box></draw:frame><draw:ellipse draw:style-name="gr291" draw:text-style-name="P131" svg:width="0.04cm" svg:height="0.043cm" svg:x="1.355cm" svg:y="0cm"><text:p/></draw:ellipse><draw:circle draw:style-name="gr291" draw:text-style-name="P131" svg:width="0.041cm" svg:height="0.043cm" svg:x="1.716cm" svg:y="0.397cm"><text:p/></draw:circle><draw:circle draw:style-name="gr291" draw:text-style-name="P131" svg:width="0.041cm" svg:height="0.043cm" svg:x="1.716cm" svg:y="0cm"><text:p/></draw:circle><draw:ellipse draw:style-name="gr291" draw:text-style-name="P131" svg:width="0.04cm" svg:height="0.043cm" svg:x="1.355cm" svg:y="0.397cm"><text:p/></draw:ellipse><draw:ellipse draw:style-name="gr291" draw:text-style-name="P131" svg:width="0.04cm" svg:height="0.045cm" svg:x="1.355cm" svg:y="0.801cm"><text:p/></draw:ellipse><draw:circle draw:style-name="gr291" draw:text-style-name="P131" svg:width="0.041cm" svg:height="0.043cm" svg:x="1.716cm" svg:y="1.199cm"><text:p/></draw:circle><draw:ellipse draw:style-name="gr291" draw:text-style-name="P131" svg:width="0.041cm" svg:height="0.045cm" svg:x="1.716cm" svg:y="0.801cm"><text:p/></draw:ellipse><draw:ellipse draw:style-name="gr291" draw:text-style-name="P131" svg:width="0.04cm" svg:height="0.043cm" svg:x="1.355cm" svg:y="1.199cm"><text:p/></draw:ellipse><draw:ellipse draw:style-name="gr291" draw:text-style-name="P131" svg:width="0.04cm" svg:height="0.047cm" svg:x="1.355cm" svg:y="1.596cm"><text:p/></draw:ellipse><draw:ellipse draw:style-name="gr291" draw:text-style-name="P131" svg:width="0.041cm" svg:height="0.047cm" svg:x="1.716cm" svg:y="1.997cm"><text:p/></draw:ellipse><draw:ellipse draw:style-name="gr291" draw:text-style-name="P131" svg:width="0.041cm" svg:height="0.047cm" svg:x="1.716cm" svg:y="1.596cm"><text:p/></draw:ellipse><draw:ellipse draw:style-name="gr291" draw:text-style-name="P131" svg:width="0.04cm" svg:height="0.047cm" svg:x="1.355cm" svg:y="1.997cm"><text:p/></draw:ellipse><draw:ellipse draw:style-name="gr291" draw:text-style-name="P131" svg:width="0.04cm" svg:height="0.045cm" svg:x="1.355cm" svg:y="2.397cm"><text:p/></draw:ellipse><draw:circle draw:style-name="gr291" draw:text-style-name="P131" svg:width="0.041cm" svg:height="0.043cm" svg:x="1.716cm" svg:y="2.798cm"><text:p/></draw:circle><draw:ellipse draw:style-name="gr291" draw:text-style-name="P131" svg:width="0.041cm" svg:height="0.045cm" svg:x="1.716cm" svg:y="2.397cm"><text:p/></draw:ellipse><draw:ellipse draw:style-name="gr291" draw:text-style-name="P131" svg:width="0.04cm" svg:height="0.043cm" svg:x="1.355cm" svg:y="2.798cm"><text:p/></draw:ellipse><draw:circle draw:style-name="gr291" draw:text-style-name="P131" svg:width="0.043cm" svg:height="0.043cm" svg:x="2.083cm" svg:y="0cm"><text:p/></draw:circle><draw:circle draw:style-name="gr291" draw:text-style-name="P131" svg:width="0.041cm" svg:height="0.043cm" svg:x="2.452cm" svg:y="0.397cm"><text:p/></draw:circle><draw:circle draw:style-name="gr291" draw:text-style-name="P131" svg:width="0.041cm" svg:height="0.043cm" svg:x="2.452cm" svg:y="0cm"><text:p/></draw:circle><draw:circle draw:style-name="gr291" draw:text-style-name="P131" svg:width="0.043cm" svg:height="0.043cm" svg:x="2.083cm" svg:y="0.397cm"><text:p/></draw:circle><draw:ellipse draw:style-name="gr291" draw:text-style-name="P131" svg:width="0.043cm" svg:height="0.045cm" svg:x="2.083cm" svg:y="0.801cm"><text:p/></draw:ellipse><draw:circle draw:style-name="gr291" draw:text-style-name="P131" svg:width="0.041cm" svg:height="0.043cm" svg:x="2.452cm" svg:y="1.199cm"><text:p/></draw:circle><draw:ellipse draw:style-name="gr291" draw:text-style-name="P131" svg:width="0.041cm" svg:height="0.045cm" svg:x="2.452cm" svg:y="0.801cm"><text:p/></draw:ellipse><draw:circle draw:style-name="gr291" draw:text-style-name="P131" svg:width="0.043cm" svg:height="0.043cm" svg:x="2.083cm" svg:y="1.199cm"><text:p/></draw:circle><draw:ellipse draw:style-name="gr291" draw:text-style-name="P131" svg:width="0.043cm" svg:height="0.047cm" svg:x="2.083cm" svg:y="1.596cm"><text:p/></draw:ellipse><draw:ellipse draw:style-name="gr291" draw:text-style-name="P131" svg:width="0.041cm" svg:height="0.047cm" svg:x="2.452cm" svg:y="1.997cm"><text:p/></draw:ellipse><draw:ellipse draw:style-name="gr291" draw:text-style-name="P131" svg:width="0.041cm" svg:height="0.047cm" svg:x="2.452cm" svg:y="1.596cm"><text:p/></draw:ellipse><draw:ellipse draw:style-name="gr291" draw:text-style-name="P131" svg:width="0.043cm" svg:height="0.047cm" svg:x="2.083cm" svg:y="1.997cm"><text:p/></draw:ellipse><draw:ellipse draw:style-name="gr291" draw:text-style-name="P131" svg:width="0.043cm" svg:height="0.045cm" svg:x="2.083cm" svg:y="2.397cm"><text:p/></draw:ellipse><draw:circle draw:style-name="gr291" draw:text-style-name="P131" svg:width="0.041cm" svg:height="0.043cm" svg:x="2.452cm" svg:y="2.798cm"><text:p/></draw:circle><draw:ellipse draw:style-name="gr291" draw:text-style-name="P131" svg:width="0.041cm" svg:height="0.045cm" svg:x="2.452cm" svg:y="2.397cm"><text:p/></draw:ellipse><draw:circle draw:style-name="gr291" draw:text-style-name="P131" svg:width="0.043cm" svg:height="0.043cm" svg:x="2.083cm" svg:y="2.798cm"><text:p/></draw:circle><draw:circle draw:style-name="gr291" draw:text-style-name="P131" svg:width="0.041cm" svg:height="0.043cm" svg:x="2.817cm" svg:y="0cm"><text:p/></draw:circle><draw:ellipse draw:style-name="gr291" draw:text-style-name="P131" svg:width="0.04cm" svg:height="0.043cm" svg:x="3.186cm" svg:y="0.397cm"><text:p/></draw:ellipse><draw:ellipse draw:style-name="gr291" draw:text-style-name="P131" svg:width="0.04cm" svg:height="0.043cm" svg:x="3.186cm" svg:y="0cm"><text:p/></draw:ellipse><draw:circle draw:style-name="gr291" draw:text-style-name="P131" svg:width="0.041cm" svg:height="0.043cm" svg:x="2.817cm" svg:y="0.397cm"><text:p/></draw:circle><draw:ellipse draw:style-name="gr291" draw:text-style-name="P131" svg:width="0.041cm" svg:height="0.045cm" svg:x="2.817cm" svg:y="0.801cm"><text:p/></draw:ellipse><draw:ellipse draw:style-name="gr291" draw:text-style-name="P131" svg:width="0.04cm" svg:height="0.043cm" svg:x="3.186cm" svg:y="1.199cm"><text:p/></draw:ellipse><draw:ellipse draw:style-name="gr291" draw:text-style-name="P131" svg:width="0.04cm" svg:height="0.045cm" svg:x="3.186cm" svg:y="0.801cm"><text:p/></draw:ellipse><draw:circle draw:style-name="gr291" draw:text-style-name="P131" svg:width="0.041cm" svg:height="0.043cm" svg:x="2.817cm" svg:y="1.199cm"><text:p/></draw:circle><draw:ellipse draw:style-name="gr291" draw:text-style-name="P131" svg:width="0.041cm" svg:height="0.047cm" svg:x="2.817cm" svg:y="1.596cm"><text:p/></draw:ellipse><draw:ellipse draw:style-name="gr291" draw:text-style-name="P131" svg:width="0.04cm" svg:height="0.047cm" svg:x="3.186cm" svg:y="1.997cm"><text:p/></draw:ellipse><draw:ellipse draw:style-name="gr291" draw:text-style-name="P131" svg:width="0.04cm" svg:height="0.047cm" svg:x="3.186cm" svg:y="1.596cm"><text:p/></draw:ellipse><draw:ellipse draw:style-name="gr291" draw:text-style-name="P131" svg:width="0.041cm" svg:height="0.047cm" svg:x="2.817cm" svg:y="1.997cm"><text:p/></draw:ellipse><draw:ellipse draw:style-name="gr291" draw:text-style-name="P131" svg:width="0.041cm" svg:height="0.045cm" svg:x="2.817cm" svg:y="2.397cm"><text:p/></draw:ellipse><draw:ellipse draw:style-name="gr291" draw:text-style-name="P131" svg:width="0.04cm" svg:height="0.043cm" svg:x="3.186cm" svg:y="2.798cm"><text:p/></draw:ellipse><draw:ellipse draw:style-name="gr291" draw:text-style-name="P131" svg:width="0.04cm" svg:height="0.045cm" svg:x="3.186cm" svg:y="2.397cm"><text:p/></draw:ellipse><draw:circle draw:style-name="gr291" draw:text-style-name="P131" svg:width="0.041cm" svg:height="0.043cm" svg:x="2.817cm" svg:y="2.798cm"><text:p/></draw:circle><draw:ellipse draw:style-name="gr291" draw:text-style-name="P131" svg:width="0.038cm" svg:height="0.043cm" svg:x="0.254cm" svg:y="0.397cm"><text:p/></draw:ellipse><draw:ellipse draw:style-name="gr291" draw:text-style-name="P131" svg:width="0.038cm" svg:height="0.043cm" svg:x="0.254cm" svg:y="0cm"><text:p/></draw:ellipse><draw:ellipse draw:style-name="gr291" draw:text-style-name="P131" svg:width="0.038cm" svg:height="0.043cm" svg:x="0.254cm" svg:y="1.199cm"><text:p/></draw:ellipse><draw:ellipse draw:style-name="gr291" draw:text-style-name="P131" svg:width="0.038cm" svg:height="0.045cm" svg:x="0.254cm" svg:y="0.801cm"><text:p/></draw:ellipse><draw:ellipse draw:style-name="gr291" draw:text-style-name="P131" svg:width="0.038cm" svg:height="0.047cm" svg:x="0.254cm" svg:y="1.997cm"><text:p/></draw:ellipse><draw:ellipse draw:style-name="gr291" draw:text-style-name="P131" svg:width="0.038cm" svg:height="0.047cm" svg:x="0.254cm" svg:y="1.596cm"><text:p/></draw:ellipse><draw:ellipse draw:style-name="gr291" draw:text-style-name="P131" svg:width="0.038cm" svg:height="0.043cm" svg:x="0.254cm" svg:y="2.798cm"><text:p/></draw:ellipse><draw:ellipse draw:style-name="gr291" draw:text-style-name="P131" svg:width="0.038cm" svg:height="0.045cm" svg:x="0.254cm" svg:y="2.397cm"><text:p/></draw:ellipse><draw:circle draw:style-name="gr291" draw:text-style-name="P131" svg:width="0.041cm" svg:height="0.043cm" svg:x="0.619cm" svg:y="0cm"><text:p/></draw:circle><draw:ellipse draw:style-name="gr291" draw:text-style-name="P131" svg:width="0.038cm" svg:height="0.043cm" svg:x="0.988cm" svg:y="0.397cm"><text:p/></draw:ellipse><draw:ellipse draw:style-name="gr291" draw:text-style-name="P131" svg:width="0.038cm" svg:height="0.043cm" svg:x="0.988cm" svg:y="0cm"><text:p/></draw:ellipse><draw:circle draw:style-name="gr291" draw:text-style-name="P131" svg:width="0.041cm" svg:height="0.043cm" svg:x="0.619cm" svg:y="0.397cm"><text:p/></draw:circle><draw:ellipse draw:style-name="gr291" draw:text-style-name="P131" svg:width="0.041cm" svg:height="0.045cm" svg:x="0.619cm" svg:y="0.801cm"><text:p/></draw:ellipse><draw:ellipse draw:style-name="gr291" draw:text-style-name="P131" svg:width="0.038cm" svg:height="0.043cm" svg:x="0.988cm" svg:y="1.199cm"><text:p/></draw:ellipse><draw:ellipse draw:style-name="gr291" draw:text-style-name="P131" svg:width="0.038cm" svg:height="0.045cm" svg:x="0.988cm" svg:y="0.801cm"><text:p/></draw:ellipse><draw:circle draw:style-name="gr291" draw:text-style-name="P131" svg:width="0.041cm" svg:height="0.043cm" svg:x="0.619cm" svg:y="1.199cm"><text:p/></draw:circle><draw:ellipse draw:style-name="gr291" draw:text-style-name="P131" svg:width="0.041cm" svg:height="0.047cm" svg:x="0.619cm" svg:y="1.596cm"><text:p/></draw:ellipse><draw:ellipse draw:style-name="gr291" draw:text-style-name="P131" svg:width="0.038cm" svg:height="0.047cm" svg:x="0.988cm" svg:y="1.997cm"><text:p/></draw:ellipse><draw:ellipse draw:style-name="gr291" draw:text-style-name="P131" svg:width="0.038cm" svg:height="0.047cm" svg:x="0.988cm" svg:y="1.596cm"><text:p/></draw:ellipse><draw:ellipse draw:style-name="gr291" draw:text-style-name="P131" svg:width="0.041cm" svg:height="0.047cm" svg:x="0.619cm" svg:y="1.997cm"><text:p/></draw:ellipse><draw:ellipse draw:style-name="gr291" draw:text-style-name="P131" svg:width="0.041cm" svg:height="0.045cm" svg:x="0.619cm" svg:y="2.397cm"><text:p/></draw:ellipse><draw:ellipse draw:style-name="gr291" draw:text-style-name="P131" svg:width="0.038cm" svg:height="0.043cm" svg:x="0.988cm" svg:y="2.798cm"><text:p/></draw:ellipse><draw:ellipse draw:style-name="gr291" draw:text-style-name="P131" svg:width="0.038cm" svg:height="0.045cm" svg:x="0.988cm" svg:y="2.397cm"><text:p/></draw:ellipse><draw:circle draw:style-name="gr291" draw:text-style-name="P131" svg:width="0.041cm" svg:height="0.043cm" svg:x="0.619cm" svg:y="2.798cm"><text:p/></draw:circle><draw:ellipse draw:style-name="gr291" draw:text-style-name="P131" svg:width="0.04cm" svg:height="0.048cm" svg:x="1.355cm" svg:y="3.196cm"><text:p/></draw:ellipse><draw:ellipse draw:style-name="gr291" draw:text-style-name="P131" svg:width="0.041cm" svg:height="0.048cm" svg:x="1.716cm" svg:y="3.196cm"><text:p/></draw:ellipse><draw:ellipse draw:style-name="gr291" draw:text-style-name="P131" svg:width="0.043cm" svg:height="0.048cm" svg:x="2.083cm" svg:y="3.196cm"><text:p/></draw:ellipse><draw:ellipse draw:style-name="gr291" draw:text-style-name="P131" svg:width="0.041cm" svg:height="0.048cm" svg:x="2.452cm" svg:y="3.196cm"><text:p/></draw:ellipse><draw:ellipse draw:style-name="gr291" draw:text-style-name="P131" svg:width="0.041cm" svg:height="0.048cm" svg:x="2.817cm" svg:y="3.196cm"><text:p/></draw:ellipse><draw:ellipse draw:style-name="gr291" draw:text-style-name="P131" svg:width="0.04cm" svg:height="0.048cm" svg:x="3.186cm" svg:y="3.196cm"><text:p/></draw:ellipse><draw:ellipse draw:style-name="gr291" draw:text-style-name="P131" svg:width="0.038cm" svg:height="0.048cm" svg:x="0.254cm" svg:y="3.196cm"><text:p/></draw:ellipse><draw:ellipse draw:style-name="gr291" draw:text-style-name="P131" svg:width="0.041cm" svg:height="0.048cm" svg:x="0.619cm" svg:y="3.196cm"><text:p/></draw:ellipse><draw:ellipse draw:style-name="gr291" draw:text-style-name="P131" svg:width="0.038cm" svg:height="0.048cm" svg:x="0.988cm" svg:y="3.196cm"><text:p/></draw:ellipse><draw:line draw:style-name="gr292" draw:text-style-name="P132" svg:x1="1.737cm" svg:y1="3.218cm" svg:x2="1.737cm" svg:y2="0.02cm"><text:p/></draw:line><draw:g draw:style-name="gr3"><draw:line draw:style-name="gr328" draw:text-style-name="P133" svg:x1="2.394cm" svg:y1="0.74cm" svg:x2="2.541cm" svg:y2="0.9cm"><text:p/></draw:line><draw:line draw:style-name="gr329" draw:text-style-name="P133" svg:x1="2.394cm" svg:y1="0.9cm" svg:x2="2.541cm" svg:y2="0.74cm"><text:p/></draw:line></draw:g><draw:g draw:style-name="gr3"><draw:line draw:style-name="gr330" draw:text-style-name="P133" svg:x1="2.763cm" svg:y1="1.534cm" svg:x2="2.91cm" svg:y2="1.694cm"><text:p/></draw:line><draw:line draw:style-name="gr331" draw:text-style-name="P133" svg:x1="2.763cm" svg:y1="1.694cm" svg:x2="2.91cm" svg:y2="1.534cm"><text:p/></draw:line></draw:g><draw:g draw:style-name="gr3"><draw:line draw:style-name="gr332" draw:text-style-name="P133" svg:x1="2.029cm" svg:y1="2.338cm" svg:x2="2.176cm" svg:y2="2.498cm"><text:p/></draw:line><draw:line draw:style-name="gr333" draw:text-style-name="P133" svg:x1="2.029cm" svg:y1="2.498cm" svg:x2="2.176cm" svg:y2="2.338cm"><text:p/></draw:line></draw:g><draw:frame draw:style-name="gr334" draw:text-style-name="P130" svg:width="0.747cm" svg:height="0.678cm" svg:x="2.699cm" svg:y="1.251cm"><draw:text-box><text:p text:style-name="P123"><text:span text:style-name="T181">B</text:span></text:p></draw:text-box></draw:frame><draw:frame draw:style-name="gr335" draw:text-style-name="P130" svg:width="0.752cm" svg:height="0.676cm" svg:x="1.951cm" svg:y="2.03cm"><draw:text-box><text:p text:style-name="P123"><text:span text:style-name="T181">C</text:span></text:p></draw:text-box></draw:frame></draw:g><draw:line draw:style-name="gr308" draw:text-style-name="P128" svg:x1="0.93cm" svg:y1="0.713cm" svg:x2="1.072cm" svg:y2="0.864cm"><text:p/></draw:line><draw:line draw:style-name="gr308" draw:text-style-name="P128" svg:x1="1.072cm" svg:y1="0.713cm" svg:x2="0.93cm" svg:y2="0.864cm"><text:p/></draw:line><draw:g draw:style-name="gr3"><draw:line draw:style-name="gr308" draw:text-style-name="P128" svg:x1="0.584cm" svg:y1="1.54cm" svg:x2="0.726cm" svg:y2="1.691cm"><text:p/></draw:line><draw:line draw:style-name="gr308" draw:text-style-name="P128" svg:x1="0.726cm" svg:y1="1.54cm" svg:x2="0.584cm" svg:y2="1.691cm"><text:p/></draw:line></draw:g><draw:frame draw:style-name="gr336" draw:text-style-name="P129" svg:width="0.874cm" svg:height="0.874cm" svg:x="0.309cm" svg:y="0.33cm"><draw:text-box><text:p text:style-name="P113"><text:span text:style-name="T186">A'</text:span></text:p></draw:text-box></draw:frame><draw:frame draw:style-name="gr337" draw:text-style-name="P129" svg:width="0.87cm" svg:height="0.872cm" svg:x="0cm" svg:y="1.208cm"><draw:text-box><text:p text:style-name="P113"><text:span text:style-name="T186">B'</text:span></text:p></draw:text-box></draw:frame><draw:g draw:style-name="gr3"><draw:line draw:style-name="gr308" draw:text-style-name="P128" svg:x1="1.3cm" svg:y1="2.329cm" svg:x2="1.442cm" svg:y2="2.48cm"><text:p/></draw:line><draw:line draw:style-name="gr308" draw:text-style-name="P128" svg:x1="1.442cm" svg:y1="2.329cm" svg:x2="1.3cm" svg:y2="2.48cm"><text:p/></draw:line></draw:g><draw:frame draw:style-name="gr337" draw:text-style-name="P129" svg:width="0.87cm" svg:height="0.872cm" svg:x="0.716cm" svg:y="1.997cm"><draw:text-box><text:p text:style-name="P113"><text:span text:style-name="T186">C'</text:span></text:p></draw:text-box></draw:fram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232111324771501" text:continue-numbering="true" text:style-name="_5f_Numérotation_20_des_20_exercices">
          <text:list-item>
            <text:list>
              <text:list-item>
                <text:p text:style-name="_5f_Paragraphe_5f_avec_5f_Num_5f_Question"><draw:g text:anchor-type="paragraph" draw:z-index="359" draw:name="Forme11" draw:style-name="gr1"><draw:line draw:style-name="gr123" draw:text-style-name="P128" svg:x1="0.985cm" svg:y1="2.159cm" svg:x2="1.138cm" svg:y2="2.31cm"><text:p/></draw:line><draw:line draw:style-name="gr124" draw:text-style-name="P128" svg:x1="1.138cm" svg:y1="2.159cm" svg:x2="0.985cm" svg:y2="2.31cm"><text:p/></draw:line><draw:g draw:style-name="gr3"><draw:line draw:style-name="gr125" draw:text-style-name="P128" svg:x1="1.367cm" svg:y1="2.934cm" svg:x2="1.52cm" svg:y2="3.085cm"><text:p/></draw:line><draw:line draw:style-name="gr126" draw:text-style-name="P128" svg:x1="1.52cm" svg:y1="2.934cm" svg:x2="1.367cm" svg:y2="3.085cm"><text:p/></draw:line></draw:g><draw:frame draw:style-name="gr127" draw:text-style-name="P129" svg:width="0.939cm" svg:height="0.872cm" svg:x="0.788cm" svg:y="2.908cm"><draw:text-box><text:p text:style-name="P113"><text:span text:style-name="T186">F’</text:span></text:p></draw:text-box></draw:frame><draw:g draw:style-name="gr3"><draw:line draw:style-name="gr128" draw:text-style-name="P128" svg:x1="2.941cm" svg:y1="2.164cm" svg:x2="3.094cm" svg:y2="2.315cm"><text:p/></draw:line><draw:line draw:style-name="gr129" draw:text-style-name="P128" svg:x1="3.094cm" svg:y1="2.164cm" svg:x2="2.941cm" svg:y2="2.315cm"><text:p/></draw:line></draw:g><draw:frame draw:style-name="gr130" draw:text-style-name="P129" svg:width="0.937cm" svg:height="0.87cm" svg:x="2.812cm" svg:y="2.108cm"><draw:text-box><text:p text:style-name="P113"><text:span text:style-name="T186">D'</text:span></text:p></draw:text-box></draw:frame><draw:g draw:name="Shape50_1" draw:style-name="gr3"><draw:frame draw:style-name="gr131" draw:text-style-name="P130" svg:width="1.015cm" svg:height="0.676cm" svg:x="3.106cm" svg:y="1.36cm"><draw:text-box><text:p text:style-name="P123"><text:span text:style-name="T181">(d)</text:span></text:p></draw:text-box></draw:frame><draw:circle draw:style-name="gr132" draw:text-style-name="P131" svg:width="0.043cm" svg:height="0.041cm" svg:x="1.82cm" svg:y="0.271cm"><text:p/></draw:circle><draw:circle draw:style-name="gr133" draw:text-style-name="P131" svg:width="0.041cm" svg:height="0.043cm" svg:x="2.212cm" svg:y="0.659cm"><text:p/></draw:circle><draw:circle draw:style-name="gr134" draw:text-style-name="P131" svg:width="0.041cm" svg:height="0.041cm" svg:x="2.212cm" svg:y="0.271cm"><text:p/></draw:circle><draw:circle draw:style-name="gr135" draw:text-style-name="P131" svg:width="0.043cm" svg:height="0.043cm" svg:x="1.82cm" svg:y="0.659cm"><text:p/></draw:circle><draw:ellipse draw:style-name="gr136" draw:text-style-name="P131" svg:width="0.043cm" svg:height="0.045cm" svg:x="1.82cm" svg:y="1.049cm"><text:p/></draw:ellipse><draw:circle draw:style-name="gr137" draw:text-style-name="P131" svg:width="0.041cm" svg:height="0.041cm" svg:x="2.212cm" svg:y="1.437cm"><text:p/></draw:circle><draw:ellipse draw:style-name="gr138" draw:text-style-name="P131" svg:width="0.041cm" svg:height="0.045cm" svg:x="2.212cm" svg:y="1.049cm"><text:p/></draw:ellipse><draw:circle draw:style-name="gr139" draw:text-style-name="P131" svg:width="0.043cm" svg:height="0.041cm" svg:x="1.82cm" svg:y="1.437cm"><text:p/></draw:circle><draw:circle draw:style-name="gr140" draw:text-style-name="P131" svg:width="0.043cm" svg:height="0.043cm" svg:x="1.82cm" svg:y="1.825cm"><text:p/></draw:circle><draw:circle draw:style-name="gr141" draw:text-style-name="P131" svg:width="0.041cm" svg:height="0.043cm" svg:x="2.212cm" svg:y="2.217cm"><text:p/></draw:circle><draw:circle draw:style-name="gr142" draw:text-style-name="P131" svg:width="0.041cm" svg:height="0.043cm" svg:x="2.212cm" svg:y="1.825cm"><text:p/></draw:circle><draw:circle draw:style-name="gr143" draw:text-style-name="P131" svg:width="0.043cm" svg:height="0.043cm" svg:x="1.82cm" svg:y="2.217cm"><text:p/></draw:circle><draw:circle draw:style-name="gr144" draw:text-style-name="P131" svg:width="0.043cm" svg:height="0.041cm" svg:x="1.82cm" svg:y="2.605cm"><text:p/></draw:circle><draw:circle draw:style-name="gr145" draw:text-style-name="P131" svg:width="0.041cm" svg:height="0.043cm" svg:x="2.212cm" svg:y="2.991cm"><text:p/></draw:circle><draw:circle draw:style-name="gr146" draw:text-style-name="P131" svg:width="0.041cm" svg:height="0.041cm" svg:x="2.212cm" svg:y="2.605cm"><text:p/></draw:circle><draw:circle draw:style-name="gr147" draw:text-style-name="P131" svg:width="0.043cm" svg:height="0.043cm" svg:x="1.82cm" svg:y="2.991cm"><text:p/></draw:circle><draw:ellipse draw:style-name="gr148" draw:text-style-name="P131" svg:width="0.045cm" svg:height="0.041cm" svg:x="2.598cm" svg:y="0.271cm"><text:p/></draw:ellipse><draw:ellipse draw:style-name="gr149" draw:text-style-name="P131" svg:width="0.045cm" svg:height="0.043cm" svg:x="2.986cm" svg:y="0.659cm"><text:p/></draw:ellipse><draw:ellipse draw:style-name="gr150" draw:text-style-name="P131" svg:width="0.045cm" svg:height="0.041cm" svg:x="2.986cm" svg:y="0.271cm"><text:p/></draw:ellipse><draw:ellipse draw:style-name="gr151" draw:text-style-name="P131" svg:width="0.045cm" svg:height="0.043cm" svg:x="2.598cm" svg:y="0.659cm"><text:p/></draw:ellipse><draw:circle draw:style-name="gr152" draw:text-style-name="P131" svg:width="0.045cm" svg:height="0.045cm" svg:x="2.598cm" svg:y="1.049cm"><text:p/></draw:circle><draw:ellipse draw:style-name="gr153" draw:text-style-name="P131" svg:width="0.045cm" svg:height="0.041cm" svg:x="2.986cm" svg:y="1.437cm"><text:p/></draw:ellipse><draw:circle draw:style-name="gr154" draw:text-style-name="P131" svg:width="0.045cm" svg:height="0.045cm" svg:x="2.986cm" svg:y="1.049cm"><text:p/></draw:circle><draw:ellipse draw:style-name="gr155" draw:text-style-name="P131" svg:width="0.045cm" svg:height="0.041cm" svg:x="2.598cm" svg:y="1.437cm"><text:p/></draw:ellipse><draw:ellipse draw:style-name="gr156" draw:text-style-name="P131" svg:width="0.045cm" svg:height="0.043cm" svg:x="2.598cm" svg:y="1.825cm"><text:p/></draw:ellipse><draw:ellipse draw:style-name="gr157" draw:text-style-name="P131" svg:width="0.045cm" svg:height="0.043cm" svg:x="2.986cm" svg:y="2.217cm"><text:p/></draw:ellipse><draw:ellipse draw:style-name="gr158" draw:text-style-name="P131" svg:width="0.045cm" svg:height="0.043cm" svg:x="2.986cm" svg:y="1.825cm"><text:p/></draw:ellipse><draw:ellipse draw:style-name="gr159" draw:text-style-name="P131" svg:width="0.045cm" svg:height="0.043cm" svg:x="2.598cm" svg:y="2.217cm"><text:p/></draw:ellipse><draw:ellipse draw:style-name="gr160" draw:text-style-name="P131" svg:width="0.045cm" svg:height="0.041cm" svg:x="2.598cm" svg:y="2.605cm"><text:p/></draw:ellipse><draw:ellipse draw:style-name="gr161" draw:text-style-name="P131" svg:width="0.045cm" svg:height="0.043cm" svg:x="2.986cm" svg:y="2.991cm"><text:p/></draw:ellipse><draw:ellipse draw:style-name="gr162" draw:text-style-name="P131" svg:width="0.045cm" svg:height="0.041cm" svg:x="2.986cm" svg:y="2.605cm"><text:p/></draw:ellipse><draw:ellipse draw:style-name="gr163" draw:text-style-name="P131" svg:width="0.045cm" svg:height="0.043cm" svg:x="2.598cm" svg:y="2.991cm"><text:p/></draw:ellipse><draw:circle draw:style-name="gr164" draw:text-style-name="P131" svg:width="0.041cm" svg:height="0.041cm" svg:x="3.376cm" svg:y="0.271cm"><text:p/></draw:circle><draw:circle draw:style-name="gr165" draw:text-style-name="P131" svg:width="0.043cm" svg:height="0.043cm" svg:x="3.764cm" svg:y="0.659cm"><text:p/></draw:circle><draw:circle draw:style-name="gr166" draw:text-style-name="P131" svg:width="0.043cm" svg:height="0.041cm" svg:x="3.764cm" svg:y="0.271cm"><text:p/></draw:circle><draw:circle draw:style-name="gr167" draw:text-style-name="P131" svg:width="0.041cm" svg:height="0.043cm" svg:x="3.376cm" svg:y="0.659cm"><text:p/></draw:circle><draw:ellipse draw:style-name="gr168" draw:text-style-name="P131" svg:width="0.041cm" svg:height="0.045cm" svg:x="3.376cm" svg:y="1.049cm"><text:p/></draw:ellipse><draw:circle draw:style-name="gr169" draw:text-style-name="P131" svg:width="0.043cm" svg:height="0.041cm" svg:x="3.764cm" svg:y="1.437cm"><text:p/></draw:circle><draw:ellipse draw:style-name="gr170" draw:text-style-name="P131" svg:width="0.043cm" svg:height="0.045cm" svg:x="3.764cm" svg:y="1.049cm"><text:p/></draw:ellipse><draw:circle draw:style-name="gr171" draw:text-style-name="P131" svg:width="0.041cm" svg:height="0.041cm" svg:x="3.376cm" svg:y="1.437cm"><text:p/></draw:circle><draw:circle draw:style-name="gr172" draw:text-style-name="P131" svg:width="0.041cm" svg:height="0.043cm" svg:x="3.376cm" svg:y="1.825cm"><text:p/></draw:circle><draw:circle draw:style-name="gr173" draw:text-style-name="P131" svg:width="0.043cm" svg:height="0.043cm" svg:x="3.764cm" svg:y="2.217cm"><text:p/></draw:circle><draw:circle draw:style-name="gr174" draw:text-style-name="P131" svg:width="0.043cm" svg:height="0.043cm" svg:x="3.764cm" svg:y="1.825cm"><text:p/></draw:circle><draw:circle draw:style-name="gr175" draw:text-style-name="P131" svg:width="0.041cm" svg:height="0.043cm" svg:x="3.376cm" svg:y="2.217cm"><text:p/></draw:circle><draw:circle draw:style-name="gr176" draw:text-style-name="P131" svg:width="0.041cm" svg:height="0.041cm" svg:x="3.376cm" svg:y="2.605cm"><text:p/></draw:circle><draw:circle draw:style-name="gr177" draw:text-style-name="P131" svg:width="0.043cm" svg:height="0.043cm" svg:x="3.764cm" svg:y="2.991cm"><text:p/></draw:circle><draw:circle draw:style-name="gr178" draw:text-style-name="P131" svg:width="0.043cm" svg:height="0.041cm" svg:x="3.764cm" svg:y="2.605cm"><text:p/></draw:circle><draw:circle draw:style-name="gr179" draw:text-style-name="P131" svg:width="0.041cm" svg:height="0.043cm" svg:x="3.376cm" svg:y="2.991cm"><text:p/></draw:circle><draw:circle draw:style-name="gr180" draw:text-style-name="P131" svg:width="0.041cm" svg:height="0.043cm" svg:x="0.656cm" svg:y="0.659cm"><text:p/></draw:circle><draw:circle draw:style-name="gr181" draw:text-style-name="P131" svg:width="0.041cm" svg:height="0.041cm" svg:x="0.656cm" svg:y="0.271cm"><text:p/></draw:circle><draw:circle draw:style-name="gr182" draw:text-style-name="P131" svg:width="0.041cm" svg:height="0.041cm" svg:x="0.656cm" svg:y="1.437cm"><text:p/></draw:circle><draw:ellipse draw:style-name="gr183" draw:text-style-name="P131" svg:width="0.041cm" svg:height="0.045cm" svg:x="0.656cm" svg:y="1.049cm"><text:p/></draw:ellipse><draw:circle draw:style-name="gr184" draw:text-style-name="P131" svg:width="0.041cm" svg:height="0.043cm" svg:x="0.656cm" svg:y="2.217cm"><text:p/></draw:circle><draw:circle draw:style-name="gr185" draw:text-style-name="P131" svg:width="0.041cm" svg:height="0.043cm" svg:x="0.656cm" svg:y="1.825cm"><text:p/></draw:circle><draw:circle draw:style-name="gr186" draw:text-style-name="P131" svg:width="0.041cm" svg:height="0.043cm" svg:x="0.656cm" svg:y="2.991cm"><text:p/></draw:circle><draw:circle draw:style-name="gr187" draw:text-style-name="P131" svg:width="0.041cm" svg:height="0.041cm" svg:x="0.656cm" svg:y="2.605cm"><text:p/></draw:circle><draw:ellipse draw:style-name="gr188" draw:text-style-name="P131" svg:width="0.047cm" svg:height="0.041cm" svg:x="1.042cm" svg:y="0.271cm"><text:p/></draw:ellipse><draw:circle draw:style-name="gr189" draw:text-style-name="P131" svg:width="0.043cm" svg:height="0.043cm" svg:x="1.432cm" svg:y="0.659cm"><text:p/></draw:circle><draw:circle draw:style-name="gr190" draw:text-style-name="P131" svg:width="0.043cm" svg:height="0.041cm" svg:x="1.432cm" svg:y="0.271cm"><text:p/></draw:circle><draw:ellipse draw:style-name="gr191" draw:text-style-name="P131" svg:width="0.047cm" svg:height="0.043cm" svg:x="1.042cm" svg:y="0.659cm"><text:p/></draw:ellipse><draw:ellipse draw:style-name="gr192" draw:text-style-name="P131" svg:width="0.047cm" svg:height="0.045cm" svg:x="1.042cm" svg:y="1.049cm"><text:p/></draw:ellipse><draw:circle draw:style-name="gr193" draw:text-style-name="P131" svg:width="0.043cm" svg:height="0.041cm" svg:x="1.432cm" svg:y="1.437cm"><text:p/></draw:circle><draw:ellipse draw:style-name="gr194" draw:text-style-name="P131" svg:width="0.043cm" svg:height="0.045cm" svg:x="1.432cm" svg:y="1.049cm"><text:p/></draw:ellipse><draw:ellipse draw:style-name="gr195" draw:text-style-name="P131" svg:width="0.047cm" svg:height="0.041cm" svg:x="1.042cm" svg:y="1.437cm"><text:p/></draw:ellipse><draw:ellipse draw:style-name="gr196" draw:text-style-name="P131" svg:width="0.047cm" svg:height="0.043cm" svg:x="1.042cm" svg:y="1.825cm"><text:p/></draw:ellipse><draw:circle draw:style-name="gr197" draw:text-style-name="P131" svg:width="0.043cm" svg:height="0.043cm" svg:x="1.432cm" svg:y="2.217cm"><text:p/></draw:circle><draw:circle draw:style-name="gr198" draw:text-style-name="P131" svg:width="0.043cm" svg:height="0.043cm" svg:x="1.432cm" svg:y="1.825cm"><text:p/></draw:circle><draw:ellipse draw:style-name="gr199" draw:text-style-name="P131" svg:width="0.047cm" svg:height="0.043cm" svg:x="1.042cm" svg:y="2.217cm"><text:p/></draw:ellipse><draw:ellipse draw:style-name="gr200" draw:text-style-name="P131" svg:width="0.047cm" svg:height="0.041cm" svg:x="1.042cm" svg:y="2.605cm"><text:p/></draw:ellipse><draw:circle draw:style-name="gr201" draw:text-style-name="P131" svg:width="0.043cm" svg:height="0.043cm" svg:x="1.432cm" svg:y="2.991cm"><text:p/></draw:circle><draw:circle draw:style-name="gr202" draw:text-style-name="P131" svg:width="0.043cm" svg:height="0.041cm" svg:x="1.432cm" svg:y="2.605cm"><text:p/></draw:circle><draw:ellipse draw:style-name="gr203" draw:text-style-name="P131" svg:width="0.047cm" svg:height="0.043cm" svg:x="1.042cm" svg:y="2.991cm"><text:p/></draw:ellipse><draw:circle draw:style-name="gr204" draw:text-style-name="P131" svg:width="0.043cm" svg:height="0.043cm" svg:x="1.82cm" svg:y="3.381cm"><text:p/></draw:circle><draw:circle draw:style-name="gr205" draw:text-style-name="P131" svg:width="0.041cm" svg:height="0.043cm" svg:x="2.212cm" svg:y="3.381cm"><text:p/></draw:circle><draw:ellipse draw:style-name="gr206" draw:text-style-name="P131" svg:width="0.045cm" svg:height="0.043cm" svg:x="2.598cm" svg:y="3.381cm"><text:p/></draw:ellipse><draw:ellipse draw:style-name="gr207" draw:text-style-name="P131" svg:width="0.045cm" svg:height="0.043cm" svg:x="2.986cm" svg:y="3.381cm"><text:p/></draw:ellipse><draw:circle draw:style-name="gr208" draw:text-style-name="P131" svg:width="0.041cm" svg:height="0.043cm" svg:x="3.376cm" svg:y="3.381cm"><text:p/></draw:circle><draw:circle draw:style-name="gr209" draw:text-style-name="P131" svg:width="0.043cm" svg:height="0.043cm" svg:x="3.764cm" svg:y="3.381cm"><text:p/></draw:circle><draw:circle draw:style-name="gr210" draw:text-style-name="P131" svg:width="0.041cm" svg:height="0.043cm" svg:x="0.656cm" svg:y="3.381cm"><text:p/></draw:circle><draw:ellipse draw:style-name="gr211" draw:text-style-name="P131" svg:width="0.047cm" svg:height="0.043cm" svg:x="1.042cm" svg:y="3.381cm"><text:p/></draw:ellipse><draw:circle draw:style-name="gr212" draw:text-style-name="P131" svg:width="0.043cm" svg:height="0.043cm" svg:x="1.432cm" svg:y="3.381cm"><text:p/></draw:circle><draw:line draw:style-name="gr213" draw:text-style-name="P132" svg:x1="3.785cm" svg:y1="1.845cm" svg:x2="0.673cm" svg:y2="1.845cm"><text:p/></draw:line><draw:g draw:style-name="gr3"><draw:line draw:style-name="gr214" draw:text-style-name="P133" svg:x1="0.984cm" svg:y1="1.376cm" svg:x2="1.139cm" svg:y2="1.533cm"><text:p/></draw:line><draw:line draw:style-name="gr215" draw:text-style-name="P133" svg:x1="0.984cm" svg:y1="1.533cm" svg:x2="1.139cm" svg:y2="1.376cm"><text:p/></draw:line></draw:g><draw:g draw:style-name="gr3"><draw:line draw:style-name="gr216" draw:text-style-name="P133" svg:x1="1.372cm" svg:y1="0.598cm" svg:x2="1.527cm" svg:y2="0.753cm"><text:p/></draw:line><draw:line draw:style-name="gr217" draw:text-style-name="P133" svg:x1="1.372cm" svg:y1="0.753cm" svg:x2="1.527cm" svg:y2="0.598cm"><text:p/></draw:line></draw:g><draw:g draw:style-name="gr3"><draw:line draw:style-name="gr218" draw:text-style-name="P133" svg:x1="2.928cm" svg:y1="0.986cm" svg:x2="3.083cm" svg:y2="1.141cm"><text:p/></draw:line><draw:line draw:style-name="gr219" draw:text-style-name="P133" svg:x1="2.928cm" svg:y1="1.141cm" svg:x2="3.083cm" svg:y2="0.986cm"><text:p/></draw:line></draw:g><draw:frame draw:style-name="gr220" draw:text-style-name="P130" svg:width="0.717cm" svg:height="0.676cm" svg:x="1.295cm" svg:y="0.199cm"><draw:text-box><text:p text:style-name="P123"><text:span text:style-name="T181">F</text:span></text:p></draw:text-box></draw:frame><draw:frame draw:style-name="gr221" draw:text-style-name="P130" svg:width="0.735cm" svg:height="0.676cm" svg:x="0.949cm" svg:y="1.069cm"><draw:text-box><text:p text:style-name="P123"><text:span text:style-name="T181">E</text:span></text:p></draw:text-box></draw:frame><draw:frame draw:style-name="gr222" draw:text-style-name="P130" svg:width="0.779cm" svg:height="0.676cm" svg:x="2.865cm" svg:y="0.679cm"><draw:text-box><text:p text:style-name="P123"><text:span text:style-name="T181">D</text:span></text:p></draw:text-box></draw:frame><draw:g draw:style-name="gr3"><draw:line draw:style-name="gr223" draw:text-style-name="P133" svg:x1="1.371cm" svg:y1="0.598cm" svg:x2="1.526cm" svg:y2="0.753cm"><text:p/></draw:line><draw:line draw:style-name="gr224" draw:text-style-name="P133" svg:x1="1.371cm" svg:y1="0.753cm" svg:x2="1.526cm" svg:y2="0.598cm"><text:p/></draw:line></draw:g><draw:g draw:style-name="gr3"><draw:line draw:style-name="gr225" draw:text-style-name="P133" svg:x1="0.978cm" svg:y1="1.383cm" svg:x2="1.133cm" svg:y2="1.538cm"><text:p/></draw:line><draw:line draw:style-name="gr226" draw:text-style-name="P133" svg:x1="0.978cm" svg:y1="1.538cm" svg:x2="1.133cm" svg:y2="1.383cm"><text:p/></draw:line></draw:g><draw:g draw:style-name="gr3"><draw:line draw:style-name="gr227" draw:text-style-name="P133" svg:x1="2.933cm" svg:y1="0.986cm" svg:x2="3.088cm" svg:y2="1.141cm"><text:p/></draw:line><draw:line draw:style-name="gr228" draw:text-style-name="P133" svg:x1="2.933cm" svg:y1="1.141cm" svg:x2="3.088cm" svg:y2="0.986cm"><text:p/></draw:line></draw:g></draw:g><draw:frame draw:style-name="gr229" draw:text-style-name="P129" svg:width="0.939cm" svg:height="0.87cm" svg:x="0.538cm" svg:y="2.159cm"><draw:text-box><text:p text:style-name="P113"><text:span text:style-name="T186">E'</text:span></text:p></draw:text-box></draw:frame></draw:g></text:p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232111430930775" text:continue-numbering="true" text:style-name="_5f_Numérotation_20_des_20_exercices">
          <text:list-item>
            <text:list>
              <text:list-item>
                <text:p text:style-name="_5f_Paragraphe_5f_avec_5f_Num_5f_Question"><draw:g text:anchor-type="paragraph" draw:z-index="200" draw:name="Forme2" draw:style-name="gr241"><draw:g draw:style-name="gr3"><draw:line draw:style-name="gr308" draw:text-style-name="P128" svg:x1="1.954cm" svg:y1="2.427cm" svg:x2="2.107cm" svg:y2="2.578cm"><text:p/></draw:line><draw:line draw:style-name="gr308" draw:text-style-name="P128" svg:x1="2.107cm" svg:y1="2.427cm" svg:x2="1.954cm" svg:y2="2.578cm"><text:p/></draw:line></draw:g><draw:frame draw:style-name="gr309" draw:text-style-name="P129" svg:width="0.939cm" svg:height="0.869cm" svg:x="1.823cm" svg:y="2.37cm"><draw:text-box><text:p text:style-name="P113"><text:span text:style-name="T186">H'</text:span></text:p></draw:text-box></draw:frame><draw:g draw:name="Shape51" draw:style-name="gr3"><draw:frame draw:style-name="gr311" draw:text-style-name="P130" svg:width="1.015cm" svg:height="0.676cm" draw:transform="rotate (-0.0104719755119665) translate (0.691444444444444cm 2.38301388888889cm)"><draw:text-box><text:p text:style-name="P123"><text:span text:style-name="T181">(d)</text:span></text:p></draw:text-box></draw:frame><draw:ellipse draw:style-name="gr291" draw:text-style-name="P131" svg:width="0.041cm" svg:height="0.038cm" svg:x="2cm" svg:y="0.37cm"><text:p/></draw:ellipse><draw:ellipse draw:style-name="gr291" draw:text-style-name="P131" svg:width="0.038cm" svg:height="0.04cm" svg:x="2.349cm" svg:y="0.714cm"><text:p/></draw:ellipse><draw:circle draw:style-name="gr291" draw:text-style-name="P131" svg:width="0.038cm" svg:height="0.038cm" svg:x="2.349cm" svg:y="0.37cm"><text:p/></draw:circle><draw:ellipse draw:style-name="gr291" draw:text-style-name="P131" svg:width="0.041cm" svg:height="0.04cm" svg:x="2cm" svg:y="0.714cm"><text:p/></draw:ellipse><draw:ellipse draw:style-name="gr291" draw:text-style-name="P131" svg:width="0.041cm" svg:height="0.04cm" svg:x="2cm" svg:y="1.07cm"><text:p/></draw:ellipse><draw:ellipse draw:style-name="gr291" draw:text-style-name="P131" svg:width="0.038cm" svg:height="0.036cm" svg:x="2.349cm" svg:y="1.421cm"><text:p/></draw:ellipse><draw:ellipse draw:style-name="gr291" draw:text-style-name="P131" svg:width="0.038cm" svg:height="0.04cm" svg:x="2.349cm" svg:y="1.07cm"><text:p/></draw:ellipse><draw:ellipse draw:style-name="gr291" draw:text-style-name="P131" svg:width="0.041cm" svg:height="0.036cm" svg:x="2cm" svg:y="1.421cm"><text:p/></draw:ellipse><draw:circle draw:style-name="gr291" draw:text-style-name="P131" svg:width="0.041cm" svg:height="0.041cm" svg:x="2cm" svg:y="1.765cm"><text:p/></draw:circle><draw:ellipse draw:style-name="gr291" draw:text-style-name="P131" svg:width="0.038cm" svg:height="0.04cm" svg:x="2.349cm" svg:y="2.116cm"><text:p/></draw:ellipse><draw:ellipse draw:style-name="gr291" draw:text-style-name="P131" svg:width="0.038cm" svg:height="0.041cm" svg:x="2.349cm" svg:y="1.765cm"><text:p/></draw:ellipse><draw:ellipse draw:style-name="gr291" draw:text-style-name="P131" svg:width="0.041cm" svg:height="0.04cm" svg:x="2cm" svg:y="2.116cm"><text:p/></draw:ellipse><draw:ellipse draw:style-name="gr291" draw:text-style-name="P131" svg:width="0.041cm" svg:height="0.04cm" svg:x="2cm" svg:y="2.467cm"><text:p/></draw:ellipse><draw:ellipse draw:style-name="gr291" draw:text-style-name="P131" svg:width="0.038cm" svg:height="0.04cm" svg:x="2.349cm" svg:y="2.813cm"><text:p/></draw:ellipse><draw:ellipse draw:style-name="gr291" draw:text-style-name="P131" svg:width="0.038cm" svg:height="0.04cm" svg:x="2.349cm" svg:y="2.467cm"><text:p/></draw:ellipse><draw:ellipse draw:style-name="gr291" draw:text-style-name="P131" svg:width="0.041cm" svg:height="0.04cm" svg:x="2cm" svg:y="2.813cm"><text:p/></draw:ellipse><draw:circle draw:style-name="gr291" draw:text-style-name="P131" svg:width="0.038cm" svg:height="0.038cm" svg:x="2.7cm" svg:y="0.37cm"><text:p/></draw:circle><draw:circle draw:style-name="gr291" draw:text-style-name="P131" svg:width="0.04cm" svg:height="0.04cm" svg:x="3.048cm" svg:y="0.714cm"><text:p/></draw:circle><draw:ellipse draw:style-name="gr291" draw:text-style-name="P131" svg:width="0.04cm" svg:height="0.038cm" svg:x="3.048cm" svg:y="0.37cm"><text:p/></draw:ellipse><draw:ellipse draw:style-name="gr291" draw:text-style-name="P131" svg:width="0.038cm" svg:height="0.04cm" svg:x="2.7cm" svg:y="0.714cm"><text:p/></draw:ellipse><draw:ellipse draw:style-name="gr291" draw:text-style-name="P131" svg:width="0.038cm" svg:height="0.04cm" svg:x="2.7cm" svg:y="1.07cm"><text:p/></draw:ellipse><draw:ellipse draw:style-name="gr291" draw:text-style-name="P131" svg:width="0.04cm" svg:height="0.036cm" svg:x="3.048cm" svg:y="1.421cm"><text:p/></draw:ellipse><draw:circle draw:style-name="gr291" draw:text-style-name="P131" svg:width="0.04cm" svg:height="0.04cm" svg:x="3.048cm" svg:y="1.07cm"><text:p/></draw:circle><draw:ellipse draw:style-name="gr291" draw:text-style-name="P131" svg:width="0.038cm" svg:height="0.036cm" svg:x="2.7cm" svg:y="1.421cm"><text:p/></draw:ellipse><draw:ellipse draw:style-name="gr291" draw:text-style-name="P131" svg:width="0.038cm" svg:height="0.041cm" svg:x="2.7cm" svg:y="1.765cm"><text:p/></draw:ellipse><draw:circle draw:style-name="gr291" draw:text-style-name="P131" svg:width="0.04cm" svg:height="0.04cm" svg:x="3.048cm" svg:y="2.116cm"><text:p/></draw:circle><draw:ellipse draw:style-name="gr291" draw:text-style-name="P131" svg:width="0.04cm" svg:height="0.041cm" svg:x="3.048cm" svg:y="1.765cm"><text:p/></draw:ellipse><draw:ellipse draw:style-name="gr291" draw:text-style-name="P131" svg:width="0.038cm" svg:height="0.04cm" svg:x="2.7cm" svg:y="2.116cm"><text:p/></draw:ellipse><draw:ellipse draw:style-name="gr291" draw:text-style-name="P131" svg:width="0.038cm" svg:height="0.04cm" svg:x="2.7cm" svg:y="2.467cm"><text:p/></draw:ellipse><draw:circle draw:style-name="gr291" draw:text-style-name="P131" svg:width="0.04cm" svg:height="0.04cm" svg:x="3.048cm" svg:y="2.813cm"><text:p/></draw:circle><draw:circle draw:style-name="gr291" draw:text-style-name="P131" svg:width="0.04cm" svg:height="0.04cm" svg:x="3.048cm" svg:y="2.467cm"><text:p/></draw:circle><draw:ellipse draw:style-name="gr291" draw:text-style-name="P131" svg:width="0.038cm" svg:height="0.04cm" svg:x="2.7cm" svg:y="2.813cm"><text:p/></draw:ellipse><draw:ellipse draw:style-name="gr291" draw:text-style-name="P131" svg:width="0.041cm" svg:height="0.038cm" svg:x="3.4cm" svg:y="0.37cm"><text:p/></draw:ellipse><draw:ellipse draw:style-name="gr291" draw:text-style-name="P131" svg:width="0.038cm" svg:height="0.04cm" svg:x="3.746cm" svg:y="0.714cm"><text:p/></draw:ellipse><draw:circle draw:style-name="gr291" draw:text-style-name="P131" svg:width="0.038cm" svg:height="0.038cm" svg:x="3.746cm" svg:y="0.37cm"><text:p/></draw:circle><draw:ellipse draw:style-name="gr291" draw:text-style-name="P131" svg:width="0.041cm" svg:height="0.04cm" svg:x="3.4cm" svg:y="0.714cm"><text:p/></draw:ellipse><draw:ellipse draw:style-name="gr291" draw:text-style-name="P131" svg:width="0.041cm" svg:height="0.04cm" svg:x="3.4cm" svg:y="1.07cm"><text:p/></draw:ellipse><draw:ellipse draw:style-name="gr291" draw:text-style-name="P131" svg:width="0.038cm" svg:height="0.036cm" svg:x="3.746cm" svg:y="1.421cm"><text:p/></draw:ellipse><draw:ellipse draw:style-name="gr291" draw:text-style-name="P131" svg:width="0.038cm" svg:height="0.04cm" svg:x="3.746cm" svg:y="1.07cm"><text:p/></draw:ellipse><draw:ellipse draw:style-name="gr291" draw:text-style-name="P131" svg:width="0.041cm" svg:height="0.036cm" svg:x="3.4cm" svg:y="1.421cm"><text:p/></draw:ellipse><draw:circle draw:style-name="gr291" draw:text-style-name="P131" svg:width="0.041cm" svg:height="0.041cm" svg:x="3.4cm" svg:y="1.765cm"><text:p/></draw:circle><draw:ellipse draw:style-name="gr291" draw:text-style-name="P131" svg:width="0.038cm" svg:height="0.04cm" svg:x="3.746cm" svg:y="2.116cm"><text:p/></draw:ellipse><draw:ellipse draw:style-name="gr291" draw:text-style-name="P131" svg:width="0.038cm" svg:height="0.041cm" svg:x="3.746cm" svg:y="1.765cm"><text:p/></draw:ellipse><draw:ellipse draw:style-name="gr291" draw:text-style-name="P131" svg:width="0.041cm" svg:height="0.04cm" svg:x="3.4cm" svg:y="2.116cm"><text:p/></draw:ellipse><draw:ellipse draw:style-name="gr291" draw:text-style-name="P131" svg:width="0.041cm" svg:height="0.04cm" svg:x="3.4cm" svg:y="2.467cm"><text:p/></draw:ellipse><draw:ellipse draw:style-name="gr291" draw:text-style-name="P131" svg:width="0.038cm" svg:height="0.04cm" svg:x="3.746cm" svg:y="2.813cm"><text:p/></draw:ellipse><draw:ellipse draw:style-name="gr291" draw:text-style-name="P131" svg:width="0.038cm" svg:height="0.04cm" svg:x="3.746cm" svg:y="2.467cm"><text:p/></draw:ellipse><draw:ellipse draw:style-name="gr291" draw:text-style-name="P131" svg:width="0.041cm" svg:height="0.04cm" svg:x="3.4cm" svg:y="2.813cm"><text:p/></draw:ellipse><draw:circle draw:style-name="gr291" draw:text-style-name="P131" svg:width="0.04cm" svg:height="0.04cm" svg:x="0.95cm" svg:y="0.714cm"><text:p/></draw:circle><draw:ellipse draw:style-name="gr291" draw:text-style-name="P131" svg:width="0.04cm" svg:height="0.038cm" svg:x="0.95cm" svg:y="0.37cm"><text:p/></draw:ellipse><draw:ellipse draw:style-name="gr291" draw:text-style-name="P131" svg:width="0.04cm" svg:height="0.036cm" svg:x="0.95cm" svg:y="1.421cm"><text:p/></draw:ellipse><draw:circle draw:style-name="gr291" draw:text-style-name="P131" svg:width="0.04cm" svg:height="0.04cm" svg:x="0.95cm" svg:y="1.07cm"><text:p/></draw:circle><draw:circle draw:style-name="gr291" draw:text-style-name="P131" svg:width="0.04cm" svg:height="0.04cm" svg:x="0.95cm" svg:y="2.116cm"><text:p/></draw:circle><draw:ellipse draw:style-name="gr291" draw:text-style-name="P131" svg:width="0.04cm" svg:height="0.041cm" svg:x="0.95cm" svg:y="1.765cm"><text:p/></draw:ellipse><draw:circle draw:style-name="gr291" draw:text-style-name="P131" svg:width="0.04cm" svg:height="0.04cm" svg:x="0.95cm" svg:y="2.813cm"><text:p/></draw:circle><draw:circle draw:style-name="gr291" draw:text-style-name="P131" svg:width="0.04cm" svg:height="0.04cm" svg:x="0.95cm" svg:y="2.467cm"><text:p/></draw:circle><draw:ellipse draw:style-name="gr291" draw:text-style-name="P131" svg:width="0.034cm" svg:height="0.038cm" svg:x="1.301cm" svg:y="0.37cm"><text:p/></draw:ellipse><draw:ellipse draw:style-name="gr291" draw:text-style-name="P131" svg:width="0.038cm" svg:height="0.04cm" svg:x="1.652cm" svg:y="0.714cm"><text:p/></draw:ellipse><draw:circle draw:style-name="gr291" draw:text-style-name="P131" svg:width="0.038cm" svg:height="0.038cm" svg:x="1.652cm" svg:y="0.37cm"><text:p/></draw:circle><draw:ellipse draw:style-name="gr291" draw:text-style-name="P131" svg:width="0.034cm" svg:height="0.04cm" svg:x="1.301cm" svg:y="0.714cm"><text:p/></draw:ellipse><draw:ellipse draw:style-name="gr291" draw:text-style-name="P131" svg:width="0.034cm" svg:height="0.04cm" svg:x="1.301cm" svg:y="1.07cm"><text:p/></draw:ellipse><draw:ellipse draw:style-name="gr291" draw:text-style-name="P131" svg:width="0.038cm" svg:height="0.036cm" svg:x="1.652cm" svg:y="1.421cm"><text:p/></draw:ellipse><draw:ellipse draw:style-name="gr291" draw:text-style-name="P131" svg:width="0.038cm" svg:height="0.04cm" svg:x="1.652cm" svg:y="1.07cm"><text:p/></draw:ellipse><draw:ellipse draw:style-name="gr291" draw:text-style-name="P131" svg:width="0.034cm" svg:height="0.036cm" svg:x="1.301cm" svg:y="1.421cm"><text:p/></draw:ellipse><draw:ellipse draw:style-name="gr291" draw:text-style-name="P131" svg:width="0.034cm" svg:height="0.041cm" svg:x="1.301cm" svg:y="1.765cm"><text:p/></draw:ellipse><draw:ellipse draw:style-name="gr291" draw:text-style-name="P131" svg:width="0.038cm" svg:height="0.04cm" svg:x="1.652cm" svg:y="2.116cm"><text:p/></draw:ellipse><draw:ellipse draw:style-name="gr291" draw:text-style-name="P131" svg:width="0.038cm" svg:height="0.041cm" svg:x="1.652cm" svg:y="1.765cm"><text:p/></draw:ellipse><draw:ellipse draw:style-name="gr291" draw:text-style-name="P131" svg:width="0.034cm" svg:height="0.04cm" svg:x="1.301cm" svg:y="2.116cm"><text:p/></draw:ellipse><draw:ellipse draw:style-name="gr291" draw:text-style-name="P131" svg:width="0.034cm" svg:height="0.04cm" svg:x="1.301cm" svg:y="2.467cm"><text:p/></draw:ellipse><draw:ellipse draw:style-name="gr291" draw:text-style-name="P131" svg:width="0.038cm" svg:height="0.04cm" svg:x="1.652cm" svg:y="2.813cm"><text:p/></draw:ellipse><draw:ellipse draw:style-name="gr291" draw:text-style-name="P131" svg:width="0.038cm" svg:height="0.04cm" svg:x="1.652cm" svg:y="2.467cm"><text:p/></draw:ellipse><draw:ellipse draw:style-name="gr291" draw:text-style-name="P131" svg:width="0.034cm" svg:height="0.04cm" svg:x="1.301cm" svg:y="2.813cm"><text:p/></draw:ellipse><draw:ellipse draw:style-name="gr291" draw:text-style-name="P131" svg:width="0.041cm" svg:height="0.038cm" svg:x="2cm" svg:y="3.169cm"><text:p/></draw:ellipse><draw:circle draw:style-name="gr291" draw:text-style-name="P131" svg:width="0.038cm" svg:height="0.038cm" svg:x="2.349cm" svg:y="3.169cm"><text:p/></draw:circle><draw:circle draw:style-name="gr291" draw:text-style-name="P131" svg:width="0.038cm" svg:height="0.038cm" svg:x="2.7cm" svg:y="3.169cm"><text:p/></draw:circle><draw:ellipse draw:style-name="gr291" draw:text-style-name="P131" svg:width="0.04cm" svg:height="0.038cm" svg:x="3.048cm" svg:y="3.169cm"><text:p/></draw:ellipse><draw:ellipse draw:style-name="gr291" draw:text-style-name="P131" svg:width="0.041cm" svg:height="0.038cm" svg:x="3.4cm" svg:y="3.169cm"><text:p/></draw:ellipse><draw:circle draw:style-name="gr291" draw:text-style-name="P131" svg:width="0.038cm" svg:height="0.038cm" svg:x="3.746cm" svg:y="3.169cm"><text:p/></draw:circle><draw:ellipse draw:style-name="gr291" draw:text-style-name="P131" svg:width="0.04cm" svg:height="0.038cm" svg:x="0.95cm" svg:y="3.169cm"><text:p/></draw:ellipse><draw:ellipse draw:style-name="gr291" draw:text-style-name="P131" svg:width="0.034cm" svg:height="0.038cm" svg:x="1.301cm" svg:y="3.169cm"><text:p/></draw:ellipse><draw:circle draw:style-name="gr291" draw:text-style-name="P131" svg:width="0.038cm" svg:height="0.038cm" svg:x="1.652cm" svg:y="3.169cm"><text:p/></draw:circle><draw:line draw:style-name="gr292" draw:text-style-name="P132" svg:x1="0.969cm" svg:y1="3.184cm" svg:x2="3.766cm" svg:y2="0.388cm"><text:p/></draw:line><draw:g draw:style-name="gr3"><draw:line draw:style-name="gr312" draw:text-style-name="P133" svg:x1="1.597cm" svg:y1="2.062cm" svg:x2="1.736cm" svg:y2="2.203cm"><text:p/></draw:line><draw:line draw:style-name="gr313" draw:text-style-name="P133" svg:x1="1.597cm" svg:y1="2.203cm" svg:x2="1.736cm" svg:y2="2.062cm"><text:p/></draw:line></draw:g><draw:g draw:style-name="gr3"><draw:line draw:style-name="gr314" draw:text-style-name="P133" svg:x1="1.948cm" svg:y1="1.016cm" svg:x2="2.089cm" svg:y2="1.155cm"><text:p/></draw:line><draw:line draw:style-name="gr315" draw:text-style-name="P133" svg:x1="1.948cm" svg:y1="1.155cm" svg:x2="2.089cm" svg:y2="1.016cm"><text:p/></draw:line></draw:g><draw:g draw:style-name="gr3"><draw:line draw:style-name="gr316" draw:text-style-name="P133" svg:x1="2.646cm" svg:y1="0.665cm" svg:x2="2.785cm" svg:y2="0.804cm"><text:p/></draw:line><draw:line draw:style-name="gr317" draw:text-style-name="P133" svg:x1="2.646cm" svg:y1="0.804cm" svg:x2="2.785cm" svg:y2="0.665cm"><text:p/></draw:line></draw:g><draw:frame draw:style-name="gr301" draw:text-style-name="P130" svg:width="0.772cm" svg:height="0.675cm" svg:x="1.453cm" svg:y="1.684cm"><draw:text-box><text:p text:style-name="P123"><text:span text:style-name="T181">H</text:span></text:p></draw:text-box></draw:frame><draw:frame draw:style-name="gr318" draw:text-style-name="P130" svg:width="0.736cm" svg:height="0.675cm" svg:x="1.451cm" svg:y="0.735cm"><draw:text-box><text:p text:style-name="P123"><text:span text:style-name="T181">K</text:span></text:p></draw:text-box></draw:frame><draw:frame draw:style-name="gr319" draw:text-style-name="P130" svg:width="0.78cm" svg:height="0.675cm" svg:x="2.57cm" svg:y="0.386cm"><draw:text-box><text:p text:style-name="P123"><text:span text:style-name="T181">G</text:span></text:p></draw:text-box></draw:frame><draw:g draw:style-name="gr3"><draw:line draw:style-name="gr320" draw:text-style-name="P133" svg:x1="2.658cm" svg:y1="0.658cm" svg:x2="2.797cm" svg:y2="0.797cm"><text:p/></draw:line><draw:line draw:style-name="gr321" draw:text-style-name="P133" svg:x1="2.658cm" svg:y1="0.797cm" svg:x2="2.797cm" svg:y2="0.658cm"><text:p/></draw:line></draw:g><draw:g draw:style-name="gr3"><draw:line draw:style-name="gr322" draw:text-style-name="P133" svg:x1="1.948cm" svg:y1="1.023cm" svg:x2="2.087cm" svg:y2="1.162cm"><text:p/></draw:line><draw:line draw:style-name="gr323" draw:text-style-name="P133" svg:x1="1.948cm" svg:y1="1.162cm" svg:x2="2.087cm" svg:y2="1.023cm"><text:p/></draw:line></draw:g><draw:g draw:style-name="gr3"><draw:line draw:style-name="gr324" draw:text-style-name="P133" svg:x1="1.597cm" svg:y1="2.058cm" svg:x2="1.736cm" svg:y2="2.197cm"><text:p/></draw:line><draw:line draw:style-name="gr325" draw:text-style-name="P133" svg:x1="1.597cm" svg:y1="2.197cm" svg:x2="1.736cm" svg:y2="2.058cm"><text:p/></draw:line></draw:g></draw:g><draw:g draw:style-name="gr3"><draw:line draw:style-name="gr308" draw:text-style-name="P128" svg:x1="3.001cm" svg:y1="2.044cm" svg:x2="3.154cm" svg:y2="2.195cm"><text:p/></draw:line><draw:line draw:style-name="gr308" draw:text-style-name="P128" svg:x1="3.154cm" svg:y1="2.044cm" svg:x2="3.001cm" svg:y2="2.195cm"><text:p/></draw:line></draw:g><draw:frame draw:style-name="gr310" draw:text-style-name="P129" svg:width="0.937cm" svg:height="0.87cm" svg:x="2.871cm" svg:y="1.986cm"><draw:text-box><text:p text:style-name="P113"><text:span text:style-name="T186">K'</text:span></text:p></draw:text-box></draw:frame><draw:g draw:style-name="gr3"><draw:line draw:style-name="gr308" draw:text-style-name="P128" svg:x1="3.339cm" svg:y1="1.363cm" svg:x2="3.492cm" svg:y2="1.514cm"><text:p/></draw:line><draw:line draw:style-name="gr308" draw:text-style-name="P128" svg:x1="3.492cm" svg:y1="1.363cm" svg:x2="3.339cm" svg:y2="1.514cm"><text:p/></draw:line></draw:g><draw:frame draw:style-name="gr310" draw:text-style-name="P129" svg:width="0.937cm" svg:height="0.87cm" svg:x="3.212cm" svg:y="1.305cm"><draw:text-box><text:p text:style-name="P113"><text:span text:style-name="T186">G'</text:span></text:p></draw:text-box></draw:frame></draw:g></text:p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/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/>
        <text:list xml:id="list232112339069024" text:continue-numbering="true" text:style-name="_5f_Numérotation_20_des_20_exercices">
          <text:list-item>
            <text:list>
              <text:list-item>
                <text:p text:style-name="_5f_Paragraphe_5f_avec_5f_Num_5f_Question"/>
              </text:list-item>
            </text:list>
          </text:list-item>
        </text:list>
        <text:h text:style-name="_5f_Paragraphe" text:outline-level="1"><draw:g text:anchor-type="paragraph" draw:z-index="201" draw:name="Forme3" draw:style-name="gr241"><draw:g draw:name="Shape52" draw:style-name="gr3"><draw:frame draw:style-name="gr290" draw:text-style-name="P130" svg:width="1.015cm" svg:height="0.675cm" draw:transform="rotate (-0.0157079632679491) translate (1.05656944444444cm 0.0440972222222222cm)"><draw:text-box><text:p text:style-name="P123"><text:span text:style-name="T181">(d)</text:span></text:p></draw:text-box></draw:frame><draw:ellipse draw:style-name="gr291" draw:text-style-name="P131" svg:width="0.041cm" svg:height="0.04cm" svg:x="2.028cm" svg:y="-0.021cm"><text:p/></draw:ellipse><draw:circle draw:style-name="gr291" draw:text-style-name="P131" svg:width="0.043cm" svg:height="0.041cm" svg:x="2.416cm" svg:y="0.367cm"><text:p/></draw:circle><draw:ellipse draw:style-name="gr291" draw:text-style-name="P131" svg:width="0.043cm" svg:height="0.04cm" svg:x="2.416cm" svg:y="-0.021cm"><text:p/></draw:ellipse><draw:circle draw:style-name="gr291" draw:text-style-name="P131" svg:width="0.041cm" svg:height="0.041cm" svg:x="2.028cm" svg:y="0.367cm"><text:p/></draw:circle><draw:ellipse draw:style-name="gr291" draw:text-style-name="P131" svg:width="0.041cm" svg:height="0.045cm" svg:x="2.028cm" svg:y="0.759cm"><text:p/></draw:ellipse><draw:circle draw:style-name="gr291" draw:text-style-name="P131" svg:width="0.043cm" svg:height="0.041cm" svg:x="2.416cm" svg:y="1.15cm"><text:p/></draw:circle><draw:ellipse draw:style-name="gr291" draw:text-style-name="P131" svg:width="0.043cm" svg:height="0.045cm" svg:x="2.416cm" svg:y="0.759cm"><text:p/></draw:ellipse><draw:circle draw:style-name="gr291" draw:text-style-name="P131" svg:width="0.041cm" svg:height="0.041cm" svg:x="2.028cm" svg:y="1.15cm"><text:p/></draw:circle><draw:circle draw:style-name="gr291" draw:text-style-name="P131" svg:width="0.041cm" svg:height="0.043cm" svg:x="2.028cm" svg:y="1.538cm"><text:p/></draw:circle><draw:ellipse draw:style-name="gr291" draw:text-style-name="P131" svg:width="0.043cm" svg:height="0.045cm" svg:x="2.416cm" svg:y="1.93cm"><text:p/></draw:ellipse><draw:circle draw:style-name="gr291" draw:text-style-name="P131" svg:width="0.043cm" svg:height="0.043cm" svg:x="2.416cm" svg:y="1.538cm"><text:p/></draw:circle><draw:ellipse draw:style-name="gr291" draw:text-style-name="P131" svg:width="0.041cm" svg:height="0.045cm" svg:x="2.028cm" svg:y="1.93cm"><text:p/></draw:ellipse><draw:ellipse draw:style-name="gr291" draw:text-style-name="P131" svg:width="0.041cm" svg:height="0.045cm" svg:x="2.028cm" svg:y="2.318cm"><text:p/></draw:ellipse><draw:circle draw:style-name="gr291" draw:text-style-name="P131" svg:width="0.043cm" svg:height="0.041cm" svg:x="2.416cm" svg:y="2.711cm"><text:p/></draw:circle><draw:ellipse draw:style-name="gr291" draw:text-style-name="P131" svg:width="0.043cm" svg:height="0.045cm" svg:x="2.416cm" svg:y="2.318cm"><text:p/></draw:ellipse><draw:circle draw:style-name="gr291" draw:text-style-name="P131" svg:width="0.041cm" svg:height="0.041cm" svg:x="2.028cm" svg:y="2.711cm"><text:p/></draw:circle><draw:ellipse draw:style-name="gr291" draw:text-style-name="P131" svg:width="0.043cm" svg:height="0.04cm" svg:x="2.808cm" svg:y="-0.021cm"><text:p/></draw:ellipse><draw:ellipse draw:style-name="gr291" draw:text-style-name="P131" svg:width="0.04cm" svg:height="0.041cm" svg:x="3.199cm" svg:y="0.367cm"><text:p/></draw:ellipse><draw:circle draw:style-name="gr291" draw:text-style-name="P131" svg:width="0.04cm" svg:height="0.04cm" svg:x="3.199cm" svg:y="-0.021cm"><text:p/></draw:circle><draw:circle draw:style-name="gr291" draw:text-style-name="P131" svg:width="0.043cm" svg:height="0.041cm" svg:x="2.808cm" svg:y="0.367cm"><text:p/></draw:circle><draw:ellipse draw:style-name="gr291" draw:text-style-name="P131" svg:width="0.043cm" svg:height="0.045cm" svg:x="2.808cm" svg:y="0.759cm"><text:p/></draw:ellipse><draw:ellipse draw:style-name="gr291" draw:text-style-name="P131" svg:width="0.04cm" svg:height="0.041cm" svg:x="3.199cm" svg:y="1.15cm"><text:p/></draw:ellipse><draw:ellipse draw:style-name="gr291" draw:text-style-name="P131" svg:width="0.04cm" svg:height="0.045cm" svg:x="3.199cm" svg:y="0.759cm"><text:p/></draw:ellipse><draw:circle draw:style-name="gr291" draw:text-style-name="P131" svg:width="0.043cm" svg:height="0.041cm" svg:x="2.808cm" svg:y="1.15cm"><text:p/></draw:circle><draw:circle draw:style-name="gr291" draw:text-style-name="P131" svg:width="0.043cm" svg:height="0.043cm" svg:x="2.808cm" svg:y="1.538cm"><text:p/></draw:circle><draw:ellipse draw:style-name="gr291" draw:text-style-name="P131" svg:width="0.04cm" svg:height="0.045cm" svg:x="3.199cm" svg:y="1.93cm"><text:p/></draw:ellipse><draw:ellipse draw:style-name="gr291" draw:text-style-name="P131" svg:width="0.04cm" svg:height="0.043cm" svg:x="3.199cm" svg:y="1.538cm"><text:p/></draw:ellipse><draw:ellipse draw:style-name="gr291" draw:text-style-name="P131" svg:width="0.043cm" svg:height="0.045cm" svg:x="2.808cm" svg:y="1.93cm"><text:p/></draw:ellipse><draw:ellipse draw:style-name="gr291" draw:text-style-name="P131" svg:width="0.043cm" svg:height="0.045cm" svg:x="2.808cm" svg:y="2.318cm"><text:p/></draw:ellipse><draw:ellipse draw:style-name="gr291" draw:text-style-name="P131" svg:width="0.04cm" svg:height="0.041cm" svg:x="3.199cm" svg:y="2.711cm"><text:p/></draw:ellipse><draw:ellipse draw:style-name="gr291" draw:text-style-name="P131" svg:width="0.04cm" svg:height="0.045cm" svg:x="3.199cm" svg:y="2.318cm"><text:p/></draw:ellipse><draw:circle draw:style-name="gr291" draw:text-style-name="P131" svg:width="0.043cm" svg:height="0.041cm" svg:x="2.808cm" svg:y="2.711cm"><text:p/></draw:circle><draw:ellipse draw:style-name="gr291" draw:text-style-name="P131" svg:width="0.041cm" svg:height="0.04cm" svg:x="3.589cm" svg:y="-0.021cm"><text:p/></draw:ellipse><draw:circle draw:style-name="gr291" draw:text-style-name="P131" svg:width="0.041cm" svg:height="0.041cm" svg:x="3.981cm" svg:y="0.367cm"><text:p/></draw:circle><draw:ellipse draw:style-name="gr291" draw:text-style-name="P131" svg:width="0.041cm" svg:height="0.04cm" svg:x="3.981cm" svg:y="-0.021cm"><text:p/></draw:ellipse><draw:circle draw:style-name="gr291" draw:text-style-name="P131" svg:width="0.041cm" svg:height="0.041cm" svg:x="3.589cm" svg:y="0.367cm"><text:p/></draw:circle><draw:ellipse draw:style-name="gr291" draw:text-style-name="P131" svg:width="0.041cm" svg:height="0.045cm" svg:x="3.589cm" svg:y="0.759cm"><text:p/></draw:ellipse><draw:circle draw:style-name="gr291" draw:text-style-name="P131" svg:width="0.041cm" svg:height="0.041cm" svg:x="3.981cm" svg:y="1.15cm"><text:p/></draw:circle><draw:ellipse draw:style-name="gr291" draw:text-style-name="P131" svg:width="0.041cm" svg:height="0.045cm" svg:x="3.981cm" svg:y="0.759cm"><text:p/></draw:ellipse><draw:circle draw:style-name="gr291" draw:text-style-name="P131" svg:width="0.041cm" svg:height="0.041cm" svg:x="3.589cm" svg:y="1.15cm"><text:p/></draw:circle><draw:circle draw:style-name="gr291" draw:text-style-name="P131" svg:width="0.041cm" svg:height="0.043cm" svg:x="3.589cm" svg:y="1.538cm"><text:p/></draw:circle><draw:ellipse draw:style-name="gr291" draw:text-style-name="P131" svg:width="0.041cm" svg:height="0.045cm" svg:x="3.981cm" svg:y="1.93cm"><text:p/></draw:ellipse><draw:circle draw:style-name="gr291" draw:text-style-name="P131" svg:width="0.041cm" svg:height="0.043cm" svg:x="3.981cm" svg:y="1.538cm"><text:p/></draw:circle><draw:ellipse draw:style-name="gr291" draw:text-style-name="P131" svg:width="0.041cm" svg:height="0.045cm" svg:x="3.589cm" svg:y="1.93cm"><text:p/></draw:ellipse><draw:ellipse draw:style-name="gr291" draw:text-style-name="P131" svg:width="0.041cm" svg:height="0.045cm" svg:x="3.589cm" svg:y="2.318cm"><text:p/></draw:ellipse><draw:circle draw:style-name="gr291" draw:text-style-name="P131" svg:width="0.041cm" svg:height="0.041cm" svg:x="3.981cm" svg:y="2.711cm"><text:p/></draw:circle><draw:ellipse draw:style-name="gr291" draw:text-style-name="P131" svg:width="0.041cm" svg:height="0.045cm" svg:x="3.981cm" svg:y="2.318cm"><text:p/></draw:ellipse><draw:circle draw:style-name="gr291" draw:text-style-name="P131" svg:width="0.041cm" svg:height="0.041cm" svg:x="3.589cm" svg:y="2.711cm"><text:p/></draw:circle><draw:ellipse draw:style-name="gr291" draw:text-style-name="P131" svg:width="0.04cm" svg:height="0.041cm" svg:x="0.855cm" svg:y="0.367cm"><text:p/></draw:ellipse><draw:circle draw:style-name="gr291" draw:text-style-name="P131" svg:width="0.04cm" svg:height="0.04cm" svg:x="0.855cm" svg:y="-0.021cm"><text:p/></draw:circle><draw:ellipse draw:style-name="gr291" draw:text-style-name="P131" svg:width="0.04cm" svg:height="0.041cm" svg:x="0.855cm" svg:y="1.15cm"><text:p/></draw:ellipse><draw:ellipse draw:style-name="gr291" draw:text-style-name="P131" svg:width="0.04cm" svg:height="0.045cm" svg:x="0.855cm" svg:y="0.759cm"><text:p/></draw:ellipse><draw:ellipse draw:style-name="gr291" draw:text-style-name="P131" svg:width="0.04cm" svg:height="0.045cm" svg:x="0.855cm" svg:y="1.93cm"><text:p/></draw:ellipse><draw:ellipse draw:style-name="gr291" draw:text-style-name="P131" svg:width="0.04cm" svg:height="0.043cm" svg:x="0.855cm" svg:y="1.538cm"><text:p/></draw:ellipse><draw:ellipse draw:style-name="gr291" draw:text-style-name="P131" svg:width="0.04cm" svg:height="0.041cm" svg:x="0.855cm" svg:y="2.711cm"><text:p/></draw:ellipse><draw:ellipse draw:style-name="gr291" draw:text-style-name="P131" svg:width="0.04cm" svg:height="0.045cm" svg:x="0.855cm" svg:y="2.318cm"><text:p/></draw:ellipse><draw:ellipse draw:style-name="gr291" draw:text-style-name="P131" svg:width="0.043cm" svg:height="0.04cm" svg:x="1.245cm" svg:y="-0.021cm"><text:p/></draw:ellipse><draw:ellipse draw:style-name="gr291" draw:text-style-name="P131" svg:width="0.04cm" svg:height="0.041cm" svg:x="1.635cm" svg:y="0.367cm"><text:p/></draw:ellipse><draw:circle draw:style-name="gr291" draw:text-style-name="P131" svg:width="0.04cm" svg:height="0.04cm" svg:x="1.635cm" svg:y="-0.021cm"><text:p/></draw:circle><draw:circle draw:style-name="gr291" draw:text-style-name="P131" svg:width="0.043cm" svg:height="0.041cm" svg:x="1.245cm" svg:y="0.367cm"><text:p/></draw:circle><draw:ellipse draw:style-name="gr291" draw:text-style-name="P131" svg:width="0.043cm" svg:height="0.045cm" svg:x="1.245cm" svg:y="0.759cm"><text:p/></draw:ellipse><draw:ellipse draw:style-name="gr291" draw:text-style-name="P131" svg:width="0.04cm" svg:height="0.041cm" svg:x="1.635cm" svg:y="1.15cm"><text:p/></draw:ellipse><draw:ellipse draw:style-name="gr291" draw:text-style-name="P131" svg:width="0.04cm" svg:height="0.045cm" svg:x="1.635cm" svg:y="0.759cm"><text:p/></draw:ellipse><draw:circle draw:style-name="gr291" draw:text-style-name="P131" svg:width="0.043cm" svg:height="0.041cm" svg:x="1.245cm" svg:y="1.15cm"><text:p/></draw:circle><draw:circle draw:style-name="gr291" draw:text-style-name="P131" svg:width="0.043cm" svg:height="0.043cm" svg:x="1.245cm" svg:y="1.538cm"><text:p/></draw:circle><draw:ellipse draw:style-name="gr291" draw:text-style-name="P131" svg:width="0.04cm" svg:height="0.045cm" svg:x="1.635cm" svg:y="1.93cm"><text:p/></draw:ellipse><draw:ellipse draw:style-name="gr291" draw:text-style-name="P131" svg:width="0.04cm" svg:height="0.043cm" svg:x="1.635cm" svg:y="1.538cm"><text:p/></draw:ellipse><draw:ellipse draw:style-name="gr291" draw:text-style-name="P131" svg:width="0.043cm" svg:height="0.045cm" svg:x="1.245cm" svg:y="1.93cm"><text:p/></draw:ellipse><draw:ellipse draw:style-name="gr291" draw:text-style-name="P131" svg:width="0.043cm" svg:height="0.045cm" svg:x="1.245cm" svg:y="2.318cm"><text:p/></draw:ellipse><draw:ellipse draw:style-name="gr291" draw:text-style-name="P131" svg:width="0.04cm" svg:height="0.041cm" svg:x="1.635cm" svg:y="2.711cm"><text:p/></draw:ellipse><draw:ellipse draw:style-name="gr291" draw:text-style-name="P131" svg:width="0.04cm" svg:height="0.045cm" svg:x="1.635cm" svg:y="2.318cm"><text:p/></draw:ellipse><draw:circle draw:style-name="gr291" draw:text-style-name="P131" svg:width="0.043cm" svg:height="0.041cm" svg:x="1.245cm" svg:y="2.711cm"><text:p/></draw:circle><draw:circle draw:style-name="gr291" draw:text-style-name="P131" svg:width="0.041cm" svg:height="0.043cm" svg:x="2.028cm" svg:y="3.103cm"><text:p/></draw:circle><draw:circle draw:style-name="gr291" draw:text-style-name="P131" svg:width="0.043cm" svg:height="0.043cm" svg:x="2.416cm" svg:y="3.103cm"><text:p/></draw:circle><draw:circle draw:style-name="gr291" draw:text-style-name="P131" svg:width="0.043cm" svg:height="0.043cm" svg:x="2.808cm" svg:y="3.103cm"><text:p/></draw:circle><draw:ellipse draw:style-name="gr291" draw:text-style-name="P131" svg:width="0.04cm" svg:height="0.043cm" svg:x="3.199cm" svg:y="3.103cm"><text:p/></draw:ellipse><draw:circle draw:style-name="gr291" draw:text-style-name="P131" svg:width="0.041cm" svg:height="0.043cm" svg:x="3.589cm" svg:y="3.103cm"><text:p/></draw:circle><draw:circle draw:style-name="gr291" draw:text-style-name="P131" svg:width="0.041cm" svg:height="0.043cm" svg:x="3.981cm" svg:y="3.103cm"><text:p/></draw:circle><draw:ellipse draw:style-name="gr291" draw:text-style-name="P131" svg:width="0.04cm" svg:height="0.043cm" svg:x="0.855cm" svg:y="3.103cm"><text:p/></draw:ellipse><draw:circle draw:style-name="gr291" draw:text-style-name="P131" svg:width="0.043cm" svg:height="0.043cm" svg:x="1.245cm" svg:y="3.103cm"><text:p/></draw:circle><draw:ellipse draw:style-name="gr291" draw:text-style-name="P131" svg:width="0.04cm" svg:height="0.043cm" svg:x="1.635cm" svg:y="3.103cm"><text:p/></draw:ellipse><draw:line draw:style-name="gr292" draw:text-style-name="P151" svg:x1="3.998cm" svg:y1="3.121cm" svg:x2="0.873cm" svg:y2="-0.002cm"><text:p/></draw:line><draw:g draw:style-name="gr3"><draw:line draw:style-name="gr293" draw:text-style-name="P133" svg:x1="1.575cm" svg:y1="0.699cm" svg:x2="1.731cm" svg:y2="0.855cm"><text:p/></draw:line><draw:line draw:style-name="gr294" draw:text-style-name="P133" svg:x1="1.575cm" svg:y1="0.855cm" svg:x2="1.731cm" svg:y2="0.699cm"><text:p/></draw:line></draw:g><draw:g draw:style-name="gr3"><draw:line draw:style-name="gr295" draw:text-style-name="P133" svg:x1="2.355cm" svg:y1="1.089cm" svg:x2="2.512cm" svg:y2="1.247cm"><text:p/></draw:line><draw:line draw:style-name="gr296" draw:text-style-name="P133" svg:x1="2.355cm" svg:y1="1.247cm" svg:x2="2.512cm" svg:y2="1.089cm"><text:p/></draw:line></draw:g><draw:g draw:style-name="gr3"><draw:line draw:style-name="gr297" draw:text-style-name="P133" svg:x1="3.528cm" svg:y1="1.089cm" svg:x2="3.684cm" svg:y2="1.247cm"><text:p/></draw:line><draw:line draw:style-name="gr298" draw:text-style-name="P133" svg:x1="3.528cm" svg:y1="1.247cm" svg:x2="3.684cm" svg:y2="1.089cm"><text:p/></draw:line></draw:g><draw:frame draw:style-name="gr299" draw:text-style-name="P130" svg:width="0.703cm" svg:height="0.675cm" svg:x="1.58cm" svg:y="0.422cm"><draw:text-box><text:p text:style-name="P123"><text:span text:style-name="T181">L</text:span></text:p></draw:text-box></draw:frame><draw:frame draw:style-name="gr300" draw:text-style-name="P130" svg:width="0.81cm" svg:height="0.676cm" svg:x="2.266cm" svg:y="0.736cm"><draw:text-box><text:p text:style-name="P123"><text:span text:style-name="T181">M</text:span></text:p></draw:text-box></draw:frame><draw:frame draw:style-name="gr301" draw:text-style-name="P130" svg:width="0.772cm" svg:height="0.675cm" svg:x="3.437cm" svg:y="0.734cm"><draw:text-box><text:p text:style-name="P123"><text:span text:style-name="T181">N</text:span></text:p></draw:text-box></draw:frame><draw:g draw:style-name="gr3"><draw:line draw:style-name="gr302" draw:text-style-name="P133" svg:x1="1.582cm" svg:y1="0.696cm" svg:x2="1.738cm" svg:y2="0.852cm"><text:p/></draw:line><draw:line draw:style-name="gr303" draw:text-style-name="P133" svg:x1="1.582cm" svg:y1="0.852cm" svg:x2="1.738cm" svg:y2="0.696cm"><text:p/></draw:line></draw:g><draw:g draw:style-name="gr3"><draw:line draw:style-name="gr304" draw:text-style-name="P133" svg:x1="2.353cm" svg:y1="1.083cm" svg:x2="2.509cm" svg:y2="1.239cm"><text:p/></draw:line><draw:line draw:style-name="gr305" draw:text-style-name="P133" svg:x1="2.353cm" svg:y1="1.239cm" svg:x2="2.509cm" svg:y2="1.083cm"><text:p/></draw:line></draw:g><draw:g draw:style-name="gr3"><draw:line draw:style-name="gr306" draw:text-style-name="P133" svg:x1="3.526cm" svg:y1="1.087cm" svg:x2="3.682cm" svg:y2="1.243cm"><text:p/></draw:line><draw:line draw:style-name="gr307" draw:text-style-name="P133" svg:x1="3.526cm" svg:y1="1.243cm" svg:x2="3.682cm" svg:y2="1.087cm"><text:p/></draw:line></draw:g></draw:g><draw:line draw:style-name="gr308" draw:text-style-name="P128" svg:x1="1.589cm" svg:y1="0.708cm" svg:x2="1.742cm" svg:y2="0.859cm"><text:p/></draw:line><draw:line draw:style-name="gr308" draw:text-style-name="P128" svg:x1="1.742cm" svg:y1="0.708cm" svg:x2="1.589cm" svg:y2="0.859cm"><text:p/></draw:line><draw:frame draw:style-name="gr309" draw:text-style-name="P129" svg:width="0.939cm" svg:height="0.869cm" svg:x="0.95cm" svg:y="0.642cm"><draw:text-box><text:p text:style-name="P113"><text:span text:style-name="T186">L'</text:span></text:p></draw:text-box></draw:frame><draw:line draw:style-name="gr308" draw:text-style-name="P128" svg:x1="1.979cm" svg:y1="1.47cm" svg:x2="2.132cm" svg:y2="1.621cm"><text:p/></draw:line><draw:line draw:style-name="gr308" draw:text-style-name="P128" svg:x1="2.132cm" svg:y1="1.47cm" svg:x2="1.979cm" svg:y2="1.621cm"><text:p/></draw:line><draw:frame draw:style-name="gr309" draw:text-style-name="P129" svg:width="0.939cm" svg:height="0.869cm" svg:x="1.34cm" svg:y="1.404cm"><draw:text-box><text:p text:style-name="P113"><text:span text:style-name="T186">M'</text:span></text:p></draw:text-box></draw:frame><draw:line draw:style-name="gr308" draw:text-style-name="P128" svg:x1="1.972cm" svg:y1="2.642cm" svg:x2="2.125cm" svg:y2="2.793cm"><text:p/></draw:line><draw:line draw:style-name="gr308" draw:text-style-name="P128" svg:x1="2.125cm" svg:y1="2.642cm" svg:x2="1.972cm" svg:y2="2.793cm"><text:p/></draw:line><draw:frame draw:style-name="gr310" draw:text-style-name="P129" svg:width="0.941cm" svg:height="0.87cm" svg:x="1.333cm" svg:y="2.575cm"><draw:text-box><text:p text:style-name="P113"><text:span text:style-name="T186">N'</text:span></text:p></draw:text-box></draw:frame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/>
      </text:section>
      <text:list xml:id="list232111272303713" text:continue-numbering="true" text:style-name="_5f_Numérotation_20_des_20_exercices">
        <text:list-header>
          <text:h text:style-name="_5f_Titre_5f_Exercices_5f_sans_5f_Titre" text:outline-level="1"/>
        </text:list-header>
        <text:list-item>
          <text:h text:style-name="_5f_Titre_5f_Exercices_5f_sans_5f_Titre" text:outline-level="1"><draw:g text:anchor-type="paragraph" draw:z-index="360" draw:name="Forme4" draw:style-name="gr1"><draw:frame draw:style-name="gr2" draw:text-style-name="P114" svg:width="0.44cm" svg:height="0.426cm" svg:x="3.083cm" svg:y="2.467cm"><draw:text-box><text:p text:style-name="P113"><text:span text:style-name="T181">B''</text:span></text:p></draw:text-box></draw:frame><draw:g draw:style-name="gr3"><draw:line draw:style-name="gr4" draw:text-style-name="P115" svg:x1="3.04cm" svg:y1="3.182cm" svg:x2="3.197cm" svg:y2="3.333cm"><text:p/></draw:line><draw:line draw:style-name="gr5" draw:text-style-name="P115" svg:x1="3.197cm" svg:y1="3.182cm" svg:x2="3.04cm" svg:y2="3.333cm"><text:p/></draw:line></draw:g><draw:frame draw:style-name="gr6" draw:text-style-name="P116" svg:width="0.346cm" svg:height="0.426cm" svg:x="2.743cm" svg:y="2.801cm"><draw:text-box><text:p text:style-name="P113"><text:span text:style-name="T181">B'</text:span></text:p></draw:text-box></draw:frame><draw:frame draw:style-name="gr7" draw:text-style-name="P117" svg:width="0.348cm" svg:height="0.426cm" svg:x="5.505cm" svg:y="3.289cm"><draw:text-box><text:p text:style-name="P113"><text:span text:style-name="T181">C'</text:span></text:p></draw:text-box></draw:frame><draw:g draw:style-name="gr3"><draw:line draw:style-name="gr8" draw:text-style-name="P115" svg:x1="5.392cm" svg:y1="3.579cm" svg:x2="5.549cm" svg:y2="3.73cm"><text:p/></draw:line><draw:line draw:style-name="gr9" draw:text-style-name="P115" svg:x1="5.549cm" svg:y1="3.579cm" svg:x2="5.392cm" svg:y2="3.73cm"><text:p/></draw:line></draw:g><draw:frame draw:style-name="gr10" draw:text-style-name="P118" svg:width="0.345cm" svg:height="0.426cm" svg:x="0.787cm" svg:y="1.652cm"><draw:text-box><text:p text:style-name="P113"><text:span text:style-name="T181">F'</text:span></text:p></draw:text-box></draw:frame><draw:g draw:style-name="gr3"><draw:line draw:style-name="gr11" draw:text-style-name="P115" svg:x1="1.08cm" svg:y1="1.986cm" svg:x2="1.237cm" svg:y2="2.137cm"><text:p/></draw:line><draw:line draw:style-name="gr12" draw:text-style-name="P115" svg:x1="1.237cm" svg:y1="1.986cm" svg:x2="1.08cm" svg:y2="2.137cm"><text:p/></draw:line></draw:g><draw:frame draw:style-name="gr13" draw:text-style-name="P118" svg:width="0.346cm" svg:height="0.426cm" svg:x="0.407cm" svg:y="4.794cm"><draw:text-box><text:p text:style-name="P113"><text:span text:style-name="T181">E'</text:span></text:p></draw:text-box></draw:frame><draw:g draw:style-name="gr3"><draw:line draw:style-name="gr14" draw:text-style-name="P115" svg:x1="0.693cm" svg:y1="5.123cm" svg:x2="0.85cm" svg:y2="5.274cm"><text:p/></draw:line><draw:line draw:style-name="gr15" draw:text-style-name="P115" svg:x1="0.85cm" svg:y1="5.123cm" svg:x2="0.693cm" svg:y2="5.274cm"><text:p/></draw:line></draw:g><draw:g draw:style-name="gr3"><draw:line draw:style-name="gr16" draw:text-style-name="P115" svg:x1="2.649cm" svg:y1="1.605cm" svg:x2="2.806cm" svg:y2="1.756cm"><text:p/></draw:line><draw:line draw:style-name="gr17" draw:text-style-name="P115" svg:x1="2.806cm" svg:y1="1.605cm" svg:x2="2.649cm" svg:y2="1.756cm"><text:p/></draw:line></draw:g><draw:frame draw:style-name="gr18" draw:text-style-name="P114" svg:width="0.44cm" svg:height="0.426cm" svg:x="2.316cm" svg:y="1.24cm"><draw:text-box><text:p text:style-name="P113"><text:span text:style-name="T181">A''</text:span></text:p></draw:text-box></draw:frame><draw:line draw:style-name="gr19" draw:text-style-name="P119" svg:x1="1.18cm" svg:y1="2.061cm" svg:x2="5.88cm" svg:y2="2.061cm"><text:p/></draw:line><draw:line draw:style-name="gr20" draw:text-style-name="P119" svg:x1="2.75cm" svg:y1="1.702cm" svg:x2="5.094cm" svg:y2="4.027cm"><text:p/></draw:line><draw:line draw:style-name="gr21" draw:text-style-name="P119" svg:x1="7.084cm" svg:y1="2.069cm" svg:x2="5.112cm" svg:y2="4.01cm"><text:p/></draw:line><draw:frame draw:style-name="gr22" draw:text-style-name="P120" svg:width="0.445cm" svg:height="0.426cm" svg:x="2.692cm" svg:y="5.224cm"><draw:text-box><text:p text:style-name="P113"><text:span text:style-name="T181">C''</text:span></text:p></draw:text-box></draw:frame><draw:g draw:style-name="gr3"><draw:line draw:style-name="gr23" draw:text-style-name="P115" svg:x1="3.055cm" svg:y1="5.124cm" svg:x2="3.212cm" svg:y2="5.275cm"><text:p/></draw:line><draw:line draw:style-name="gr24" draw:text-style-name="P115" svg:x1="3.212cm" svg:y1="5.124cm" svg:x2="3.055cm" svg:y2="5.275cm"><text:p/></draw:line></draw:g><draw:frame draw:style-name="gr25" draw:text-style-name="P120" svg:width="0.47cm" svg:height="0.426cm" svg:x="1.543cm" svg:y="2.457cm"><draw:text-box><text:p text:style-name="P113"><text:span text:style-name="T181">D''</text:span></text:p></draw:text-box></draw:frame><draw:g draw:style-name="gr3"><draw:line draw:style-name="gr26" draw:text-style-name="P115" svg:x1="1.874cm" svg:y1="2.778cm" svg:x2="2.031cm" svg:y2="2.929cm"><text:p/></draw:line><draw:line draw:style-name="gr27" draw:text-style-name="P115" svg:x1="2.031cm" svg:y1="2.778cm" svg:x2="1.874cm" svg:y2="2.929cm"><text:p/></draw:line></draw:g><draw:frame draw:style-name="gr28" draw:text-style-name="P121" svg:width="0.537cm" svg:height="0.426cm" svg:x="7.124cm" svg:y="1.661cm"><draw:text-box><text:p text:style-name="P113"><text:span text:style-name="T181">A'''</text:span></text:p></draw:text-box></draw:frame><draw:g draw:style-name="gr3"><draw:line draw:style-name="gr29" draw:text-style-name="P115" svg:x1="7.022cm" svg:y1="1.979cm" svg:x2="7.179cm" svg:y2="2.13cm"><text:p/></draw:line><draw:line draw:style-name="gr30" draw:text-style-name="P115" svg:x1="7.179cm" svg:y1="1.979cm" svg:x2="7.022cm" svg:y2="2.13cm"><text:p/></draw:line></draw:g><draw:frame draw:style-name="gr31" draw:text-style-name="P117" svg:width="0.391cm" svg:height="0.424cm" svg:x="2.727cm" svg:y="4.448cm"><draw:text-box><text:p text:style-name="P113"><text:span text:style-name="T181">D’</text:span></text:p></draw:text-box></draw:frame><draw:line draw:name="Shape61_1" draw:style-name="gr32" draw:text-style-name="P122" svg:x1="0.38cm" svg:y1="5.207cm" svg:x2="8.993cm" svg:y2="5.211cm"><text:p/></draw:line><draw:line draw:name="Shape62_1" draw:style-name="gr33" draw:text-style-name="P122" svg:x1="0.38cm" svg:y1="4.813cm" svg:x2="8.993cm" svg:y2="4.811cm"><text:p/></draw:line><draw:line draw:name="Shape63_1" draw:style-name="gr34" draw:text-style-name="P122" svg:x1="0.38cm" svg:y1="4.42cm" svg:x2="8.993cm" svg:y2="4.408cm"><text:p/></draw:line><draw:line draw:name="Shape64_1" draw:style-name="gr35" draw:text-style-name="P122" svg:x1="0.38cm" svg:y1="4.032cm" svg:x2="9.047cm" svg:y2="4.032cm"><text:p/></draw:line><draw:line draw:name="Shape65_1" draw:style-name="gr36" draw:text-style-name="P122" svg:x1="0.38cm" svg:y1="3.64cm" svg:x2="8.993cm" svg:y2="3.685cm"><text:p/></draw:line><draw:line draw:name="Shape66_1" draw:style-name="gr37" draw:text-style-name="P122" svg:x1="0.38cm" svg:y1="3.242cm" svg:x2="8.993cm" svg:y2="3.28cm"><text:p/></draw:line><draw:line draw:name="Shape67_1" draw:style-name="gr38" draw:text-style-name="P122" svg:x1="0.38cm" svg:y1="2.853cm" svg:x2="8.993cm" svg:y2="2.882cm"><text:p/></draw:line><draw:line draw:name="Shape68_1" draw:style-name="gr39" draw:text-style-name="P122" svg:x1="0.38cm" svg:y1="2.458cm" svg:x2="8.993cm" svg:y2="2.475cm"><text:p/></draw:line><draw:line draw:name="Shape69_1" draw:style-name="gr40" draw:text-style-name="P122" svg:x1="0.38cm" svg:y1="2.069cm" svg:x2="8.993cm" svg:y2="2.076cm"><text:p/></draw:line><draw:line draw:name="Shape70_1" draw:style-name="gr41" draw:text-style-name="P122" svg:x1="0.38cm" svg:y1="1.679cm" svg:x2="8.993cm" svg:y2="1.674cm"><text:p/></draw:line><draw:line draw:name="Shape71_1" draw:style-name="gr42" draw:text-style-name="P122" svg:x1="0.38cm" svg:y1="1.285cm" svg:x2="8.993cm" svg:y2="1.271cm"><text:p/></draw:line><draw:line draw:name="Shape72_1" draw:style-name="gr43" draw:text-style-name="P122" svg:x1="0.38cm" svg:y1="0.893cm" svg:x2="8.993cm" svg:y2="0.869cm"><text:p/></draw:line><draw:line draw:name="Shape73_1" draw:style-name="gr44" draw:text-style-name="P122" svg:x1="0.38cm" svg:y1="0.894cm" svg:x2="0.38cm" svg:y2="5.598cm"><text:p/></draw:line><draw:line draw:name="Shape74_1" draw:style-name="gr45" draw:text-style-name="P122" svg:x1="0.773cm" svg:y1="0.894cm" svg:x2="0.773cm" svg:y2="5.598cm"><text:p/></draw:line><draw:line draw:name="Shape75_1" draw:style-name="gr46" draw:text-style-name="P122" svg:x1="1.165cm" svg:y1="0.894cm" svg:x2="1.165cm" svg:y2="5.598cm"><text:p/></draw:line><draw:line draw:name="Shape76_1" draw:style-name="gr47" draw:text-style-name="P122" svg:x1="1.557cm" svg:y1="0.894cm" svg:x2="1.557cm" svg:y2="5.598cm"><text:p/></draw:line><draw:line draw:name="Shape77_1" draw:style-name="gr48" draw:text-style-name="P122" svg:x1="1.948cm" svg:y1="0.894cm" svg:x2="1.948cm" svg:y2="5.598cm"><text:p/></draw:line><draw:line draw:name="Shape78_1" draw:style-name="gr49" draw:text-style-name="P122" svg:x1="2.341cm" svg:y1="0.894cm" svg:x2="2.341cm" svg:y2="5.598cm"><text:p/></draw:line><draw:line draw:name="Shape80_1" draw:style-name="gr50" draw:text-style-name="P122" svg:x1="2.733cm" svg:y1="0.894cm" svg:x2="2.733cm" svg:y2="5.598cm"><text:p/></draw:line><draw:line draw:name="Shape81_1" draw:style-name="gr51" draw:text-style-name="P122" svg:x1="3.124cm" svg:y1="0.894cm" svg:x2="3.124cm" svg:y2="5.598cm"><text:p/></draw:line><draw:line draw:name="Shape82_1" draw:style-name="gr52" draw:text-style-name="P122" svg:x1="3.514cm" svg:y1="0.894cm" svg:x2="3.514cm" svg:y2="5.598cm"><text:p/></draw:line><draw:line draw:name="Shape83_1" draw:style-name="gr53" draw:text-style-name="P122" svg:x1="3.907cm" svg:y1="0.894cm" svg:x2="3.907cm" svg:y2="5.598cm"><text:p/></draw:line><draw:line draw:name="Shape84_1" draw:style-name="gr54" draw:text-style-name="P122" svg:x1="4.299cm" svg:y1="0.894cm" svg:x2="4.299cm" svg:y2="5.598cm"><text:p/></draw:line><draw:line draw:name="Shape85_1" draw:style-name="gr55" draw:text-style-name="P122" svg:x1="4.692cm" svg:y1="0.894cm" svg:x2="4.692cm" svg:y2="5.598cm"><text:p/></draw:line><draw:line draw:name="Shape86_1" draw:style-name="gr56" draw:text-style-name="P122" svg:x1="5.085cm" svg:y1="0.894cm" svg:x2="5.085cm" svg:y2="5.598cm"><text:p/></draw:line><draw:line draw:name="Shape87_1" draw:style-name="gr57" draw:text-style-name="P122" svg:x1="5.479cm" svg:y1="0.894cm" svg:x2="5.479cm" svg:y2="5.598cm"><text:p/></draw:line><draw:line draw:name="Shape88_1" draw:style-name="gr58" draw:text-style-name="P122" svg:x1="5.87cm" svg:y1="0.894cm" svg:x2="5.87cm" svg:y2="5.598cm"><text:p/></draw:line><draw:line draw:name="Shape89_1" draw:style-name="gr59" draw:text-style-name="P122" svg:x1="6.26cm" svg:y1="0.894cm" svg:x2="6.26cm" svg:y2="5.598cm"><text:p/></draw:line><draw:line draw:name="Shape90_1" draw:style-name="gr60" draw:text-style-name="P122" svg:x1="6.652cm" svg:y1="0.894cm" svg:x2="6.652cm" svg:y2="5.598cm"><text:p/></draw:line><draw:line draw:name="Shape91_1" draw:style-name="gr61" draw:text-style-name="P122" svg:x1="0.38cm" svg:y1="5.594cm" svg:x2="8.993cm" svg:y2="5.613cm"><text:p/></draw:line><draw:frame draw:name="Shape93_1" draw:style-name="gr62" draw:text-style-name="P124" svg:width="0.6cm" svg:height="0.495cm" svg:x="3.533cm" svg:y="5.228cm"><draw:text-box><text:p text:style-name="P123"><text:span text:style-name="T182">(d)</text:span></text:p></draw:text-box></draw:frame><draw:line draw:name="Shape92_1" draw:style-name="gr63" draw:text-style-name="P122" svg:x1="3.514cm" svg:y1="5.598cm" svg:x2="3.514cm" svg:y2="0.894cm"><text:p/></draw:line><draw:line draw:name="Shape94_1" draw:style-name="gr64" draw:text-style-name="P125" svg:x1="1.165cm" svg:y1="5.595cm" svg:x2="5.871cm" svg:y2="0.894cm"><text:p/></draw:line><draw:line draw:name="Shape95_1" draw:style-name="gr65" draw:text-style-name="P125" svg:x1="3.907cm" svg:y1="0.869cm" svg:x2="8.67cm" svg:y2="5.612cm"><text:p/></draw:line><draw:line draw:name="Shape96_1" draw:style-name="gr66" draw:text-style-name="P122" svg:x1="7.054cm" svg:y1="0.869cm" svg:x2="7.062cm" svg:y2="5.612cm"><text:p/></draw:line><draw:line draw:name="Shape97_1" draw:style-name="gr67" draw:text-style-name="P122" svg:x1="7.446cm" svg:y1="0.869cm" svg:x2="7.465cm" svg:y2="5.612cm"><text:p/></draw:line><draw:line draw:name="Shape98_1" draw:style-name="gr68" draw:text-style-name="P122" svg:x1="7.839cm" svg:y1="0.869cm" svg:x2="7.868cm" svg:y2="5.612cm"><text:p/></draw:line><draw:line draw:name="Shape99_1" draw:style-name="gr69" draw:text-style-name="P122" svg:x1="8.23cm" svg:y1="0.869cm" svg:x2="8.268cm" svg:y2="5.612cm"><text:p/></draw:line><draw:line draw:name="Shape100_1" draw:style-name="gr70" draw:text-style-name="P122" svg:x1="8.62cm" svg:y1="0.869cm" svg:x2="8.67cm" svg:y2="5.612cm"><text:p/></draw:line><draw:line draw:name="Shape101_1" draw:style-name="gr71" draw:text-style-name="P122" svg:x1="9.015cm" svg:y1="0.869cm" svg:x2="9.075cm" svg:y2="5.612cm"><text:p/></draw:line><draw:line draw:name="Shape102_1" draw:style-name="gr72" draw:text-style-name="P125" svg:x1="1.514cm" svg:y1="3.602cm" svg:x2="1.595cm" svg:y2="3.683cm"><text:p/></draw:line><draw:line draw:name="Shape103_1" draw:style-name="gr73" draw:text-style-name="P125" svg:x1="1.595cm" svg:y1="3.605cm" svg:x2="1.514cm" svg:y2="3.684cm"><text:p/></draw:line><draw:line draw:name="Shape104_1" draw:style-name="gr74" draw:text-style-name="P125" svg:x1="1.514cm" svg:y1="3.602cm" svg:x2="1.595cm" svg:y2="3.683cm"><text:p/></draw:line><draw:line draw:name="Shape105_1" draw:style-name="gr75" draw:text-style-name="P125" svg:x1="1.595cm" svg:y1="3.605cm" svg:x2="1.514cm" svg:y2="3.684cm"><text:p/></draw:line><draw:frame draw:name="Shape131_1" draw:style-name="gr76" draw:text-style-name="P126" svg:width="0.701cm" svg:height="0.445cm" draw:transform="rotate (0.788888821901437) translate (0.728486111111111cm 5.30830555555556cm)"><draw:text-box><text:p text:style-name="P123"><text:span text:style-name="T183">(d</text:span><text:span text:style-name="T184">1</text:span><text:span text:style-name="T183">)</text:span></text:p></draw:text-box></draw:frame><draw:frame draw:name="Shape130_1" draw:style-name="gr77" draw:text-style-name="P126" svg:width="0.697cm" svg:height="0.444cm" draw:transform="rotate (-0.853466004225227) translate (8.61659722222222cm 4.77308333333333cm)"><draw:text-box><text:p text:style-name="P123"><text:span text:style-name="T183">(d</text:span><text:span text:style-name="T184">2</text:span><text:span text:style-name="T183">)</text:span></text:p></draw:text-box></draw:frame><draw:line draw:name="Shape106_1" draw:style-name="gr78" draw:text-style-name="P125" svg:x1="3.863cm" svg:y1="4.766cm" svg:x2="3.944cm" svg:y2="4.847cm"><text:p/></draw:line><draw:line draw:name="Shape107_1" draw:style-name="gr79" draw:text-style-name="P125" svg:x1="3.944cm" svg:y1="4.766cm" svg:x2="3.863cm" svg:y2="4.845cm"><text:p/></draw:line><draw:line draw:name="Shape108_1" draw:style-name="gr80" draw:text-style-name="P125" svg:x1="3.863cm" svg:y1="4.766cm" svg:x2="3.944cm" svg:y2="4.847cm"><text:p/></draw:line><draw:line draw:name="Shape109_1" draw:style-name="gr81" draw:text-style-name="P125" svg:x1="3.944cm" svg:y1="4.766cm" svg:x2="3.863cm" svg:y2="4.845cm"><text:p/></draw:line><draw:line draw:name="Shape110_1" draw:style-name="gr82" draw:text-style-name="P125" svg:x1="6.208cm" svg:y1="5.156cm" svg:x2="6.289cm" svg:y2="5.237cm"><text:p/></draw:line><draw:line draw:name="Shape111_1" draw:style-name="gr83" draw:text-style-name="P125" svg:x1="6.288cm" svg:y1="5.156cm" svg:x2="6.207cm" svg:y2="5.235cm"><text:p/></draw:line><draw:line draw:name="Shape112_1" draw:style-name="gr84" draw:text-style-name="P125" svg:x1="6.208cm" svg:y1="5.156cm" svg:x2="6.289cm" svg:y2="5.237cm"><text:p/></draw:line><draw:line draw:name="Shape113_1" draw:style-name="gr85" draw:text-style-name="P125" svg:x1="6.288cm" svg:y1="5.156cm" svg:x2="6.207cm" svg:y2="5.235cm"><text:p/></draw:line><draw:line draw:name="Shape114_1" draw:style-name="gr86" draw:text-style-name="P125" svg:x1="5.05cm" svg:y1="3.997cm" svg:x2="5.131cm" svg:y2="4.078cm"><text:p/></draw:line><draw:line draw:name="Shape115_1" draw:style-name="gr87" draw:text-style-name="P125" svg:x1="5.13cm" svg:y1="3.997cm" svg:x2="5.049cm" svg:y2="4.076cm"><text:p/></draw:line><draw:line draw:name="Shape116_1" draw:style-name="gr88" draw:text-style-name="P125" svg:x1="5.05cm" svg:y1="3.997cm" svg:x2="5.131cm" svg:y2="4.078cm"><text:p/></draw:line><draw:line draw:name="Shape117_1" draw:style-name="gr89" draw:text-style-name="P125" svg:x1="5.13cm" svg:y1="3.997cm" svg:x2="5.049cm" svg:y2="4.076cm"><text:p/></draw:line><draw:line draw:name="Shape118_1" draw:style-name="gr90" draw:text-style-name="P125" svg:x1="3.874cm" svg:y1="3.198cm" svg:x2="3.955cm" svg:y2="3.279cm"><text:p/></draw:line><draw:line draw:name="Shape119_1" draw:style-name="gr91" draw:text-style-name="P125" svg:x1="3.955cm" svg:y1="3.198cm" svg:x2="3.874cm" svg:y2="3.277cm"><text:p/></draw:line><draw:line draw:name="Shape120_1" draw:style-name="gr92" draw:text-style-name="P125" svg:x1="3.874cm" svg:y1="3.198cm" svg:x2="3.955cm" svg:y2="3.279cm"><text:p/></draw:line><draw:line draw:name="Shape121_1" draw:style-name="gr93" draw:text-style-name="P125" svg:x1="3.955cm" svg:y1="3.198cm" svg:x2="3.874cm" svg:y2="3.277cm"><text:p/></draw:line><draw:line draw:name="Shape122_1" draw:style-name="gr94" draw:text-style-name="P125" svg:x1="5.823cm" svg:y1="2.037cm" svg:x2="5.904cm" svg:y2="2.118cm"><text:p/></draw:line><draw:line draw:name="Shape123_1" draw:style-name="gr95" draw:text-style-name="P125" svg:x1="5.904cm" svg:y1="2.038cm" svg:x2="5.823cm" svg:y2="2.117cm"><text:p/></draw:line><draw:line draw:name="Shape124_1" draw:style-name="gr96" draw:text-style-name="P125" svg:x1="5.823cm" svg:y1="2.037cm" svg:x2="5.904cm" svg:y2="2.118cm"><text:p/></draw:line><draw:line draw:name="Shape125_1" draw:style-name="gr97" draw:text-style-name="P125" svg:x1="5.904cm" svg:y1="2.038cm" svg:x2="5.823cm" svg:y2="2.117cm"><text:p/></draw:line><draw:frame draw:name="Shape129_1" draw:style-name="gr98" draw:text-style-name="P127" svg:width="0.406cm" svg:height="0.743cm" svg:x="3.907cm" svg:y="2.781cm"><draw:text-box><text:p text:style-name="P123"><text:span text:style-name="T185">B</text:span></text:p></draw:text-box></draw:frame><draw:frame draw:name="Shape126_1" draw:style-name="gr99" draw:text-style-name="P127" svg:width="0.405cm" svg:height="0.743cm" svg:x="1.194cm" svg:y="3.182cm"><draw:text-box><text:p text:style-name="P123"><text:span text:style-name="T185">C</text:span></text:p></draw:text-box></draw:frame><draw:frame draw:name="Shape127_1" draw:style-name="gr100" draw:text-style-name="P127" svg:width="0.403cm" svg:height="0.743cm" svg:x="3.768cm" svg:y="4.709cm"><draw:text-box><text:p text:style-name="P123"><text:span text:style-name="T185">D</text:span></text:p></draw:text-box></draw:frame><draw:frame draw:name="Shape132_1" draw:style-name="gr101" draw:text-style-name="P127" svg:width="0.401cm" svg:height="0.745cm" svg:x="5.085cm" svg:y="3.603cm"><draw:text-box><text:p text:style-name="P123"><text:span text:style-name="T185">A</text:span></text:p></draw:text-box></draw:frame><draw:frame draw:name="Shape133_1" draw:style-name="gr102" draw:text-style-name="P127" svg:width="0.405cm" svg:height="0.742cm" svg:x="6.29cm" svg:y="5.161cm"><draw:text-box><text:p text:style-name="P123"><text:span text:style-name="T185">E</text:span></text:p></draw:text-box></draw:frame><draw:frame draw:name="Shape128_1" draw:style-name="gr103" draw:text-style-name="P127" svg:width="0.405cm" svg:height="0.743cm" svg:x="5.872cm" svg:y="1.681cm"><draw:text-box><text:p text:style-name="P123"><text:span text:style-name="T185">F</text:span></text:p></draw:text-box></draw:frame><draw:frame draw:style-name="gr104" draw:text-style-name="P116" svg:width="0.346cm" svg:height="0.424cm" svg:x="1.588cm" svg:y="4.041cm"><draw:text-box><text:p text:style-name="P113"><text:span text:style-name="T181">A'</text:span></text:p></draw:text-box></draw:frame><draw:g draw:style-name="gr3"><draw:line draw:style-name="gr105" draw:text-style-name="P115" svg:x1="1.867cm" svg:y1="3.951cm" svg:x2="2.024cm" svg:y2="4.102cm"><text:p/></draw:line><draw:line draw:style-name="gr106" draw:text-style-name="P115" svg:x1="2.024cm" svg:y1="3.951cm" svg:x2="1.867cm" svg:y2="4.102cm"><text:p/></draw:line></draw:g><draw:g draw:style-name="gr3"><draw:line draw:style-name="gr107" draw:text-style-name="P115" svg:x1="3.036cm" svg:y1="4.75cm" svg:x2="3.193cm" svg:y2="4.901cm"><text:p/></draw:line><draw:line draw:style-name="gr108" draw:text-style-name="P115" svg:x1="3.193cm" svg:y1="4.75cm" svg:x2="3.036cm" svg:y2="4.901cm"><text:p/></draw:line></draw:g><draw:line draw:style-name="gr109" draw:text-style-name="P119" svg:x1="3.517cm" svg:y1="2.875cm" svg:x2="3.893cm" svg:y2="3.247cm"><text:p/></draw:line><draw:g draw:style-name="gr3"><draw:line draw:style-name="gr110" draw:text-style-name="P115" svg:x1="3.424cm" svg:y1="2.783cm" svg:x2="3.581cm" svg:y2="2.934cm"><text:p/></draw:line><draw:line draw:style-name="gr111" draw:text-style-name="P115" svg:x1="3.581cm" svg:y1="2.783cm" svg:x2="3.424cm" svg:y2="2.934cm"><text:p/></draw:line></draw:g><draw:line draw:style-name="gr112" draw:text-style-name="P119" svg:x1="1.986cm" svg:y1="4.013cm" svg:x2="5.092cm" svg:y2="4.015cm"><text:p/></draw:line><draw:line draw:style-name="gr113" draw:text-style-name="P119" svg:x1="3.152cm" svg:y1="3.276cm" svg:x2="3.893cm" svg:y2="3.255cm"><text:p/></draw:line><draw:line draw:style-name="gr114" draw:text-style-name="P119" svg:x1="3.167cm" svg:y1="4.841cm" svg:x2="3.908cm" svg:y2="4.82cm"><text:p/></draw:line><draw:line draw:style-name="gr115" draw:text-style-name="P119" svg:x1="0.842cm" svg:y1="5.213cm" svg:x2="6.256cm" svg:y2="5.193cm"><text:p/></draw:line><draw:line draw:style-name="gr116" draw:text-style-name="P119" svg:x1="1.563cm" svg:y1="3.626cm" svg:x2="5.452cm" svg:y2="3.67cm"><text:p/></draw:line><draw:line draw:style-name="gr117" draw:text-style-name="P119" svg:x1="1.621cm" svg:y1="3.734cm" svg:x2="3.145cm" svg:y2="5.209cm"><text:p/></draw:line><draw:line draw:style-name="gr118" draw:text-style-name="P119" svg:x1="1.995cm" svg:y1="2.888cm" svg:x2="3.9cm" svg:y2="4.786cm"><text:p/></draw:line><draw:line draw:style-name="gr119" draw:text-style-name="P119" svg:x1="6.287cm" svg:y1="0.896cm" svg:x2="3.939cm" svg:y2="3.208cm"><text:p/></draw:line><draw:frame draw:style-name="gr120" draw:text-style-name="P121" svg:width="0.93cm" svg:height="0.428cm" svg:x="6.144cm" svg:y="0.467cm"><draw:text-box><text:p text:style-name="P113"><text:span text:style-name="T181">B'''</text:span></text:p></draw:text-box></draw:frame><draw:g draw:style-name="gr3"><draw:line draw:style-name="gr121" draw:text-style-name="P115" svg:x1="6.191cm" svg:y1="0.813cm" svg:x2="6.348cm" svg:y2="0.964cm"><text:p/></draw:line><draw:line draw:style-name="gr122" draw:text-style-name="P115" svg:x1="6.348cm" svg:y1="0.813cm" svg:x2="6.191cm" svg:y2="0.964cm"><text:p/></draw:line></draw:g></draw:g><text:span text:style-name="_5f_Caractères"/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32112227676559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nstruis les points A’ et B’, symétriques res­pectifs des points A et B par rapport à la droite (d).</text:span></text:p>
            </text:list-item>
            <text:list-item>
              <text:p text:style-name="_5f_Paragraphe_5f_avec_5f_Num_5f_Question"><text:span text:style-name="_5f_Caractères">Construis les points C’ et D’, symétriques res­pectifs des points C et D par rapport à la droite (d).</text:span></text:p>
            </text:list-item>
            <text:list-item>
              <text:p text:style-name="_5f_Paragraphe_5f_avec_5f_Num_5f_Question"><text:span text:style-name="_5f_Caractères">Construis les points E’ et F’, symétriques res­pectifs des points E et F par rapport à la droite (d).</text:span></text:p>
            </text:list-item>
            <text:list-item>
              <text:p text:style-name="_5f_Paragraphe_5f_avec_5f_Num_5f_Question"><text:span text:style-name="_5f_Caractères">Construis les points A’’ et B’’, symétriques res­pectifs des points A et B par rapport à la droite (d</text:span><text:span text:style-name="_5f_Caractères_5f_indice">1</text:span><text:span text:style-name="_5f_Caractères">).</text:span></text:p>
            </text:list-item>
            <text:list-item>
              <text:p text:style-name="_5f_Paragraphe_5f_avec_5f_Num_5f_Question"><text:span text:style-name="_5f_Caractères">Construis les points C’’ et D’’, symétriques res­pectifs des points C et D par rapport à la droite (d</text:span><text:span text:style-name="_5f_Caractères_5f_indice">1</text:span><text:span text:style-name="_5f_Caractères">).</text:span></text:p>
            </text:list-item>
            <text:list-item>
              <text:p text:style-name="_5f_Paragraphe_5f_avec_5f_Num_5f_Question"><text:span text:style-name="_5f_Caractères">Construis les points A’’’ et B’’’, symétriques res­pectifs des points A et B par rapport à la droite (d</text:span><text:span text:style-name="_5f_Caractères_5f_indice">2</text:span><text:span text:style-name="_5f_Caractères">).</text:span></text:p>
            </text:list-item>
          </text:list>
        </text:list-item>
      </text:list>
      <text:p text:style-name="P109"><text:span text:style-name="_5f_Caractères"/></text:p>
      <text:p text:style-name="P109"><text:span text:style-name="_5f_Caractères"/></text:p>
      <text:list xml:id="list232111840730982" text:continue-numbering="true" text:style-name="_5f_Numérotation_20_des_20_exercices">
        <text:list-item>
          <text:h text:style-name="P112" text:outline-level="1"><text:span text:style-name="_5f_Caractères">Construis le symétrique de cette figure par rapport à la droite (d) en utilisant le papier qua­drillé.</text:span></text:h>
          <text:list>
            <text:list-header>
              <text:p text:style-name="P110"><draw:g text:anchor-type="paragraph" draw:z-index="202" draw:name="Forme16" draw:style-name="gr241"><draw:polyline draw:style-name="gr275" draw:text-style-name="P147" svg:width="1.57cm" svg:height="3.139cm" svg:x="3.238cm" svg:y="0.511cm" svg:viewBox="0 0 1571 3140" draw:points="1571,0 1047,1046 523,0 0,1570 1571,3140"><text:p/></draw:polyline><draw:custom-shape draw:style-name="gr276" draw:text-style-name="P147" svg:width="0.526cm" svg:height="0.525cm" svg:x="3.489cm" svg:y="-0.012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7" draw:text-style-name="P147" svg:width="0.528cm" svg:height="0.525cm" svg:x="4.53cm" svg:y="-0.012cm"><text:p/><draw:enhanced-geometry draw:mirror-horizontal="true" draw:glue-point-type="segments" draw:type="mso-spt100" draw:modifiers="89.9051709248821 -89.90797344967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78" draw:text-style-name="P148" svg:width="4.451cm" svg:height="4.449cm" svg:x="2.566cm" svg:y="1.427cm"><text:p/><draw:enhanced-geometry draw:mirror-horizontal="true" draw:glue-point-type="segments" draw:type="mso-spt100" draw:modifiers="89.8462655632395 -45.12813731244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79" draw:text-style-name="P149" svg:x1="3.238cm" svg:y1="2.083cm" svg:x2="4.809cm" svg:y2="2.083cm"><text:p/></draw:line><draw:custom-shape draw:style-name="gr280" draw:text-style-name="P147" svg:width="1.05cm" svg:height="1.05cm" draw:transform="rotate (-1.5707963267949) translate (4.79072222222222cm 1.55398611111111cm)"><text:p/><draw:enhanced-geometry draw:mirror-horizontal="true" draw:glue-point-type="segments" draw:type="mso-spt100" draw:modifiers="89.9051709248821 -89.90797344967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81" draw:text-style-name="P150" svg:width="0.526cm" svg:height="0.526cm" draw:transform="rotate (-1.5707963267949) translate (4.51555555555556cm 1.81856944444444cm)"><text:p/><draw:enhanced-geometry draw:mirror-horizontal="true" draw:glue-point-type="segments" draw:type="mso-spt100" draw:modifiers="89.9051709248821 -89.90797344967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path draw:style-name="gr282" draw:text-style-name="P149" svg:width="0.261cm" svg:height="0.512cm" svg:x="3.771cm" svg:y="3.663cm" svg:viewBox="0 0 262 513" svg:d="M0 0c4 0 9 1 14 1 4 1 9 2 13 3s9 3 14 4c4 1 8 4 13 5 5 2 9 4 13 6 4 3 8 6 13 9s9 7 13 9c4 3 9 7 13 10 4 4 8 8 12 13 3 4 8 8 12 12s7 10 11 14c4 5 8 10 12 16 3 5 6 10 10 16 3 5 7 12 11 18 3 5 6 12 9 18s6 12 10 19c3 7 6 13 9 21 2 7 5 13 7 21 3 7 7 13 9 20 2 9 5 16 7 23 2 9 4 16 6 23 2 9 4 17 7 26 2 7 3 15 5 24 1 8 3 16 4 25 2 8 3 17 5 25 1 8 2 18 3 26s1 18 2 27 1 17 3 25c0 10 1 18 1 28 1 8 1 17 1 26 0-9 0-18-1-26 0-10-1-18-1-28-2-8-2-16-3-25s-1-19-2-27-2-18-3-26c-2-8-3-17-5-25-1-9-3-17-4-25-2-9-3-17-5-24-3-9-5-17-7-26-2-7-4-14-6-23-2-7-5-14-7-23-2-7-6-13-9-20-2-8-5-14-7-21-3-8-6-14-9-21-4-7-7-13-10-19s-6-13-9-18c-4-6-8-13-11-18-4-6-7-11-10-16-4-6-8-11-12-16-4-4-7-10-11-14s-9-8-12-12c-4-5-8-9-12-13-4-3-9-7-13-10-4-2-8-6-13-9s-9-6-13-9c-4-2-8-4-13-6-5-1-9-4-13-5-5-1-10-3-14-4s-9-2-13-3c-5 0-10-1-14-1z"><text:p/></draw:path><draw:path draw:style-name="gr283" draw:text-style-name="P149" svg:width="0.135cm" svg:height="0.512cm" draw:transform="rotate (-3.14159265358979) translate (4.03268688704599cm 4.68819690047492cm)" svg:viewBox="0 0 136 513" svg:d="M136 0c-2 1-5 1-7 2s-4 1-8 2c-2 2-4 3-6 4s-5 4-7 5c-2 2-4 4-6 7-4 2-6 5-8 8s-4 7-6 10-4 6-6 9c-4 4-6 8-8 13-2 4-4 8-5 12-2 4-4 10-6 14-2 5-4 10-6 16-3 5-4 11-6 16s-4 12-5 18c-2 5-4 12-5 18-2 6-3 12-5 19-1 7-4 13-5 21-2 7-3 13-4 21-2 7-3 14-4 20-1 9-3 16-4 23-1 9-2 16-3 23-1 9-2 17-3 26-1 8-3 15-4 24 0 8-1 16-2 25-1 8-1 17-2 25-1 9-1 18-2 26 0 9-1 18-1 27s-1 17-1 25c0 10 0 18-1 28 0 8 0 17 0 26 0-9 0-18 0-26 1-10 1-18 1-28 0-8 1-16 1-25s1-18 1-27c1-8 1-17 2-26 1-8 1-17 2-25 1-9 2-17 2-25 1-9 3-16 4-24 1-9 2-17 3-26 1-7 2-14 3-23 1-7 3-14 4-23 1-6 2-13 4-20 1-8 2-14 4-21 1-8 4-14 5-21 2-7 3-13 5-19 1-6 3-13 5-18 1-6 3-13 5-18s3-11 6-16c2-6 4-11 6-16 2-4 4-10 6-14 1-4 3-8 5-12 2-5 4-9 8-13 2-3 4-6 6-9s4-7 6-10 4-6 8-8c2-3 4-5 6-7 2-1 5-4 7-5s4-2 6-4c4-1 6-1 8-2s5-1 7-2z"><text:p/></draw:path><draw:path draw:style-name="gr284" draw:text-style-name="P149" svg:width="0.135cm" svg:height="0.512cm" draw:transform="rotate (-3.14159265358979) translate (3.90704658502596cm 4.68819690047492cm)" svg:viewBox="0 0 136 513" svg:d="M0 0c2 1 4 1 7 2 2 1 5 1 7 2 3 2 5 3 7 4s5 4 7 5c2 2 4 4 7 7 3 2 5 5 7 8s4 7 6 10 4 6 6 9c3 4 5 8 8 13 2 4 3 8 5 12s4 10 6 14c2 5 4 10 7 16 1 5 3 11 5 16s3 12 5 18c2 5 3 12 5 18s3 12 5 19 4 13 5 21c1 7 3 13 4 21 2 7 3 14 4 20 1 9 3 16 4 23 1 9 2 16 3 23 1 9 2 17 3 26 2 8 3 15 4 24 0 8 1 16 2 25 1 8 1 17 2 25 1 9 1 18 2 26 0 9 1 18 1 27s1 17 1 25c0 10 0 18 1 28 0 8 0 17 0 26 0-9 0-18 0-26-1-10-1-18-1-28 0-8-1-16-1-25s-1-18-1-27c-1-8-1-17-2-26-1-8-1-17-2-25-1-9-2-17-2-25-1-9-2-16-4-24-1-9-2-17-3-26-1-7-2-14-3-23-1-7-3-14-4-23-1-6-2-13-4-20-1-8-3-14-4-21-1-8-3-14-5-21s-3-13-5-19-3-13-5-18c-2-6-3-13-5-18s-4-11-5-16c-3-6-5-11-7-16-2-4-4-10-6-14s-3-8-5-12c-3-5-5-9-8-13-2-3-4-6-6-9s-4-7-6-10-4-6-7-8c-3-3-5-5-7-7-2-1-5-4-7-5s-4-2-7-4c-2-1-5-1-7-2-3-1-5-1-7-2z"><text:p/></draw:path><draw:path draw:style-name="gr285" draw:text-style-name="P149" svg:width="0.135cm" svg:height="0.512cm" draw:transform="rotate (-3.14159265358979) translate (3.77307726538809cm 4.68819690047492cm)" svg:viewBox="0 0 136 513" svg:d="M136 0c-2 1-5 1-7 2s-4 1-8 2c-2 2-4 3-6 4s-5 4-7 5c-2 2-4 4-6 7-4 2-6 5-8 8s-4 7-6 10-4 6-6 9c-4 4-6 8-8 13-2 4-4 8-5 12-2 4-4 10-6 14-2 5-4 10-6 16-3 5-4 11-6 16s-4 12-5 18c-2 5-4 12-5 18-2 6-3 12-5 19-1 7-4 13-5 21-2 7-3 13-4 21-2 7-3 14-4 20-1 9-3 16-4 23-1 9-2 16-3 23-1 9-2 17-3 26-1 8-3 15-4 24 0 8-1 16-2 25-1 8-1 17-2 25-1 9-1 18-2 26 0 9-1 18-1 27s-1 17-1 25c0 10 0 18-1 28 0 8 0 17 0 26 0-9 0-18 0-26 1-10 1-18 1-28 0-8 1-16 1-25s1-18 1-27c1-8 1-17 2-26 1-8 1-17 2-25 1-9 2-17 2-25 1-9 3-16 4-24 1-9 2-17 3-26 1-7 2-14 3-23 1-7 3-14 4-23 1-6 2-13 4-20 1-8 2-14 4-21 1-8 4-14 5-21 2-7 3-13 5-19 1-6 3-13 5-18 1-6 3-13 5-18s3-11 6-16c2-6 4-11 6-16 2-4 4-10 6-14 1-4 3-8 5-12 2-5 4-9 8-13 2-3 4-6 6-9s4-7 6-10 4-6 8-8c2-3 4-5 6-7 2-1 5-4 7-5s4-2 6-4c4-1 6-1 8-2s5-1 7-2z"><text:p/></draw:path><draw:path draw:style-name="gr286" draw:text-style-name="P149" svg:width="0.135cm" svg:height="0.512cm" draw:transform="rotate (-3.14159265358979) translate (3.6484833583524cm 4.68819690047492cm)" svg:viewBox="0 0 136 513" svg:d="M0 0c2 1 4 1 7 2 2 1 5 1 7 2 3 2 5 3 7 4s5 4 7 5c2 2 4 4 7 7 3 2 5 5 7 8s4 7 6 10 4 6 6 9c3 4 5 8 8 13 2 4 3 8 5 12s4 10 6 14c2 5 4 10 7 16 1 5 3 11 5 16s3 12 5 18c2 5 3 12 5 18s3 12 5 19 4 13 5 21c1 7 3 13 4 21 2 7 3 14 4 20 1 9 3 16 4 23 1 9 2 16 3 23 1 9 2 17 3 26 2 8 3 15 4 24 0 8 1 16 2 25 1 8 1 17 2 25 1 9 1 18 2 26 0 9 1 18 1 27s1 17 1 25c0 10 0 18 1 28 0 8 0 17 0 26 0-9 0-18 0-26-1-10-1-18-1-28 0-8-1-16-1-25s-1-18-1-27c-1-8-1-17-2-26-1-8-1-17-2-25-1-9-2-17-2-25-1-9-2-16-4-24-1-9-2-17-3-26-1-7-2-14-3-23-1-7-3-14-4-23-1-6-2-13-4-20-1-8-3-14-4-21-1-8-3-14-5-21s-3-13-5-19-3-13-5-18c-2-6-3-13-5-18s-4-11-5-16c-3-6-5-11-7-16-2-4-4-10-6-14s-3-8-5-12c-3-5-5-9-8-13-2-3-4-6-6-9s-4-7-6-10-4-6-7-8c-3-3-5-5-7-7-2-1-5-4-7-5s-4-2-7-4c-2-1-5-1-7-2-3-1-5-1-7-2z"><text:p/></draw:path><draw:path draw:style-name="gr287" draw:text-style-name="P149" svg:width="0.135cm" svg:height="0.512cm" draw:transform="rotate (-3.14159265358979) translate (3.5144664286652cm 4.68819690047492cm)" svg:viewBox="0 0 136 513" svg:d="M136 0c-2 1-5 1-7 2s-4 1-8 2c-2 2-4 3-6 4s-5 4-7 5c-2 2-4 4-6 7-4 2-6 5-8 8s-4 7-6 10-4 6-6 9c-4 4-6 8-8 13-2 4-4 8-5 12-2 4-4 10-6 14-2 5-4 10-6 16-3 5-4 11-6 16s-4 12-5 18c-2 5-4 12-5 18-2 6-3 12-5 19-1 7-4 13-5 21-2 7-3 13-4 21-2 7-3 14-4 20-1 9-3 16-4 23-1 9-2 16-3 23-1 9-2 17-3 26-1 8-3 15-4 24 0 8-1 16-2 25-1 8-1 17-2 25-1 9-1 18-2 26 0 9-1 18-1 27s-1 17-1 25c0 10 0 18-1 28 0 8 0 17 0 26 0-9 0-18 0-26 1-10 1-18 1-28 0-8 1-16 1-25s1-18 1-27c1-8 1-17 2-26 1-8 1-17 2-25 1-9 2-17 2-25 1-9 3-16 4-24 1-9 2-17 3-26 1-7 2-14 3-23 1-7 3-14 4-23 1-6 2-13 4-20 1-8 2-14 4-21 1-8 4-14 5-21 2-7 3-13 5-19 1-6 3-13 5-18 1-6 3-13 5-18s3-11 6-16c2-6 4-11 6-16 2-4 4-10 6-14 1-4 3-8 5-12 2-5 4-9 8-13 2-3 4-6 6-9s4-7 6-10 4-6 8-8c2-3 4-5 6-7 2-1 5-4 7-5s4-2 6-4c4-1 6-1 8-2s5-1 7-2z"><text:p/></draw:path><draw:path draw:style-name="gr288" draw:text-style-name="P149" svg:width="0.135cm" svg:height="0.512cm" draw:transform="rotate (-3.14159265358979) translate (3.38459232912603cm 4.68819690047492cm)" svg:viewBox="0 0 136 513" svg:d="M0 0c2 1 4 1 7 2 2 1 5 1 7 2 3 2 5 3 7 4s5 4 7 5c2 2 4 4 7 7 3 2 5 5 7 8s4 7 6 10 4 6 6 9c3 4 5 8 8 13 2 4 3 8 5 12s4 10 6 14c2 5 4 10 7 16 1 5 3 11 5 16s3 12 5 18c2 5 3 12 5 18s3 12 5 19 4 13 5 21c1 7 3 13 4 21 2 7 3 14 4 20 1 9 3 16 4 23 1 9 2 16 3 23 1 9 2 17 3 26 2 8 3 15 4 24 0 8 1 16 2 25 1 8 1 17 2 25 1 9 1 18 2 26 0 9 1 18 1 27s1 17 1 25c0 10 0 18 1 28 0 8 0 17 0 26 0-9 0-18 0-26-1-10-1-18-1-28 0-8-1-16-1-25s-1-18-1-27c-1-8-1-17-2-26-1-8-1-17-2-25-1-9-2-17-2-25-1-9-2-16-4-24-1-9-2-17-3-26-1-7-2-14-3-23-1-7-3-14-4-23-1-6-2-13-4-20-1-8-3-14-4-21-1-8-3-14-5-21s-3-13-5-19-3-13-5-18c-2-6-3-13-5-18s-4-11-5-16c-3-6-5-11-7-16-2-4-4-10-6-14s-3-8-5-12c-3-5-5-9-8-13-2-3-4-6-6-9s-4-7-6-10-4-6-7-8c-3-3-5-5-7-7-2-1-5-4-7-5s-4-2-7-4c-2-1-5-1-7-2-3-1-5-1-7-2z"><text:p/></draw:path><draw:path draw:style-name="gr289" draw:text-style-name="P149" svg:width="0.261cm" svg:height="0.512cm" svg:x="3.247cm" svg:y="3.663cm" svg:viewBox="0 0 262 513" svg:d="M262 0c-5 0-10 1-14 1-4 1-9 2-14 3-4 1-8 3-13 4-4 1-9 4-14 5-4 2-8 4-12 6-5 3-10 6-14 9s-8 7-13 9c-4 3-8 7-12 10-4 4-8 8-13 13-4 4-7 8-11 12s-7 10-12 14c-4 5-7 10-11 16-3 5-6 10-11 16-3 5-7 12-10 18-3 5-6 12-10 18-3 6-6 12-9 19s-6 13-9 21c-2 7-6 13-9 21-2 7-5 13-7 20-3 9-5 16-7 23-2 9-5 16-7 23-2 9-4 17-6 26-2 7-4 15-5 24-2 8-3 16-4 25-2 8-3 17-6 25-1 8-2 18-3 26s-1 18-2 27-1 17-2 25c0 10-1 18-1 28-1 8-1 17-1 26 0-9 0-18 1-26 0-10 1-18 1-28 1-8 1-16 2-25s1-19 2-27 2-18 3-26c3-8 4-17 6-25 1-9 2-17 4-25 1-9 3-17 5-24 2-9 4-17 6-26 2-7 5-14 7-23 2-7 4-14 7-23 2-7 5-13 7-20 3-8 7-14 9-21 3-8 6-14 9-21s6-13 9-19c4-6 7-13 10-18 3-6 7-13 10-18 5-6 8-11 11-16 4-6 7-11 11-16 5-4 8-10 12-14s7-8 11-12c5-5 9-9 13-13 4-3 8-7 12-10 5-2 9-6 13-9s9-6 14-9c4-2 8-4 12-6 5-1 10-4 14-5 5-1 9-3 13-4 5-1 10-2 14-3 4 0 9-1 14-1z"><text:p/></draw:path></draw:g><draw:g text:anchor-type="char" draw:z-index="8" draw:name="Shape58" draw:style-name="gr344"><draw:line draw:style-name="gr345" draw:text-style-name="P157" svg:x1="0.622cm" svg:y1="5.747cm" svg:x2="9.025cm" svg:y2="5.747cm"><text:p/></draw:line><draw:line draw:style-name="gr346" draw:text-style-name="P157" svg:x1="0.622cm" svg:y1="5.216cm" svg:x2="9.025cm" svg:y2="5.216cm"><text:p/></draw:line><draw:line draw:style-name="gr347" draw:text-style-name="P157" svg:x1="0.622cm" svg:y1="4.692cm" svg:x2="9.025cm" svg:y2="4.692cm"><text:p/></draw:line><draw:line draw:style-name="gr348" draw:text-style-name="P157" svg:x1="0.622cm" svg:y1="4.17cm" svg:x2="9.025cm" svg:y2="4.17cm"><text:p/></draw:line><draw:line draw:style-name="gr349" draw:text-style-name="P157" svg:x1="0.622cm" svg:y1="3.646cm" svg:x2="9.025cm" svg:y2="3.646cm"><text:p/></draw:line><draw:line draw:style-name="gr350" draw:text-style-name="P157" svg:x1="0.622cm" svg:y1="3.117cm" svg:x2="9.025cm" svg:y2="3.117cm"><text:p/></draw:line><draw:line draw:style-name="gr351" draw:text-style-name="P157" svg:x1="0.622cm" svg:y1="2.593cm" svg:x2="9.025cm" svg:y2="2.593cm"><text:p/></draw:line><draw:line draw:style-name="gr352" draw:text-style-name="P157" svg:x1="0.622cm" svg:y1="2.071cm" svg:x2="9.025cm" svg:y2="2.071cm"><text:p/></draw:line><draw:line draw:style-name="gr353" draw:text-style-name="P157" svg:x1="0.622cm" svg:y1="1.544cm" svg:x2="9.025cm" svg:y2="1.544cm"><text:p/></draw:line><draw:line draw:style-name="gr354" draw:text-style-name="P157" svg:x1="0.622cm" svg:y1="1.018cm" svg:x2="9.025cm" svg:y2="1.018cm"><text:p/></draw:line><draw:line draw:style-name="gr355" draw:text-style-name="P157" svg:x1="0.622cm" svg:y1="0.494cm" svg:x2="9.025cm" svg:y2="0.494cm"><text:p/></draw:line><draw:line draw:style-name="gr356" draw:text-style-name="P157" svg:x1="0.622cm" svg:y1="-0.032cm" svg:x2="9.025cm" svg:y2="-0.032cm"><text:p/></draw:line><draw:line draw:style-name="gr357" draw:text-style-name="P157" svg:x1="0.622cm" svg:y1="-0.032cm" svg:x2="0.622cm" svg:y2="6.269cm"><text:p/></draw:line><draw:line draw:style-name="gr358" draw:text-style-name="P157" svg:x1="1.15cm" svg:y1="-0.032cm" svg:x2="1.15cm" svg:y2="6.269cm"><text:p/></draw:line><draw:line draw:style-name="gr359" draw:text-style-name="P157" svg:x1="1.674cm" svg:y1="-0.032cm" svg:x2="1.674cm" svg:y2="6.269cm"><text:p/></draw:line><draw:line draw:style-name="gr360" draw:text-style-name="P157" svg:x1="2.199cm" svg:y1="-0.032cm" svg:x2="2.199cm" svg:y2="6.269cm"><text:p/></draw:line><draw:line draw:style-name="gr361" draw:text-style-name="P157" svg:x1="2.727cm" svg:y1="-0.032cm" svg:x2="2.727cm" svg:y2="6.269cm"><text:p/></draw:line><draw:line draw:style-name="gr362" draw:text-style-name="P157" svg:x1="3.251cm" svg:y1="-0.032cm" svg:x2="3.251cm" svg:y2="6.269cm"><text:p/></draw:line><draw:line draw:style-name="gr363" draw:text-style-name="P157" svg:x1="3.775cm" svg:y1="-0.032cm" svg:x2="3.775cm" svg:y2="6.269cm"><text:p/></draw:line><draw:line draw:style-name="gr364" draw:text-style-name="P157" svg:x1="4.298cm" svg:y1="-0.032cm" svg:x2="4.298cm" svg:y2="6.269cm"><text:p/></draw:line><draw:line draw:style-name="gr365" draw:text-style-name="P157" svg:x1="4.826cm" svg:y1="-0.032cm" svg:x2="4.826cm" svg:y2="6.269cm"><text:p/></draw:line><draw:line draw:style-name="gr366" draw:text-style-name="P157" svg:x1="5.348cm" svg:y1="-0.032cm" svg:x2="5.348cm" svg:y2="6.269cm"><text:p/></draw:line><draw:line draw:style-name="gr367" draw:text-style-name="P157" svg:x1="5.873cm" svg:y1="-0.032cm" svg:x2="5.873cm" svg:y2="6.269cm"><text:p/></draw:line><draw:line draw:style-name="gr368" draw:text-style-name="P157" svg:x1="6.403cm" svg:y1="-0.032cm" svg:x2="6.403cm" svg:y2="6.269cm"><text:p/></draw:line><draw:line draw:style-name="gr369" draw:text-style-name="P157" svg:x1="6.925cm" svg:y1="-0.032cm" svg:x2="6.925cm" svg:y2="6.269cm"><text:p/></draw:line><draw:line draw:style-name="gr370" draw:text-style-name="P157" svg:x1="7.451cm" svg:y1="-0.032cm" svg:x2="7.451cm" svg:y2="6.269cm"><text:p/></draw:line><draw:line draw:style-name="gr371" draw:text-style-name="P157" svg:x1="7.978cm" svg:y1="-0.032cm" svg:x2="7.978cm" svg:y2="6.269cm"><text:p/></draw:line><draw:line draw:style-name="gr372" draw:text-style-name="P157" svg:x1="8.502cm" svg:y1="-0.032cm" svg:x2="8.502cm" svg:y2="6.269cm"><text:p/></draw:line><draw:line draw:style-name="gr373" draw:text-style-name="P157" svg:x1="9.025cm" svg:y1="-0.032cm" svg:x2="9.025cm" svg:y2="6.269cm"><text:p/></draw:line><draw:line draw:style-name="gr374" draw:text-style-name="P157" svg:x1="0.622cm" svg:y1="6.266cm" svg:x2="9.025cm" svg:y2="6.266cm"><text:p/></draw:line><draw:line draw:style-name="gr375" draw:text-style-name="P157" svg:x1="4.826cm" svg:y1="6.269cm" svg:x2="4.826cm" svg:y2="-0.032cm"><text:p/></draw:line><draw:frame draw:style-name="gr376" draw:text-style-name="P159" svg:width="0.641cm" svg:height="0.525cm" svg:x="4.174cm" svg:y="5.815cm"><draw:text-box><text:p text:style-name="P158"><text:span text:style-name="T190">(d)</text:span></text:p></draw:text-box></draw:frame><draw:polyline draw:style-name="gr377" draw:text-style-name="P147" svg:width="1.575cm" svg:height="3.149cm" svg:x="4.826cm" svg:y="0.494cm" svg:viewBox="0 0 1576 3150" draw:points="0,0 525,1050 1050,0 1576,1576 0,3150"><text:p/></draw:polyline><draw:custom-shape draw:style-name="gr378" draw:text-style-name="P147" svg:width="0.526cm" svg:height="0.525cm" svg:x="5.611cm" svg:y="-0.0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9" draw:text-style-name="P147" svg:width="0.525cm" svg:height="0.525cm" svg:x="4.562cm" svg:y="-0.032cm"><text:p/><draw:enhanced-geometry draw:glue-point-type="segments" draw:type="mso-spt100" draw:modifiers="89.9051709248821 -89.90797344967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80" draw:text-style-name="P147" svg:width="4.465cm" svg:height="4.463cm" svg:x="2.592cm" svg:y="1.413cm"><text:p/><draw:enhanced-geometry draw:glue-point-type="segments" draw:type="mso-spt100" draw:modifiers="89.8462655632395 -45.12813731244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381" draw:text-style-name="P149" svg:x1="6.402cm" svg:y1="2.068cm" svg:x2="4.826cm" svg:y2="2.068cm"><text:p/></draw:line><draw:custom-shape draw:style-name="gr382" draw:text-style-name="P147" svg:width="1.05cm" svg:height="1.054cm" draw:transform="rotate (-1.5707963267949) translate (5.87904166666667cm 1.54340277777778cm)"><text:p/><draw:enhanced-geometry draw:glue-point-type="segments" draw:type="mso-spt100" draw:modifiers="89.9051709248821 -89.90797344967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83" draw:text-style-name="P150" svg:width="0.525cm" svg:height="0.528cm" draw:transform="rotate (-1.5707963267949) translate (5.61093055555556cm 1.80975cm)"><text:p/><draw:enhanced-geometry draw:glue-point-type="segments" draw:type="mso-spt100" draw:modifiers="89.9051709248821 -89.90797344967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path draw:style-name="gr384" draw:text-style-name="P149" svg:width="0.262cm" svg:height="0.514cm" svg:x="5.618cm" svg:y="3.655cm" svg:viewBox="0 0 263 515" svg:d="M263 0c-4 0-10 1-14 1-4 1-10 2-15 4-2 1-7 3-12 3-4 1-9 4-14 5-4 2-8 4-13 7-5 2-7 4-12 8-6 3-9 7-14 9-4 2-9 7-12 11-5 4-10 8-13 12-2 4-7 8-12 12-3 5-7 10-11 14-5 6-7 11-12 16-3 5-6 11-10 16-3 6-6 12-11 19-3 6-6 10-9 17-4 6-7 13-11 20-2 7-4 14-8 20-2 8-5 14-7 22-3 7-7 14-9 19-2 10-6 17-7 25-2 8-5 15-7 22-2 9-4 17-7 27-1 7-1 15-3 23-1 8-4 17-5 25-2 8-3 17-6 26-1 8-1 17-2 25s-1 19-2 28c-2 8-2 16-3 25 0 10-1 18-1 27-1 8-1 18-1 27 0-9 0-19 1-27 0-9 1-17 1-27 1-9 1-17 3-25 1-9 1-20 2-28s1-17 2-25c3-9 4-18 6-26 1-8 4-17 5-25 2-8 2-16 3-23 3-10 5-18 7-27 2-7 5-14 7-22 1-8 5-15 7-25 2-5 6-12 9-19 2-8 5-14 7-22 4-6 6-13 8-20 4-7 7-14 11-20 3-7 6-11 9-17 5-7 8-13 11-19 4-5 7-11 10-16 5-5 7-10 12-16 4-4 8-9 11-14 5-4 10-8 12-12 3-4 8-8 13-12 3-4 8-9 12-11 5-2 8-6 14-9 5-4 7-6 12-8 5-3 9-5 13-7 5-1 10-4 14-5 5 0 10-2 12-3 5-2 11-3 15-4 4 0 10-1 14-1z"><text:p/></draw:path><draw:path draw:style-name="gr385" draw:text-style-name="P149" svg:width="0.136cm" svg:height="0.514cm" draw:transform="rotate (-3.14159265358979) translate (5.75014975295121cm 4.68945088651627cm)" svg:viewBox="0 0 137 515" svg:d="M0 0c2 1 6 1 8 2 1 1 4 1 7 3 2 2 5 3 7 3 1 1 4 4 6 5 2 2 4 4 7 8 3 1 4 3 7 7 2 3 4 7 7 10 2 3 4 6 6 10 3 4 5 8 8 12 1 4 3 8 4 12 1 5 4 10 6 14 2 6 5 11 7 16s4 12 5 16c2 6 4 12 5 19 3 6 5 10 6 17 3 6 3 13 5 20 1 7 3 14 5 20 1 8 2 14 3 22 2 7 4 15 5 19 0 10 2 17 3 25s2 15 4 22c1 9 2 17 3 27 1 7 2 15 4 23 0 8 1 17 1 25 1 8 1 17 2 26s1 17 2 25c0 10 2 19 2 28 0 8 1 16 1 25 0 10 0 18 1 27 0 8 0 18 0 27 0-9 0-19 0-27-1-9-1-17-1-27 0-9-1-17-1-25 0-9-2-18-2-28-1-8-1-16-2-25s-1-18-2-26c0-8-1-17-1-25-2-8-3-16-4-23-1-10-2-18-3-27-2-7-3-14-4-22s-3-15-3-25c-1-4-3-12-5-19-1-8-2-14-3-22-2-6-4-13-5-20-2-7-2-14-5-20-1-7-3-11-6-17-1-7-3-13-5-19-1-4-3-11-5-16s-5-10-7-16c-2-4-5-9-6-14-1-4-3-8-4-12-3-4-5-8-8-12-2-4-4-7-6-10-3-3-5-7-7-10-3-4-4-6-7-7-3-4-5-6-7-8-2-1-5-4-6-5-2 0-5-1-7-3-3-2-6-2-7-3-2-1-6-1-8-2z"><text:p/></draw:path><draw:path draw:style-name="gr386" draw:text-style-name="P149" svg:width="0.136cm" svg:height="0.514cm" draw:transform="rotate (-3.14159265358979) translate (5.87723437687502cm 4.68945088651627cm)" svg:viewBox="0 0 137 515" svg:d="M137 0c-2 1-5 1-8 2-1 1-4 1-6 3-4 2-6 3-8 3-1 1-5 4-7 5-2 2-4 4-6 8-3 1-5 3-7 7-2 3-5 7-7 10s-4 6-6 10-4 8-8 12c-2 4-3 8-6 12-1 5-3 10-4 14-3 6-5 11-7 16-1 5-4 12-5 16-2 6-3 12-6 19-2 6-3 10-5 17-3 6-3 13-5 20-1 7-4 14-5 20-1 8-3 14-4 22-3 7-4 15-4 19-1 10-2 17-3 25s-3 15-4 22c-1 9-2 17-3 27-1 7-3 15-4 23 0 8-1 17-1 25-1 8-1 17-2 26s-1 17-3 25c0 10-1 19-1 28 0 8-1 16-1 25 0 10 0 18-1 27 0 8 0 18 0 27 0-9 0-19 0-27 1-9 1-17 1-27 0-9 1-17 1-25 0-9 1-18 1-28 2-8 2-16 3-25s1-18 2-26c0-8 1-17 1-25 1-8 3-16 4-23 1-10 2-18 3-27 1-7 3-14 4-22s2-15 3-25c0-4 1-12 4-19 1-8 3-14 4-22 1-6 4-13 5-20 2-7 2-14 5-20 2-7 3-11 5-17 3-7 4-13 6-19 1-4 4-11 5-16 2-5 4-10 7-16 1-4 3-9 4-14 3-4 4-8 6-12 4-4 6-8 8-12s4-7 6-10 5-7 7-10c2-4 4-6 7-7 2-4 4-6 6-8 2-1 6-4 7-5 2 0 4-1 8-3 2-2 5-2 6-3 3-1 6-1 8-2z"><text:p/></draw:path><draw:path draw:style-name="gr387" draw:text-style-name="P149" svg:width="0.136cm" svg:height="0.514cm" draw:transform="rotate (-3.14159265358979) translate (6.00857043153945cm 4.68945088651627cm)" svg:viewBox="0 0 137 515" svg:d="M0 0c2 1 6 1 8 2 1 1 4 1 7 3 2 2 5 3 7 3 1 1 4 4 6 5 2 2 4 4 7 8 3 1 4 3 7 7 2 3 4 7 7 10 2 3 4 6 6 10 3 4 5 8 8 12 1 4 3 8 4 12 1 5 4 10 6 14 2 6 5 11 7 16s4 12 5 16c2 6 4 12 5 19 3 6 5 10 6 17 3 6 3 13 5 20 1 7 3 14 5 20 1 8 2 14 3 22 2 7 4 15 5 19 0 10 2 17 3 25s2 15 4 22c1 9 2 17 3 27 1 7 2 15 4 23 0 8 1 17 1 25 1 8 1 17 2 26s1 17 2 25c0 10 2 19 2 28 0 8 1 16 1 25 0 10 0 18 1 27 0 8 0 18 0 27 0-9 0-19 0-27-1-9-1-17-1-27 0-9-1-17-1-25 0-9-2-18-2-28-1-8-1-16-2-25s-1-18-2-26c0-8-1-17-1-25-2-8-3-16-4-23-1-10-2-18-3-27-2-7-3-14-4-22s-3-15-3-25c-1-4-3-12-5-19-1-8-2-14-3-22-2-6-4-13-5-20-2-7-2-14-5-20-1-7-3-11-6-17-1-7-3-13-5-19-1-4-3-11-5-16s-5-10-7-16c-2-4-5-9-6-14-1-4-3-8-4-12-3-4-5-8-8-12-2-4-4-7-6-10-3-3-5-7-7-10-3-4-4-6-7-7-3-4-5-6-7-8-2-1-5-4-6-5-2 0-5-1-7-3-3-2-6-2-7-3-2-1-6-1-8-2z"><text:p/></draw:path><draw:path draw:style-name="gr388" draw:text-style-name="P149" svg:width="0.136cm" svg:height="0.514cm" draw:transform="rotate (-3.14159265358979) translate (6.13565505546326cm 4.68945088651627cm)" svg:viewBox="0 0 137 515" svg:d="M137 0c-2 1-5 1-8 2-1 1-4 1-6 3-4 2-6 3-8 3-1 1-5 4-7 5-2 2-4 4-6 8-3 1-5 3-7 7-2 3-5 7-7 10s-4 6-6 10-4 8-8 12c-2 4-3 8-6 12-1 5-3 10-4 14-3 6-5 11-7 16-1 5-4 12-5 16-2 6-3 12-6 19-2 6-3 10-5 17-3 6-3 13-5 20-1 7-4 14-5 20-1 8-3 14-4 22-3 7-4 15-4 19-1 10-2 17-3 25s-3 15-4 22c-1 9-2 17-3 27-1 7-3 15-4 23 0 8-1 17-1 25-1 8-1 17-2 26s-1 17-3 25c0 10-1 19-1 28 0 8-1 16-1 25 0 10 0 18-1 27 0 8 0 18 0 27 0-9 0-19 0-27 1-9 1-17 1-27 0-9 1-17 1-25 0-9 1-18 1-28 2-8 2-16 3-25s1-18 2-26c0-8 1-17 1-25 1-8 3-16 4-23 1-10 2-18 3-27 1-7 3-14 4-22s2-15 3-25c0-4 1-12 4-19 1-8 3-14 4-22 1-6 4-13 5-20 2-7 2-14 5-20 2-7 3-11 5-17 3-7 4-13 6-19 1-4 4-11 5-16 2-5 4-10 7-16 1-4 3-9 4-14 3-4 4-8 6-12 4-4 6-8 8-12s4-7 6-10 5-7 7-10c2-4 4-6 7-7 2-4 4-6 6-8 2-1 6-4 7-5 2 0 4-1 8-3 2-2 5-2 6-3 3-1 6-1 8-2z"><text:p/></draw:path><draw:path draw:style-name="gr389" draw:text-style-name="P149" svg:width="0.136cm" svg:height="0.514cm" draw:transform="rotate (-3.14159265358979) translate (6.27214196857209cm 4.68945088651627cm)" svg:viewBox="0 0 137 515" svg:d="M0 0c2 1 6 1 8 2 1 1 4 1 7 3 2 2 5 3 7 3 1 1 4 4 6 5 2 2 4 4 7 8 3 1 4 3 7 7 2 3 4 7 7 10 2 3 4 6 6 10 3 4 5 8 8 12 1 4 3 8 4 12 1 5 4 10 6 14 2 6 5 11 7 16s4 12 5 16c2 6 4 12 5 19 3 6 5 10 6 17 3 6 3 13 5 20 1 7 3 14 5 20 1 8 2 14 3 22 2 7 4 15 5 19 0 10 2 17 3 25s2 15 4 22c1 9 2 17 3 27 1 7 2 15 4 23 0 8 1 17 1 25 1 8 1 17 2 26s1 17 2 25c0 10 2 19 2 28 0 8 1 16 1 25 0 10 0 18 1 27 0 8 0 18 0 27 0-9 0-19 0-27-1-9-1-17-1-27 0-9-1-17-1-25 0-9-2-18-2-28-1-8-1-16-2-25s-1-18-2-26c0-8-1-17-1-25-2-8-3-16-4-23-1-10-2-18-3-27-2-7-3-14-4-22s-3-15-3-25c-1-4-3-12-5-19-1-8-2-14-3-22-2-6-4-13-5-20-2-7-2-14-5-20-1-7-3-11-6-17-1-7-3-13-5-19-1-4-3-11-5-16s-5-10-7-16c-2-4-5-9-6-14-1-4-3-8-4-12-3-4-5-8-8-12-2-4-4-7-6-10-3-3-5-7-7-10-3-4-4-6-7-7-3-4-5-6-7-8-2-1-5-4-6-5-2 0-5-1-7-3-3-2-6-2-7-3-2-1-6-1-8-2z"><text:p/></draw:path><draw:path draw:style-name="gr390" draw:text-style-name="P149" svg:width="0.136cm" svg:height="0.514cm" draw:transform="rotate (-3.14159265358979) translate (6.39922659249592cm 4.68945088651627cm)" svg:viewBox="0 0 137 515" svg:d="M137 0c-2 1-5 1-8 2-1 1-4 1-6 3-4 2-6 3-8 3-1 1-5 4-7 5-2 2-4 4-6 8-3 1-5 3-7 7-2 3-5 7-7 10s-4 6-6 10-4 8-8 12c-2 4-3 8-6 12-1 5-3 10-4 14-3 6-5 11-7 16-1 5-4 12-5 16-2 6-3 12-6 19-2 6-3 10-5 17-3 6-3 13-5 20-1 7-4 14-5 20-1 8-3 14-4 22-3 7-4 15-4 19-1 10-2 17-3 25s-3 15-4 22c-1 9-2 17-3 27-1 7-3 15-4 23 0 8-1 17-1 25-1 8-1 17-2 26s-1 17-3 25c0 10-1 19-1 28 0 8-1 16-1 25 0 10 0 18-1 27 0 8 0 18 0 27 0-9 0-19 0-27 1-9 1-17 1-27 0-9 1-17 1-25 0-9 1-18 1-28 2-8 2-16 3-25s1-18 2-26c0-8 1-17 1-25 1-8 3-16 4-23 1-10 2-18 3-27 1-7 3-14 4-22s2-15 3-25c0-4 1-12 4-19 1-8 3-14 4-22 1-6 4-13 5-20 2-7 2-14 5-20 2-7 3-11 5-17 3-7 4-13 6-19 1-4 4-11 5-16 2-5 4-10 7-16 1-4 3-9 4-14 3-4 4-8 6-12 4-4 6-8 8-12s4-7 6-10 5-7 7-10c2-4 4-6 7-7 2-4 4-6 6-8 2-1 6-4 7-5 2 0 4-1 8-3 2-2 5-2 6-3 3-1 6-1 8-2z"><text:p/></draw:path><draw:path draw:style-name="gr391" draw:text-style-name="P149" svg:width="0.262cm" svg:height="0.514cm" svg:x="6.14cm" svg:y="3.655cm" svg:viewBox="0 0 263 515" svg:d="M0 0c5 0 9 1 14 1 5 1 9 2 13 4 4 1 9 3 14 3 4 1 9 4 14 5 4 2 9 4 12 7 4 2 10 4 14 8 4 3 8 7 13 9s8 7 12 11 8 8 12 12c5 4 8 8 12 12 5 5 8 10 13 14 3 6 5 11 10 16 4 5 6 11 11 16 3 6 8 12 10 19 3 6 7 10 10 17 4 6 5 13 9 20 3 7 7 14 10 20 1 8 5 14 8 22 2 7 6 14 8 19 3 10 5 17 7 25 3 8 5 15 6 22 2 9 3 17 6 27 2 7 4 15 6 23s3 17 4 25 3 17 5 26c1 8 2 17 3 25 2 8 2 19 3 28 1 8 1 16 2 25 0 10 1 18 1 27 1 8 1 18 1 27 0-9 0-19-1-27 0-9-1-17-1-27-1-9-1-17-2-25-1-9-1-20-3-28-1-8-2-17-3-25-2-9-4-18-5-26s-2-17-4-25-4-16-6-23c-3-10-4-18-6-27-1-7-3-14-6-22-2-8-4-15-7-25-2-5-6-12-8-19-3-8-7-14-8-22-3-6-7-13-10-20-4-7-5-14-9-20-3-7-7-11-10-17-2-7-7-13-10-19-5-5-7-11-11-16-5-5-7-10-10-16-5-4-8-9-13-14-4-4-7-8-12-12-4-4-8-8-12-12s-7-9-12-11-9-6-13-9c-4-4-10-6-14-8-3-3-8-5-12-7-5-1-10-4-14-5-5 0-10-2-14-3-4-2-8-3-13-4-5 0-9-1-14-1z"><text:p/></draw:path></draw:g></text:p>
            </text:list-header>
          </text:list>
        </text:list-item>
      </text:list>
      <text:h text:style-name="P102" text:outline-level="1"><text:span text:style-name="_5f_Caractères"/></text:h>
      <text:h text:style-name="P102" text:outline-level="1"><text:span text:style-name="_5f_Caractères"/></text:h>
      <text:h text:style-name="P102" text:outline-level="1"><text:span text:style-name="_5f_Caractères"/></text:h>
      <text:h text:style-name="P102" text:outline-level="1"><text:span text:style-name="_5f_Caractères"/></text:h>
      <text:h text:style-name="P102" text:outline-level="1"><text:span text:style-name="_5f_Caractères"/></text:h>
      <text:h text:style-name="P102" text:outline-level="1"><text:span text:style-name="_5f_Caractères"/></text:h>
      <text:h text:style-name="P102" text:outline-level="1"><text:span text:style-name="_5f_Caractères"/></text:h>
      <text:h text:style-name="P102" text:outline-level="1"><text:span text:style-name="_5f_Caractères"/></text:h>
      <text:h text:style-name="P102" text:outline-level="1"><text:span text:style-name="_5f_Caractères"/></text:h>
      <text:h text:style-name="P102" text:outline-level="1"><text:span text:style-name="_5f_Caractères"/></text:h>
      <text:h text:style-name="P102" text:outline-level="1"><text:span text:style-name="_5f_Caractères"/></text:h>
      <text:list xml:id="list232113093489168" text:continue-numbering="true" text:style-name="_5f_Numérotation_20_des_20_exercices">
        <text:list-item>
          <text:h text:style-name="_5f_Titre_5f_Exercices_5f_sans_5f_Titre" text:outline-level="1"><text:span text:style-name="_5f_Caractères"><text:s/>Dans chaque cas, trace le point A' symé­trique du point A par rapport à la droite (d) en uti­lisant l’équerre et la règle graduée.</text:span></text:h>
        </text:list-item>
      </text:list>
      <text:section text:style-name="Sect2" text:name="Section7"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draw:g text:anchor-type="paragraph" draw:z-index="203" draw:name="Forme5" draw:style-name="gr241"><draw:line draw:style-name="gr268" draw:text-style-name="P143" svg:x1="5.17cm" svg:y1="0.208cm" svg:x2="5.117cm" svg:y2="3.819cm"><text:p/></draw:line><draw:line draw:style-name="gr255" draw:text-style-name="P143" svg:x1="7.047cm" svg:y1="2.037cm" svg:x2="7.247cm" svg:y2="2.237cm"><text:p/></draw:line><draw:line draw:style-name="gr255" draw:text-style-name="P143" svg:x1="7.247cm" svg:y1="2.037cm" svg:x2="7.047cm" svg:y2="2.237cm"><text:p/></draw:line><draw:frame draw:style-name="gr269" draw:text-style-name="P145" svg:width="0.249cm" svg:height="0.424cm" svg:x="7.368cm" svg:y="1.847cm"><draw:text-box><text:p text:style-name="P123"><text:span text:style-name="T187">A</text:span></text:p></draw:text-box></draw:frame><draw:frame draw:style-name="gr257" draw:text-style-name="P145" svg:width="0.516cm" svg:height="0.424cm" svg:x="5.281cm" svg:y="0.303cm"><draw:text-box><text:p text:style-name="P123"><text:span text:style-name="T187">(d)</text:span></text:p></draw:text-box></draw:frame><draw:line draw:style-name="gr258" draw:text-style-name="P143" svg:x1="3.025cm" svg:y1="2.058cm" svg:x2="3.225cm" svg:y2="2.258cm"><text:p/></draw:line><draw:line draw:style-name="gr258" draw:text-style-name="P143" svg:x1="3.225cm" svg:y1="2.058cm" svg:x2="3.025cm" svg:y2="2.258cm"><text:p/></draw:line><draw:line draw:style-name="gr259" draw:text-style-name="P143" svg:x1="2.993cm" svg:y1="1.951cm" svg:x2="3.193cm" svg:y2="2.151cm"><text:p/></draw:line><draw:line draw:style-name="gr259" draw:text-style-name="P143" svg:x1="3.193cm" svg:y1="1.951cm" svg:x2="2.993cm" svg:y2="2.151cm"><text:p/></draw:line><draw:frame draw:style-name="gr270" draw:text-style-name="P146" svg:width="0.708cm" svg:height="0.581cm" svg:x="2.847cm" svg:y="1.577cm"><draw:text-box><text:p text:style-name="P123"><text:span text:style-name="T188">A’</text:span></text:p></draw:text-box></draw:frame><draw:line draw:style-name="gr263" draw:text-style-name="P143" svg:x1="7.12cm" svg:y1="2.123cm" svg:x2="3.108cm" svg:y2="2.064cm"><text:p/></draw:line><draw:custom-shape draw:style-name="gr271" draw:text-style-name="P119" svg:width="0.188cm" svg:height="0.197cm" svg:x="5.144cm" svg:y="1.901cm"><text:p/><draw:enhanced-geometry svg:viewBox="0 0 21600 21600" draw:type="rectangle" draw:enhanced-path="M 0 0 L 21600 0 21600 21600 0 21600 0 0 Z N"/></draw:custom-shape><draw:line draw:style-name="gr262" draw:text-style-name="P119" svg:x1="6.142cm" svg:y1="2.018cm" svg:x2="6.107cm" svg:y2="2.219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paragraph" draw:z-index="204" draw:name="Forme6" draw:style-name="gr241"><draw:line draw:style-name="gr258" draw:text-style-name="P143" svg:x1="6.656cm" svg:y1="2.55cm" svg:x2="6.856cm" svg:y2="2.75cm"><text:p/></draw:line><draw:line draw:style-name="gr258" draw:text-style-name="P143" svg:x1="6.856cm" svg:y1="2.55cm" svg:x2="6.656cm" svg:y2="2.75cm"><text:p/></draw:line><draw:line draw:style-name="gr259" draw:text-style-name="P143" svg:x1="6.624cm" svg:y1="2.445cm" svg:x2="6.824cm" svg:y2="2.645cm"><text:p/></draw:line><draw:line draw:style-name="gr259" draw:text-style-name="P143" svg:x1="6.824cm" svg:y1="2.445cm" svg:x2="6.624cm" svg:y2="2.645cm"><text:p/></draw:line><draw:frame draw:style-name="gr273" draw:text-style-name="P146" svg:width="0.708cm" svg:height="0.579cm" svg:x="6.918cm" svg:y="2.142cm"><draw:text-box><text:p text:style-name="P123"><text:span text:style-name="T188">A’</text:span></text:p></draw:text-box></draw:frame><draw:line draw:style-name="gr262" draw:text-style-name="P119" svg:x1="4.075cm" svg:y1="1.443cm" svg:x2="4.04cm" svg:y2="1.644cm"><text:p/></draw:line><draw:line draw:style-name="gr265" draw:text-style-name="P143" svg:x1="5.507cm" svg:y1="0.136cm" svg:x2="4.055cm" svg:y2="3.86cm"><text:p/></draw:line><draw:line draw:style-name="gr258" draw:text-style-name="P143" svg:x1="6.872cm" svg:y1="2.539cm" svg:x2="6.992cm" svg:y2="2.795cm"><text:p/></draw:line><draw:line draw:style-name="gr258" draw:text-style-name="P143" svg:x1="7.061cm" svg:y1="2.603cm" svg:x2="6.805cm" svg:y2="2.723cm"><text:p/></draw:line><draw:frame draw:style-name="gr274" draw:text-style-name="P145" svg:width="0.251cm" svg:height="0.424cm" svg:x="2.697cm" svg:y="0.602cm"><draw:text-box><text:p text:style-name="P123"><text:span text:style-name="T187">A</text:span></text:p></draw:text-box></draw:frame><draw:frame draw:style-name="gr272" draw:text-style-name="P145" svg:width="0.514cm" svg:height="0.426cm" svg:x="5.452cm" svg:y="0.312cm"><draw:text-box><text:p text:style-name="P123"><text:span text:style-name="T187">(d)</text:span></text:p></draw:text-box></draw:frame><draw:line draw:style-name="gr255" draw:text-style-name="P143" svg:x1="2.912cm" svg:y1="1.001cm" svg:x2="3.112cm" svg:y2="1.201cm"><text:p/></draw:line><draw:line draw:style-name="gr255" draw:text-style-name="P143" svg:x1="3.112cm" svg:y1="1.001cm" svg:x2="2.912cm" svg:y2="1.201cm"><text:p/></draw:line><draw:line draw:style-name="gr263" draw:text-style-name="P143" svg:x1="6.74cm" svg:y1="2.564cm" svg:x2="3.016cm" svg:y2="1.112cm"><text:p/></draw:line><draw:custom-shape draw:style-name="gr261" draw:text-style-name="P141" svg:width="0.278cm" svg:height="0.278cm" draw:transform="skewX (-0.00628318530717953) rotate (-0.343829862642883) translate (4.94770833333333cm 1.56986111111111cm)"><text:p/><draw:enhanced-geometry svg:viewBox="0 0 21600 21600" draw:type="rectangle" draw:enhanced-path="M 0 0 L 21600 0 21600 21600 0 21600 0 0 Z N"/></draw:custom-shape><draw:line draw:style-name="gr262" draw:text-style-name="P119" svg:x1="4.167cm" svg:y1="1.438cm" svg:x2="4.132cm" svg:y2="1.639cm"><text:p/></draw:line><draw:line draw:style-name="gr262" draw:text-style-name="P119" svg:x1="4.076cm" svg:y1="1.443cm" svg:x2="4.041cm" svg:y2="1.644cm"><text:p/></draw:line><draw:line draw:style-name="gr262" draw:text-style-name="P119" svg:x1="5.71cm" svg:y1="2.047cm" svg:x2="5.675cm" svg:y2="2.248cm"><text:p/></draw:line><draw:line draw:style-name="gr262" draw:text-style-name="P119" svg:x1="5.796cm" svg:y1="2.117cm" svg:x2="5.761cm" svg:y2="2.318cm"><text:p/></draw:line></draw:g></text:h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paragraph" draw:z-index="205" draw:name="Forme7" draw:style-name="gr241"><draw:line draw:style-name="gr258" draw:text-style-name="P143" svg:x1="2.302cm" svg:y1="3.156cm" svg:x2="2.502cm" svg:y2="3.356cm"><text:p/></draw:line><draw:line draw:style-name="gr258" draw:text-style-name="P143" svg:x1="2.502cm" svg:y1="3.156cm" svg:x2="2.302cm" svg:y2="3.356cm"><text:p/></draw:line><draw:line draw:style-name="gr259" draw:text-style-name="P143" svg:x1="2.271cm" svg:y1="3.051cm" svg:x2="2.471cm" svg:y2="3.251cm"><text:p/></draw:line><draw:line draw:style-name="gr259" draw:text-style-name="P143" svg:x1="2.471cm" svg:y1="3.051cm" svg:x2="2.271cm" svg:y2="3.251cm"><text:p/></draw:line><draw:frame draw:style-name="gr270" draw:text-style-name="P146" svg:width="0.708cm" svg:height="0.581cm" svg:x="2.014cm" svg:y="2.835cm"><draw:text-box><text:p text:style-name="P123"><text:span text:style-name="T188">A’</text:span></text:p></draw:text-box></draw:frame><draw:line draw:style-name="gr258" draw:text-style-name="P143" svg:x1="2.519cm" svg:y1="3.145cm" svg:x2="2.639cm" svg:y2="3.401cm"><text:p/></draw:line><draw:line draw:style-name="gr258" draw:text-style-name="P143" svg:x1="2.708cm" svg:y1="3.211cm" svg:x2="2.452cm" svg:y2="3.331cm"><text:p/></draw:line><draw:custom-shape draw:style-name="gr261" draw:text-style-name="P141" svg:width="0.278cm" svg:height="0.253cm" draw:transform="skewX (0.00698131700797727) rotate (0.406487182789479) translate (4.59845833333333cm 1.97026388888889cm)"><text:p/><draw:enhanced-geometry svg:viewBox="0 0 21600 21600" draw:type="rectangle" draw:enhanced-path="M 0 0 L 21600 0 21600 21600 0 21600 0 0 Z N"/></draw:custom-shape><draw:line draw:style-name="gr262" draw:text-style-name="P119" svg:x1="5.849cm" svg:y1="1.631cm" svg:x2="5.814cm" svg:y2="1.832cm"><text:p/></draw:line><draw:line draw:style-name="gr262" draw:text-style-name="P119" svg:x1="5.928cm" svg:y1="1.771cm" svg:x2="5.715cm" svg:y2="1.739cm"><text:p/></draw:line><draw:line draw:style-name="gr254" draw:text-style-name="P143" svg:x1="3.825cm" svg:y1="0.04cm" svg:x2="5.315cm" svg:y2="3.709cm"><text:p/></draw:line><draw:line draw:style-name="gr255" draw:text-style-name="P143" svg:x1="6.896cm" svg:y1="1.179cm" svg:x2="7.096cm" svg:y2="1.379cm"><text:p/></draw:line><draw:line draw:style-name="gr255" draw:text-style-name="P143" svg:x1="7.096cm" svg:y1="1.179cm" svg:x2="6.896cm" svg:y2="1.379cm"><text:p/></draw:line><draw:frame draw:style-name="gr256" draw:text-style-name="P145" svg:width="0.249cm" svg:height="0.426cm" svg:x="7.17cm" svg:y="0.877cm"><draw:text-box><text:p text:style-name="P123"><text:span text:style-name="T187">A</text:span></text:p></draw:text-box></draw:frame><draw:frame draw:style-name="gr272" draw:text-style-name="P145" svg:width="0.514cm" svg:height="0.426cm" svg:x="4.111cm" svg:y="0.293cm"><draw:text-box><text:p text:style-name="P123"><text:span text:style-name="T187">(d)</text:span></text:p></draw:text-box></draw:frame><draw:line draw:style-name="gr258" draw:text-style-name="P143" svg:x1="1.94cm" svg:y1="3.01cm" svg:x2="2.196cm" svg:y2="3.13cm"><text:p/></draw:line><draw:line draw:style-name="gr258" draw:text-style-name="P143" svg:x1="2.13cm" svg:y1="2.943cm" svg:x2="2.01cm" svg:y2="3.199cm"><text:p/></draw:line><draw:line draw:style-name="gr263" draw:text-style-name="P143" svg:x1="6.963cm" svg:y1="1.295cm" svg:x2="2.385cm" svg:y2="3.144cm"><text:p/></draw:line><draw:line draw:style-name="gr262" draw:text-style-name="P119" svg:x1="3.704cm" svg:y1="2.51cm" svg:x2="3.669cm" svg:y2="2.711cm"><text:p/></draw:line><draw:line draw:style-name="gr262" draw:text-style-name="P119" svg:x1="3.785cm" svg:y1="2.648cm" svg:x2="3.572cm" svg:y2="2.616cm"><text:p/></draw:line></draw:g></text:h>
        <text:h text:style-name="_5f_Paragraphe" text:outline-level="1"/>
      </text:section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P103" text:outline-level="1"/>
      <text:list xml:id="list232112351285469" text:continue-numbering="true" text:style-name="_5f_Numérotation_20_des_20_exercices">
        <text:list-item>
          <text:h text:style-name="_5f_Premier_5f_Titre_5f_Exercices_5f_avec_5f_Num_5f_Exo_5f_sans_5f_Titre" text:outline-level="1"><text:span text:style-name="_5f_Caractères">Dans chaque cas, trace le point A' symétrique du point A par rapport à la droite (d) en utilisant le compas et la règle non graduée.</text:span></text:h>
        </text:list-item>
      </text:list>
      <text:section text:style-name="Sect1" text:name="Section8">
        <text:h text:style-name="_5f_Paragraphe" text:outline-level="1"><text:span text:style-name="_5f_Caractères"/></text:h>
        <text:h text:style-name="_5f_Paragraphe" text:outline-level="1"><draw:g text:anchor-type="paragraph" draw:z-index="206" draw:name="Forme5_0" draw:style-name="gr241"><draw:line draw:style-name="gr268" draw:text-style-name="P143" svg:x1="4.983cm" svg:y1="0.197cm" svg:x2="4.93cm" svg:y2="3.808cm"><text:p/></draw:line><draw:line draw:style-name="gr255" draw:text-style-name="P143" svg:x1="6.86cm" svg:y1="2.026cm" svg:x2="7.06cm" svg:y2="2.226cm"><text:p/></draw:line><draw:line draw:style-name="gr255" draw:text-style-name="P143" svg:x1="7.06cm" svg:y1="2.026cm" svg:x2="6.86cm" svg:y2="2.226cm"><text:p/></draw:line><draw:frame draw:style-name="gr269" draw:text-style-name="P145" svg:width="0.249cm" svg:height="0.424cm" svg:x="7.181cm" svg:y="1.837cm"><draw:text-box><text:p text:style-name="P123"><text:span text:style-name="T187">A</text:span></text:p></draw:text-box></draw:frame><draw:frame draw:style-name="gr257" draw:text-style-name="P145" svg:width="0.516cm" svg:height="0.424cm" svg:x="5.094cm" svg:y="0.293cm"><draw:text-box><text:p text:style-name="P123"><text:span text:style-name="T187">(d)</text:span></text:p></draw:text-box></draw:frame><draw:line draw:style-name="gr258" draw:text-style-name="P143" svg:x1="2.838cm" svg:y1="2.047cm" svg:x2="3.038cm" svg:y2="2.247cm"><text:p/></draw:line><draw:line draw:style-name="gr258" draw:text-style-name="P143" svg:x1="3.038cm" svg:y1="2.047cm" svg:x2="2.838cm" svg:y2="2.247cm"><text:p/></draw:line><draw:line draw:style-name="gr259" draw:text-style-name="P143" svg:x1="2.806cm" svg:y1="1.942cm" svg:x2="3.006cm" svg:y2="2.142cm"><text:p/></draw:line><draw:line draw:style-name="gr259" draw:text-style-name="P143" svg:x1="3.006cm" svg:y1="1.942cm" svg:x2="2.806cm" svg:y2="2.142cm"><text:p/></draw:line><draw:frame draw:style-name="gr270" draw:text-style-name="P146" svg:width="0.708cm" svg:height="0.581cm" svg:x="2.66cm" svg:y="1.567cm"><draw:text-box><text:p text:style-name="P123"><text:span text:style-name="T188">A’</text:span></text:p></draw:text-box></draw:frame><draw:line draw:style-name="gr263" draw:text-style-name="P143" svg:x1="6.933cm" svg:y1="2.114cm" svg:x2="2.921cm" svg:y2="2.055cm"><text:p/></draw:line><draw:custom-shape draw:style-name="gr271" draw:text-style-name="P119" svg:width="0.19cm" svg:height="0.197cm" svg:x="4.957cm" svg:y="1.891cm"><text:p/><draw:enhanced-geometry svg:viewBox="0 0 21600 21600" draw:type="rectangle" draw:enhanced-path="M 0 0 L 21600 0 21600 21600 0 21600 0 0 Z N"/></draw:custom-shape><draw:line draw:style-name="gr262" draw:text-style-name="P119" svg:x1="5.955cm" svg:y1="2.009cm" svg:x2="5.92cm" svg:y2="2.21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paragraph" draw:z-index="207" draw:name="Forme8" draw:style-name="gr241"><draw:line draw:style-name="gr258" draw:text-style-name="P143" svg:x1="6.318cm" svg:y1="2.115cm" svg:x2="6.506cm" svg:y2="2.27cm"><text:p/></draw:line><draw:line draw:style-name="gr258" draw:text-style-name="P143" svg:x1="6.488cm" svg:y1="2.099cm" svg:x2="6.333cm" svg:y2="2.287cm"><text:p/></draw:line><draw:line draw:style-name="gr259" draw:text-style-name="P143" svg:x1="6.281cm" svg:y1="2.029cm" svg:x2="6.469cm" svg:y2="2.184cm"><text:p/></draw:line><draw:line draw:style-name="gr259" draw:text-style-name="P143" svg:x1="6.452cm" svg:y1="2.011cm" svg:x2="6.297cm" svg:y2="2.199cm"><text:p/></draw:line><draw:frame draw:style-name="gr264" draw:text-style-name="P146" svg:width="0.609cm" svg:height="0.511cm" draw:transform="rotate (0.0959931088596881) translate (6.50875cm 1.74448611111111cm)"><draw:text-box><text:p text:style-name="P123"><text:span text:style-name="T188">A’</text:span></text:p></draw:text-box></draw:frame><draw:line draw:style-name="gr262" draw:text-style-name="P119" svg:x1="4.014cm" svg:y1="1.379cm" svg:x2="4cm" svg:y2="1.554cm"><text:p/></draw:line><draw:line draw:style-name="gr265" draw:text-style-name="P143" svg:x1="5.135cm" svg:y1="0.142cm" svg:x2="4.195cm" svg:y2="3.453cm"><text:p/></draw:line><draw:line draw:style-name="gr258" draw:text-style-name="P143" svg:x1="6.501cm" svg:y1="2.09cm" svg:x2="6.625cm" svg:y2="2.3cm"><text:p/></draw:line><draw:line draw:style-name="gr258" draw:text-style-name="P143" svg:x1="6.669cm" svg:y1="2.129cm" svg:x2="6.459cm" svg:y2="2.253cm"><text:p/></draw:line><draw:frame draw:style-name="gr266" draw:text-style-name="P145" svg:width="0.302cm" svg:height="0.511cm" draw:transform="rotate (0.0996583002888762) translate (2.71991666666667cm 0.770819444444444cm)"><draw:text-box><text:p text:style-name="P123"><text:span text:style-name="T187">A</text:span></text:p></draw:text-box></draw:frame><draw:frame draw:style-name="gr267" draw:text-style-name="P145" svg:width="0.615cm" svg:height="0.511cm" draw:transform="rotate (0.0919788515801012) translate (5.10822222222222cm 0.15875cm)"><draw:text-box><text:p text:style-name="P123"><text:span text:style-name="T187">(d)</text:span></text:p></draw:text-box></draw:frame><draw:line draw:style-name="gr255" draw:text-style-name="P143" svg:x1="2.98cm" svg:y1="1.096cm" svg:x2="3.168cm" svg:y2="1.251cm"><text:p/></draw:line><draw:line draw:style-name="gr255" draw:text-style-name="P143" svg:x1="3.152cm" svg:y1="1.077cm" svg:x2="2.997cm" svg:y2="1.265cm"><text:p/></draw:line><draw:line draw:style-name="gr263" draw:text-style-name="P143" svg:x1="6.389cm" svg:y1="2.122cm" svg:x2="3.078cm" svg:y2="1.182cm"><text:p/></draw:line><draw:custom-shape draw:style-name="gr261" draw:text-style-name="P141" svg:width="0.239cm" svg:height="0.241cm" draw:transform="skewX (0.00733038285837625) rotate (-0.246789556231998) translate (4.77308333333333cm 1.41640277777778cm)"><text:p/><draw:enhanced-geometry svg:viewBox="0 0 21600 21600" draw:type="rectangle" draw:enhanced-path="M 0 0 L 21600 0 21600 21600 0 21600 0 0 Z N"/></draw:custom-shape><draw:line draw:style-name="gr262" draw:text-style-name="P119" svg:x1="4.093cm" svg:y1="1.367cm" svg:x2="4.079cm" svg:y2="1.542cm"><text:p/></draw:line><draw:line draw:style-name="gr262" draw:text-style-name="P119" svg:x1="4.015cm" svg:y1="1.379cm" svg:x2="4.001cm" svg:y2="1.554cm"><text:p/></draw:line><draw:line draw:style-name="gr262" draw:text-style-name="P119" svg:x1="5.466cm" svg:y1="1.763cm" svg:x2="5.452cm" svg:y2="1.938cm"><text:p/></draw:line><draw:line draw:style-name="gr262" draw:text-style-name="P119" svg:x1="5.545cm" svg:y1="1.816cm" svg:x2="5.531cm" svg:y2="1.991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paragraph" draw:z-index="208" draw:name="Forme9" draw:style-name="gr241"><draw:g draw:name="Shape66" draw:style-name="gr3"><draw:line draw:style-name="gr254" draw:text-style-name="P143" svg:x1="5.162cm" svg:y1="0.672cm" svg:x2="7.566cm" svg:y2="3.775cm"><text:p/></draw:line><draw:line draw:style-name="gr255" draw:text-style-name="P143" svg:x1="7.652cm" svg:y1="0.783cm" svg:x2="7.852cm" svg:y2="0.983cm"><text:p/></draw:line><draw:line draw:style-name="gr255" draw:text-style-name="P143" svg:x1="7.852cm" svg:y1="0.783cm" svg:x2="7.652cm" svg:y2="0.983cm"><text:p/></draw:line><draw:frame draw:style-name="gr256" draw:text-style-name="P145" svg:width="0.249cm" svg:height="0.426cm" svg:x="7.927cm" svg:y="0.484cm"><draw:text-box><text:p text:style-name="P123"><text:span text:style-name="T187">A</text:span></text:p></draw:text-box></draw:frame><draw:frame draw:style-name="gr257" draw:text-style-name="P145" svg:width="0.516cm" svg:height="0.424cm" svg:x="5.258cm" svg:y="0.256cm"><draw:text-box><text:p text:style-name="P123"><text:span text:style-name="T187">(d)</text:span></text:p></draw:text-box></draw:frame><draw:line draw:style-name="gr258" draw:text-style-name="P143" svg:x1="4.19cm" svg:y1="3.076cm" svg:x2="4.446cm" svg:y2="3.196cm"><text:p/></draw:line><draw:line draw:style-name="gr258" draw:text-style-name="P143" svg:x1="4.38cm" svg:y1="3.009cm" svg:x2="4.26cm" svg:y2="3.265cm"><text:p/></draw:line></draw:g><draw:line draw:style-name="gr258" draw:text-style-name="P143" svg:x1="4.637cm" svg:y1="3.249cm" svg:x2="4.863cm" svg:y2="3.377cm"><text:p/></draw:line><draw:line draw:style-name="gr258" draw:text-style-name="P143" svg:x1="4.813cm" svg:y1="3.198cm" svg:x2="4.685cm" svg:y2="3.424cm"><text:p/></draw:line><draw:line draw:style-name="gr259" draw:text-style-name="P143" svg:x1="4.582cm" svg:y1="3.162cm" svg:x2="4.808cm" svg:y2="3.29cm"><text:p/></draw:line><draw:line draw:style-name="gr259" draw:text-style-name="P143" svg:x1="4.76cm" svg:y1="3.115cm" svg:x2="4.632cm" svg:y2="3.341cm"><text:p/></draw:line><draw:frame draw:style-name="gr260" draw:text-style-name="P146" svg:width="0.652cm" svg:height="0.533cm" draw:transform="rotate (0.0759218224617533) translate (4.19981944444444cm 2.96156944444444cm)"><draw:text-box><text:p text:style-name="P123"><text:span text:style-name="T188">A’</text:span></text:p></draw:text-box></draw:frame><draw:line draw:style-name="gr258" draw:text-style-name="P143" svg:x1="4.825cm" svg:y1="3.184cm" svg:x2="4.994cm" svg:y2="3.381cm"><text:p/></draw:line><draw:line draw:style-name="gr258" draw:text-style-name="P143" svg:x1="5.008cm" svg:y1="3.196cm" svg:x2="4.811cm" svg:y2="3.365cm"><text:p/></draw:line><draw:custom-shape draw:style-name="gr261" draw:text-style-name="P141" svg:width="0.255cm" svg:height="0.234cm" draw:transform="skewX (0.00750491578357579) rotate (0.672649893718615) translate (6.08188888888889cm 1.857375cm)"><text:p/><draw:enhanced-geometry svg:viewBox="0 0 21600 21600" draw:type="rectangle" draw:enhanced-path="M 0 0 L 21600 0 21600 21600 0 21600 0 0 Z N"/></draw:custom-shape><draw:line draw:style-name="gr262" draw:text-style-name="P119" svg:x1="6.987cm" svg:y1="1.354cm" svg:x2="7.005cm" svg:y2="1.54cm"><text:p/></draw:line><draw:line draw:style-name="gr262" draw:text-style-name="P119" svg:x1="7.093cm" svg:y1="1.456cm" svg:x2="6.897cm" svg:y2="1.48cm"><text:p/></draw:line><draw:line draw:style-name="gr263" draw:text-style-name="P143" svg:x1="7.746cm" svg:y1="0.884cm" svg:x2="4.704cm" svg:y2="3.206cm"><text:p/></draw:line><draw:line draw:style-name="gr262" draw:text-style-name="P119" svg:x1="5.524cm" svg:y1="2.468cm" svg:x2="5.542cm" svg:y2="2.654cm"><text:p/></draw:line><draw:line draw:style-name="gr262" draw:text-style-name="P119" svg:x1="5.629cm" svg:y1="2.57cm" svg:x2="5.433cm" svg:y2="2.594cm"><text:p/></draw:line></draw:g></text:h>
        <text:h text:style-name="_5f_Paragraphe" text:outline-level="1"/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</text:section>
      <text:section text:style-name="Sect2" text:name="Section1">
        <text:h text:style-name="_5f_Paragraphe" text:outline-level="1"/>
      </text:section>
      <text:h text:style-name="_5f_Paragraphe" text:outline-level="1"/>
      <text:h text:style-name="_5f_Paragraphe" text:outline-level="1"/>
      <text:list xml:id="list232111456766450" text:continue-numbering="true" text:style-name="_5f_Numérotation_20_des_20_exercices">
        <text:list-item>
          <text:h text:style-name="_5f_Titre_5f_Exercices_5f_sans_5f_Titre" text:outline-level="1"><text:span text:style-name="_5f_Caractères">Construis le symétrique de chaque figure par rapport à la droite (d)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209" draw:name="Forme10" draw:style-name="gr241"><draw:polygon draw:style-name="gr242" draw:text-style-name="P141" svg:width="3.878cm" svg:height="2.762cm" draw:transform="skewX (0.0605629250442032) rotate (-0.882263936883134) translate (12.0363362415661cm -0.167948356816966cm)" svg:viewBox="0 0 3879 2763" draw:points="1334,0 0,426 866,2763 1056,622 3879,229"><text:p/></draw:polygon><draw:frame draw:style-name="gr243" draw:text-style-name="P130" svg:width="0.81cm" svg:height="0.6cm" draw:transform="rotate (0.0610865238198016) translate (4.238625cm 7.32895833333333cm)"><draw:text-box><text:p text:style-name="P123"><text:span text:style-name="T181">(d)</text:span></text:p></draw:text-box></draw:frame><draw:polygon draw:style-name="gr244" draw:text-style-name="P141" svg:width="3.005cm" svg:height="4.319cm" draw:transform="skewX (-0.0740019602845596) rotate (-2.98346582335911) translate (12.2326868952194cm 7.58691282914389cm)" svg:viewBox="0 0 3006 4320" draw:points="0,2444 997,0 3006,1919 1925,4320"><text:p/></draw:polygon><draw:polygon draw:style-name="gr245" draw:text-style-name="P141" svg:width="2.752cm" svg:height="4.207cm" draw:transform="skewX (-0.0846484687217249) rotate (0.389208423194735) translate (4.21495682194126cm 3.74873284502754cm)" svg:viewBox="0 0 2753 4208" draw:points="2753,2394 1906,0 0,1813 850,4208"><text:p/></draw:polygon><draw:g draw:style-name="gr3"><draw:g draw:style-name="gr3"><draw:line draw:style-name="gr246" draw:text-style-name="P142" svg:x1="7.5cm" svg:y1="8.038cm" svg:x2="7.554cm" svg:y2="8.3cm"><text:p/></draw:line><draw:line draw:style-name="gr246" draw:text-style-name="P142" svg:x1="7.658cm" svg:y1="8.141cm" svg:x2="7.396cm" svg:y2="8.197cm"><text:p/></draw:line></draw:g><draw:ellipse draw:style-name="gr247" draw:text-style-name="P141" svg:width="2.842cm" svg:height="2.851cm" draw:transform="skewX (0.00122173047639593) rotate (-0.57857664703612) translate (7.11905555555556cm 6.17184722222222cm)"><text:p/></draw:ellipse></draw:g><draw:line draw:style-name="gr248" draw:text-style-name="P143" svg:x1="15.888cm" svg:y1="2.286cm" svg:x2="3.911cm" svg:y2="7.396cm"><text:p/></draw:line><draw:g draw:style-name="gr3"><draw:g draw:style-name="gr3"><draw:line draw:style-name="gr249" draw:text-style-name="P144" svg:x1="5.807cm" svg:y1="4.148cm" svg:x2="5.842cm" svg:y2="4.283cm"><text:p/></draw:line><draw:line draw:style-name="gr250" draw:text-style-name="P144" svg:x1="5.893cm" svg:y1="4.204cm" svg:x2="5.755cm" svg:y2="4.226cm"><text:p/></draw:line></draw:g><draw:circle draw:style-name="gr251" draw:text-style-name="P141" svg:width="3.043cm" svg:height="3.043cm" draw:transform="rotate (-0.578925712886519) translate (5.45218055555556cm 2.12195833333333cm)"><text:p/></draw:circle></draw:g><draw:polygon draw:style-name="gr252" draw:text-style-name="P141" svg:width="3.878cm" svg:height="2.762cm" draw:transform="skewX (-0.0602138591938043) rotate (-1.45211393765928) translate (14.5315524486756cm 2.9137937477812cm)" svg:viewBox="0 0 3879 2763" draw:points="2545,0 3879,427 3014,2763 2823,622 0,228"><text:p/></draw:polygon><draw:polygon draw:style-name="gr253" draw:text-style-name="P141" svg:width="3.005cm" svg:height="4.32cm" draw:transform="skewX (0.0738274273593599) rotate (0.649960613442688) translate (7.17682547245916cm 3.07317298183485cm)" svg:viewBox="0 0 3006 4321" draw:points="3006,2444 2008,0 0,1921 1082,4321"><text:p/></draw:polygon></draw:g><text:span text:style-name="_5f_Caractères"/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1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2cm" draw:dots2="1" draw:dots2-length="0.002cm" draw:distance="0.002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2cm" draw:dots2="1" draw:dots2-length="0.002cm" draw:distance="0.002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1cm" draw:dots2="1" draw:dots2-length="0.001cm" draw:distance="0.001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2cm" draw:dots2="1" draw:dots2-length="0.002cm" draw:distance="0.002cm"/>
    <draw:stroke-dash draw:name="Dashed_20__28_var_29__20_7276" draw:display-name="Dashed (var) 7276" draw:style="rect" draw:dots1="1" draw:dots1-length="0.002cm" draw:dots2="1" draw:dots2-length="0.002cm" draw:distance="0.002cm"/>
    <draw:stroke-dash draw:name="Dashed_20__28_var_29__20_7277" draw:display-name="Dashed (var) 7277" draw:style="rect" draw:dots1="1" draw:dots1-length="0.002cm" draw:dots2="1" draw:dots2-length="0.002cm" draw:distance="0.002cm"/>
    <draw:stroke-dash draw:name="Dashed_20__28_var_29__20_7278" draw:display-name="Dashed (var) 7278" draw:style="rect" draw:dots1="1" draw:dots1-length="0.002cm" draw:dots2="1" draw:dots2-length="0.002cm" draw:distance="0.002cm"/>
    <draw:stroke-dash draw:name="Dashed_20__28_var_29__20_7279" draw:display-name="Dashed (var) 7279" draw:style="rect" draw:dots1="1" draw:dots1-length="0.002cm" draw:dots2="1" draw:dots2-length="0.002cm" draw:distance="0.002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2cm" draw:dots2="1" draw:dots2-length="0.002cm" draw:distance="0.002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2cm" draw:dots2="1" draw:dots2-length="0.002cm" draw:distance="0.002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2cm" draw:dots2="1" draw:dots2-length="0.002cm" draw:distance="0.002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2cm" draw:dots2="1" draw:dots2-length="0.002cm" draw:distance="0.002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58" draw:display-name="Dashed (var) 7958" draw:style="rect" draw:dots1="1" draw:dots1-length="0.002cm" draw:dots2="1" draw:dots2-length="0.002cm" draw:distance="0.002cm"/>
    <draw:stroke-dash draw:name="Dashed_20__28_var_29__20_7959" draw:display-name="Dashed (var) 7959" draw:style="rect" draw:dots1="1" draw:dots1-length="0.002cm" draw:dots2="1" draw:dots2-length="0.002cm" draw:distance="0.002cm"/>
    <draw:stroke-dash draw:name="Dashed_20__28_var_29__20_796" draw:display-name="Dashed (var) 796" draw:style="round" draw:dots2="2" draw:distance="0.023cm"/>
    <draw:stroke-dash draw:name="Dashed_20__28_var_29__20_7960" draw:display-name="Dashed (var) 7960" draw:style="rect" draw:dots1="1" draw:dots1-length="0.002cm" draw:dots2="1" draw:dots2-length="0.002cm" draw:distance="0.002cm"/>
    <draw:stroke-dash draw:name="Dashed_20__28_var_29__20_7961" draw:display-name="Dashed (var) 7961" draw:style="rect" draw:dots1="1" draw:dots1-length="0.002cm" draw:dots2="1" draw:dots2-length="0.002cm" draw:distance="0.002cm"/>
    <draw:stroke-dash draw:name="Dashed_20__28_var_29__20_7962" draw:display-name="Dashed (var) 7962" draw:style="rect" draw:dots1="1" draw:dots1-length="0.002cm" draw:dots2="1" draw:dots2-length="0.002cm" draw:distance="0.002cm"/>
    <draw:stroke-dash draw:name="Dashed_20__28_var_29__20_7963" draw:display-name="Dashed (var) 7963" draw:style="rect" draw:dots1="1" draw:dots1-length="0.002cm" draw:dots2="1" draw:dots2-length="0.002cm" draw:distance="0.002cm"/>
    <draw:stroke-dash draw:name="Dashed_20__28_var_29__20_7966" draw:display-name="Dashed (var) 7966" draw:style="rect" draw:dots1="1" draw:dots1-length="0.002cm" draw:dots2="1" draw:dots2-length="0.002cm" draw:distance="0.002cm"/>
    <draw:stroke-dash draw:name="Dashed_20__28_var_29__20_7967" draw:display-name="Dashed (var) 7967" draw:style="rect" draw:dots1="1" draw:dots1-length="0.002cm" draw:dots2="1" draw:dots2-length="0.002cm" draw:distance="0.002cm"/>
    <draw:stroke-dash draw:name="Dashed_20__28_var_29__20_7968" draw:display-name="Dashed (var) 7968" draw:style="rect" draw:dots1="1" draw:dots1-length="0.002cm" draw:dots2="1" draw:dots2-length="0.002cm" draw:distance="0.002cm"/>
    <draw:stroke-dash draw:name="Dashed_20__28_var_29__20_7969" draw:display-name="Dashed (var) 7969" draw:style="rect" draw:dots1="1" draw:dots1-length="0.002cm" draw:dots2="1" draw:dots2-length="0.002cm" draw:distance="0.002cm"/>
    <draw:stroke-dash draw:name="Dashed_20__28_var_29__20_797" draw:display-name="Dashed (var) 797" draw:style="round" draw:dots2="2" draw:distance="0.023cm"/>
    <draw:stroke-dash draw:name="Dashed_20__28_var_29__20_7970" draw:display-name="Dashed (var) 7970" draw:style="rect" draw:dots1="1" draw:dots1-length="0.002cm" draw:dots2="1" draw:dots2-length="0.002cm" draw:distance="0.002cm"/>
    <draw:stroke-dash draw:name="Dashed_20__28_var_29__20_7971" draw:display-name="Dashed (var) 7971" draw:style="rect" draw:dots1="1" draw:dots1-length="0.002cm" draw:dots2="1" draw:dots2-length="0.002cm" draw:distance="0.002cm"/>
    <draw:stroke-dash draw:name="Dashed_20__28_var_29__20_7974" draw:display-name="Dashed (var) 7974" draw:style="rect" draw:dots1="1" draw:dots1-length="0.002cm" draw:dots2="1" draw:dots2-length="0.002cm" draw:distance="0.002cm"/>
    <draw:stroke-dash draw:name="Dashed_20__28_var_29__20_7975" draw:display-name="Dashed (var) 7975" draw:style="rect" draw:dots1="1" draw:dots1-length="0.002cm" draw:dots2="1" draw:dots2-length="0.002cm" draw:distance="0.002cm"/>
    <draw:stroke-dash draw:name="Dashed_20__28_var_29__20_7976" draw:display-name="Dashed (var) 7976" draw:style="rect" draw:dots1="1" draw:dots1-length="0.002cm" draw:dots2="1" draw:dots2-length="0.002cm" draw:distance="0.002cm"/>
    <draw:stroke-dash draw:name="Dashed_20__28_var_29__20_7977" draw:display-name="Dashed (var) 7977" draw:style="rect" draw:dots1="1" draw:dots1-length="0.002cm" draw:dots2="1" draw:dots2-length="0.002cm" draw:distance="0.002cm"/>
    <draw:stroke-dash draw:name="Dashed_20__28_var_29__20_7978" draw:display-name="Dashed (var) 7978" draw:style="rect" draw:dots1="1" draw:dots1-length="0.002cm" draw:dots2="1" draw:dots2-length="0.002cm" draw:distance="0.002cm"/>
    <draw:stroke-dash draw:name="Dashed_20__28_var_29__20_7979" draw:display-name="Dashed (var) 7979" draw:style="rect" draw:dots1="1" draw:dots1-length="0.002cm" draw:dots2="1" draw:dots2-length="0.002cm" draw:distance="0.002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36%" draw:distance="36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4274bc"/>
    </style:style>
    <style:style style:name="MP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" style:family="paragraph" style:parent-style-name="Header">
      <style:paragraph-properties fo:text-align="start" style:justify-single-word="false"/>
      <style:text-properties officeooo:paragraph-rsid="02a56131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3" style:family="paragraph" style:parent-style-name="_5f_Header_20_G_20_page_20_impaire_20__28_D_29_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P1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6" style:family="paragraph" style:parent-style-name="Footer">
      <style:text-properties officeooo:paragraph-rsid="02a682f9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1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20" style:family="paragraph" style:parent-style-name="Footer">
      <style:text-properties officeooo:paragraph-rsid="0096b4e2"/>
    </style:style>
    <style:style style:name="MP2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2" style:family="paragraph" style:parent-style-name="Footer">
      <style:text-properties officeooo:rsid="001f8a2d" officeooo:paragraph-rsid="00bd36bc"/>
    </style:style>
    <style:style style:name="MP2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4" style:family="paragraph" style:parent-style-name="Footer">
      <style:text-properties officeooo:rsid="0096b4e2" officeooo:paragraph-rsid="0096b4e2"/>
    </style:style>
    <style:style style:name="MP2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>
      <loext:graphic-properties draw:fill="solid" draw:fill-color="#1ca2b8"/>
    </style:style>
    <style:style style:name="MP29" style:family="paragraph" style:parent-style-name="Footer">
      <style:text-properties officeooo:rsid="001f8a2d" officeooo:paragraph-rsid="002b33ed"/>
    </style:style>
    <style:style style:name="MP30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1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2" style:family="paragraph" style:parent-style-name="Footer">
      <style:text-properties officeooo:rsid="011350d1" officeooo:paragraph-rsid="011350d1"/>
    </style:style>
    <style:style style:name="M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36" style:family="paragraph" style:parent-style-name="Footer">
      <style:text-properties officeooo:paragraph-rsid="00c384cf"/>
    </style:style>
    <style:style style:name="MP3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42" style:family="paragraph" style:parent-style-name="Header">
      <style:paragraph-properties fo:text-align="start" style:justify-single-word="false"/>
      <style:text-properties officeooo:paragraph-rsid="0211dd7e"/>
    </style:style>
    <style:style style:name="MP43" style:family="paragraph" style:parent-style-name="Footer">
      <style:paragraph-properties fo:text-align="start" style:justify-single-word="false"/>
      <style:text-properties officeooo:paragraph-rsid="0211dd7e"/>
    </style:style>
    <style:style style:name="MP44" style:family="paragraph" style:parent-style-name="Footer">
      <style:text-properties officeooo:rsid="0242edd8" officeooo:paragraph-rsid="0242edd8"/>
    </style:style>
    <style:style style:name="MP4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margin-left="0cm" fo:margin-right="0cm" fo:text-indent="0cm" style:auto-text-indent="false"/>
    </style:style>
    <style:style style:name="MP48" style:family="paragraph" style:parent-style-name="Footer">
      <style:text-properties officeooo:paragraph-rsid="010f7046"/>
    </style:style>
    <style:style style:name="MP49" style:family="paragraph" style:parent-style-name="Footer">
      <style:text-properties officeooo:paragraph-rsid="01120261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3" style:family="paragraph" style:parent-style-name="_5f_Header_20_D_20_page_20_impaire_20__28_D_29_">
      <style:text-properties officeooo:paragraph-rsid="01a13e78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5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6" style:family="paragraph" style:parent-style-name="Header">
      <style:paragraph-properties fo:text-align="center" style:justify-single-word="false"/>
      <style:text-properties officeooo:paragraph-rsid="00ab054e"/>
    </style:style>
    <style:style style:name="MP5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5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59" style:family="paragraph" style:parent-style-name="Footer">
      <style:paragraph-properties fo:text-align="end" style:justify-single-word="false"/>
      <style:text-properties officeooo:paragraph-rsid="00d4df5c"/>
    </style:style>
    <style:style style:name="MP60" style:family="paragraph" style:parent-style-name="Footer">
      <style:paragraph-properties fo:text-align="start" style:justify-single-word="false"/>
      <style:text-properties officeooo:paragraph-rsid="00d4df5c"/>
    </style:style>
    <style:style style:name="MP61" style:family="paragraph" style:parent-style-name="_5f_Header_20_G_20_page_20_impaire_20__28_D_29_">
      <style:text-properties officeooo:paragraph-rsid="01259ec2"/>
    </style:style>
    <style:style style:name="MP62" style:family="paragraph" style:parent-style-name="_5f_Header_20_G_20_page_20_paire_20__28_G_29_">
      <style:text-properties officeooo:paragraph-rsid="00eb2abc"/>
    </style:style>
    <style:style style:name="MP63" style:family="paragraph" style:parent-style-name="_5f_Footer_20_page_20_paire_20__28_G_29_">
      <style:text-properties fo:font-size="9pt" style:font-size-asian="9pt" style:font-size-complex="9pt"/>
    </style:style>
    <style:style style:name="MP64" style:family="paragraph" style:parent-style-name="_5f_Header_20_N_20_page_20_impaire_20__28_D_29_">
      <style:paragraph-properties fo:text-align="start" style:justify-single-word="false"/>
    </style:style>
    <style:style style:name="MP65" style:family="paragraph" style:parent-style-name="Footer">
      <style:text-properties officeooo:paragraph-rsid="00d4df5c"/>
    </style:style>
    <style:style style:name="MP6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7" style:family="paragraph">
      <loext:graphic-properties draw:fill="solid" draw:fill-color="#d7e12c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8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84" style:family="paragraph" style:parent-style-name="Footer">
      <style:text-properties officeooo:paragraph-rsid="00863005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9" style:family="paragraph" style:parent-style-name="_5f_Header_20_N_20_page_20_impaire_20__28_D_29_">
      <style:text-properties officeooo:rsid="0277791e" officeooo:paragraph-rsid="0277791e"/>
    </style:style>
    <style:style style:name="MP90" style:family="paragraph" style:parent-style-name="_5f_Header_20_N_20_page_20_impaire_20__28_D_29_">
      <style:text-properties officeooo:rsid="027aa87d" officeooo:paragraph-rsid="027aa87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Footer">
      <style:text-properties officeooo:paragraph-rsid="00a59a60"/>
    </style:style>
    <style:style style:name="MP9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5" style:family="paragraph" style:parent-style-name="Footer">
      <style:text-properties officeooo:paragraph-rsid="002aa84d"/>
    </style:style>
    <style:style style:name="MP9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97" style:family="paragraph">
      <loext:graphic-properties draw:fill="solid" draw:fill-color="#7fb241"/>
    </style:style>
    <style:style style:name="MP9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10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104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5" style:family="paragraph" style:parent-style-name="_5f_Header_20_G_20_page_20_paire_20__28_G_29_">
      <style:text-properties officeooo:paragraph-rsid="0334a5be"/>
    </style:style>
    <style:style style:name="MP106" style:family="paragraph" style:parent-style-name="_5f_Header_20_G_20_page_20_paire_20__28_G_29_">
      <style:paragraph-properties fo:text-align="start" style:justify-single-word="false"/>
    </style:style>
    <style:style style:name="MP107" style:family="paragraph" style:parent-style-name="Footer">
      <style:text-properties officeooo:paragraph-rsid="030c4d7d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10" style:family="paragraph" style:parent-style-name="Footer">
      <style:text-properties officeooo:paragraph-rsid="00d8520c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13" style:family="paragraph" style:parent-style-name="Header">
      <style:paragraph-properties fo:text-align="center" style:justify-single-word="false"/>
      <style:text-properties officeooo:paragraph-rsid="00c10aa6"/>
    </style:style>
    <style:style style:name="MP114" style:family="paragraph" style:parent-style-name="Header">
      <style:paragraph-properties fo:text-align="start" style:justify-single-word="false"/>
      <style:text-properties officeooo:paragraph-rsid="0289fb01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b6801f"/>
    </style:style>
    <style:style style:name="MT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" style:family="text">
      <style:text-properties fo:font-variant="small-caps" officeooo:rsid="00990660"/>
    </style:style>
    <style:style style:name="MT6" style:family="text">
      <style:text-properties fo:font-variant="small-caps" officeooo:rsid="0054f64f"/>
    </style:style>
    <style:style style:name="MT7" style:family="text">
      <style:text-properties fo:font-variant="small-caps" officeooo:rsid="00b5d2d1"/>
    </style:style>
    <style:style style:name="MT8" style:family="text">
      <style:text-properties fo:font-variant="small-caps" officeooo:rsid="00b6801f"/>
    </style:style>
    <style:style style:name="MT9" style:family="text">
      <style:text-properties officeooo:rsid="009e3fdd"/>
    </style:style>
    <style:style style:name="MT10" style:family="text">
      <style:text-properties officeooo:rsid="00b5d2d1"/>
    </style:style>
    <style:style style:name="MT11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3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4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9" style:family="text">
      <style:text-properties fo:font-variant="small-caps"/>
    </style:style>
    <style:style style:name="MT20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24" style:family="text">
      <style:text-properties fo:font-variant="small-caps" officeooo:rsid="007d7a6f"/>
    </style:style>
    <style:style style:name="MT25" style:family="text">
      <style:text-properties officeooo:rsid="00a59037"/>
    </style:style>
    <style:style style:name="MT2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2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30" style:family="text">
      <style:text-properties officeooo:rsid="0096b4e2"/>
    </style:style>
    <style:style style:name="MT3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32" style:family="text">
      <style:text-properties fo:font-variant="small-caps" officeooo:rsid="0096b4e2"/>
    </style:style>
    <style:style style:name="MT33" style:family="text">
      <style:text-properties fo:font-variant="small-caps" officeooo:rsid="00a847d5"/>
    </style:style>
    <style:style style:name="MT3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3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7" style:family="text">
      <style:text-properties officeooo:rsid="0032e83a"/>
    </style:style>
    <style:style style:name="MT38" style:family="text">
      <style:text-properties officeooo:rsid="002b33ed"/>
    </style:style>
    <style:style style:name="MT3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42" style:family="text">
      <style:text-properties officeooo:rsid="008d016c"/>
    </style:style>
    <style:style style:name="MT4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46" style:family="text">
      <style:text-properties officeooo:rsid="01fe03f2"/>
    </style:style>
    <style:style style:name="MT47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58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61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2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6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68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7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7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7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7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0" style:family="text">
      <style:text-properties officeooo:rsid="010c4d3a"/>
    </style:style>
    <style:style style:name="MT81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5" style:family="text">
      <style:text-properties fo:font-variant="small-caps" fo:color="#9d0f89" loext:opacity="100%" style:font-name="Bitstream Vera Sans" fo:font-size="16pt" fo:font-weight="bold" officeooo:rsid="01a13e78"/>
    </style:style>
    <style:style style:name="MT86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87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91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92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3" style:family="text">
      <style:text-properties fo:font-size="16pt" style:font-size-asian="16pt" style:font-size-complex="16pt"/>
    </style:style>
    <style:style style:name="MT94" style:family="text"/>
    <style:style style:name="MT9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96" style:family="text">
      <style:text-properties officeooo:rsid="01f8729d"/>
    </style:style>
    <style:style style:name="MT97" style:family="text">
      <style:text-properties officeooo:rsid="01b6dc57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0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05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4" style:family="text">
      <style:text-properties officeooo:rsid="00a59a60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8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9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0" style:family="text">
      <style:text-properties officeooo:rsid="005a3fa8"/>
    </style:style>
    <style:style style:name="MT14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4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4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48" style:family="text">
      <style:text-properties officeooo:rsid="0334a5be"/>
    </style:style>
    <style:style style:name="MT14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53" style:family="text">
      <style:text-properties officeooo:rsid="0315af39"/>
    </style:style>
    <style:style style:name="MT15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5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5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5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5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6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67" style:family="text">
      <style:text-properties officeooo:rsid="00a4cf55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7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7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7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7__5f_6_5f_SERIE_5f_G_5f_GAUCHE_5f_ET_5f_DROITE_5f_2COL" style:display-name="7_6_SERIE_G_GAUCHE_ET_DROITE_2COL" style:page-layout-name="Mpm10" draw:style-name="Mdp1">
      <style:header>
        <text:p text:style-name="MP1"><text:span text:style-name="MT1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0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1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1" text:anchor-type="frame" svg:x="0.45cm" svg:y="0.079cm" svg:width="0.817cm" draw:z-index="0"><draw:text-box fo:min-height="0.355cm"><text:p text:style-name="MP3"><draw:g text:anchor-type="paragraph" draw:z-index="21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2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1" text:anchor-type="paragraph" svg:y="-0.06cm" draw:z-index="0"><draw:text-box fo:min-height="0.499cm" fo:min-width="3cm"><draw:frame draw:style-name="Mfr2" draw:name="Frame8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3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24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5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6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7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1">Symétrie axiale</text:span><text:span text:style-name="MT12"> : </text:span><text:span text:style-name="MT13">Axes de symétrie de figures</text:span></text:p>
      </style:header>
      <style:header-left>
        <text:p text:style-name="MP11"><text:span text:style-name="MT11">Symétrie axiale</text:span><text:span text:style-name="MT12"> : </text:span><text:span text:style-name="MT13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8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9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header-left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0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1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MP13">Constructions</text:p>
      </style:header>
      <style:footer>
        <text:p text:style-name="MP2"><draw:frame draw:style-name="Mfr1" draw:name="Frame1210" text:anchor-type="paragraph" svg:y="-0.06cm" draw:z-index="355"><draw:text-box fo:min-height="0.499cm" fo:min-width="7.096cm"><draw:frame draw:style-name="Mfr2" draw:name="Frame21121" text:anchor-type="frame" svg:x="0.45cm" svg:y="0.079cm" svg:width="0.817cm" draw:z-index="356"><draw:text-box fo:min-height="0.355cm"><text:p text:style-name="MP3"><text:page-number text:select-page="current">267</text:page-number></text:p></draw:text-box></draw:frame><text:h text:style-name="MP14" text:outline-level="1"><text:span text:style-name="MT1">S</text:span>ymétrie axiale : Constructions</text:h></draw:text-box></draw:frame><draw:g text:anchor-type="paragraph" draw:z-index="358" draw:name="Shape4_1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32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G_20_page_20_paire_20__28_G_29_">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4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9"><draw:text-box fo:min-height="0.499cm" fo:min-width="3cm"><draw:frame draw:style-name="Mfr2" draw:name="Frame296" text:anchor-type="frame" svg:x="0.45cm" svg:y="0.079cm" svg:width="0.817cm" draw:z-index="10"><draw:text-box fo:min-height="0.355cm"><text:p text:style-name="MP3"><text:page-number text:select-page="current">268</text:page-number></text:p></draw:text-box></draw:frame><text:p text:style-name="MP15">Symétrie axiale : constructions</text:p></draw:text-box></draw:frame><draw:g text:anchor-type="paragraph" draw:z-index="33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4">Symétrie axiale</text:span><text:span text:style-name="MT12"> : </text:span><text:span text:style-name="MT14">Médiatrice d’un segment</text:span></text:p>
      </style:header>
      <style:footer>
        <text:p text:style-name="MP2"><draw:frame draw:style-name="Mfr1" draw:name="Frame9131" text:anchor-type="paragraph" svg:y="-0.06cm" draw:z-index="0"><draw:text-box fo:min-height="0.499cm" fo:min-width="7.096cm"><draw:frame draw:style-name="Mfr2" draw:name="Frame10131" text:anchor-type="frame" svg:x="0.45cm" svg:y="0.079cm" svg:width="0.817cm" draw:z-index="0"><draw:text-box fo:min-height="0.355cm"><text:p text:style-name="MP3"><draw:g text:anchor-type="paragraph" draw:z-index="35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">S</text:span><text:span text:style-name="MT16">ymétrie axiale : </text:span><text:span text:style-name="MT17">Médiatrice d’un segment</text:span></text:h></draw:text-box></draw:frame></text:p>
      </style:footer>
      <style:footer-left>
        <text:p text:style-name="MP6"><draw:frame draw:style-name="Mfr1" draw:name="Frame11121" text:anchor-type="paragraph" svg:y="-0.06cm" draw:z-index="0"><draw:text-box fo:min-height="0.499cm" fo:min-width="7.096cm"><draw:frame draw:style-name="Mfr2" draw:name="Frame315" text:anchor-type="frame" svg:x="0.45cm" svg:y="0.079cm" svg:width="0.817cm" draw:z-index="0"><draw:text-box fo:min-height="0.355cm"><text:p text:style-name="MP3"><draw:g text:anchor-type="paragraph" draw:z-index="36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5">S</text:span><text:span text:style-name="MT16">ymétrie axiale : </text:span><text:span text:style-name="MT17">Médiatrice d’un segment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7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5" text:anchor-type="paragraph" svg:y="-0.06cm" draw:z-index="0"><draw:text-box fo:min-height="0.499cm" fo:min-width="3cm"><draw:frame draw:style-name="Mfr2" draw:name="Frame2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8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4">Symétrie axiale</text:span><text:span text:style-name="MT12"> : </text:span><text:span text:style-name="MT18">Reconnaissance et axes</text:span></text:p>
      </style:header>
      <style:footer>
        <text:p text:style-name="MP2"><draw:frame draw:style-name="Mfr1" draw:name="Frame8113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9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40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41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42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6">S</text:span><text:span text:style-name="MT19">olides</text:span> : <text:span text:style-name="MT6">Vocabulaire, nature</text:span></text:p>
      </style:header>
      <style:header-left>
        <text:p text:style-name="_5f_Header_20_G_20_page_20_impaire_20__28_D_29_"><text:span text:style-name="MT6">S</text:span><text:span text:style-name="MT19">olides</text:span> : <text:span text:style-name="MT6">Vocabulaire, nature</text:span></text:p>
      </style:header-left>
      <style:footer>
        <text:p text:style-name="MP6"><draw:frame draw:style-name="Mfr1" draw:name="Frame3113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43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44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20">S</text:span>olides : <text:span text:style-name="MT21">Patrons</text:span></text:p>
      </style:header>
      <style:header-left>
        <text:p text:style-name="_5f_Header_20_G_20_page_20_impaire_20__28_D_29_"><text:span text:style-name="MT20">S</text:span>olides : <text:span text:style-name="MT2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45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2">solides : </text:span><text:span text:style-name="MT23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46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2">solides : </text:span><text:span text:style-name="MT23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6">Solides : </text:span><text:span text:style-name="MT24">Patrons</text:span></text:p>
      </style:header>
      <style:header-left>
        <text:p text:style-name="_5f_Header_20_G_20_page_20_paire_20__28_G_29_"><text:span text:style-name="MT6">Solides : </text:span><text:span text:style-name="MT24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<text:span text:style-name="MT25">patrons</text:span></text:p></draw:text-box></draw:frame><draw:g text:anchor-type="paragraph" draw:z-index="47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25">patrons</text:span></text:h></draw:text-box></draw:frame><draw:g text:anchor-type="paragraph" draw:z-index="48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20">S</text:span>olides : <text:span text:style-name="MT26">Perspective cavalière</text:span></text:p>
      </style:header>
      <style:header-left>
        <text:p text:style-name="_5f_Header_20_G_20_page_20_impaire_20__28_D_29_"><text:span text:style-name="MT20">S</text:span>olides : <text:span text:style-name="MT2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9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2">solides : </text:span><text:span text:style-name="MT27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50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2">solides : </text:span><text:span text:style-name="MT27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header-left>
        <text:p text:style-name="MP18"><text:span text:style-name="MT6">S</text:span><text:span text:style-name="MT19">olides</text:span> : <text:span text:style-name="MT6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53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51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20">S</text:span>olides : <text:span text:style-name="MT20">Vocabulaire, nature</text:span></text:p>
      </style:header>
      <style:header-left>
        <text:p text:style-name="_5f_Header_20_G_20_page_20_impaire_20__28_D_29_"><text:span text:style-name="MT20">S</text:span>olides : <text:span text:style-name="MT20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55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solides : Vocabulaire, NatuRE</text:p></draw:text-box></draw:frame><draw:g text:anchor-type="paragraph" draw:z-index="52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28">Constructions géométriques : </text:span><text:span text:style-name="MT29">Rédiger</text:span></text:p>
      </style:header>
      <style:header-left>
        <text:p text:style-name="_5f_Header_20_G_20_page_20_paire_20__28_G_29_"><text:span text:style-name="MT28">Constructions géométriques : </text:span><text:span text:style-name="MT29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4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0">CONSTRUCTIONS Géométriques : </text:span><text:span text:style-name="MT31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21"><text:span text:style-name="MT32">Constructions géométriques : </text:span><text:span text:style-name="MT3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56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3" text:anchor-type="frame" svg:x="0.45cm" svg:y="0.079cm" svg:width="0.817cm" draw:z-index="0"><draw:text-box fo:min-height="0.355cm"><text:p text:style-name="MP3"><draw:g text:anchor-type="paragraph" draw:z-index="57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28">Constructions géométriques : </text:span><text:span text:style-name="MT35">Reproduire</text:span></text:p>
      </style:header>
      <style:header-left>
        <text:p text:style-name="_5f_Header_20_G_20_page_20_paire_20__28_G_29_"><text:span text:style-name="MT28">Constructions géométriques : </text:span><text:span text:style-name="MT35">Reproduire</text:span></text:p>
      </style:header-left>
      <style:footer>
        <text:p text:style-name="MP6"><draw:frame draw:style-name="Mfr1" draw:name="Frame612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3"><draw:g text:anchor-type="paragraph" draw:z-index="59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0">CONSTRUCTIONS Géométriques : </text:span><text:span text:style-name="MT34">REPRODUIRE</text:span></text:p></draw:text-box></draw:frame></text:p>
      </style:footer>
      <style:footer-left>
        <text:p text:style-name="MP6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8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32">Constructions géométriques : </text:span><text:span text:style-name="MT33">Reproduire</text:span></text:p>
      </style:header>
      <style:header-left>
        <text:p text:style-name="MP23"><text:span text:style-name="MT32">Constructions géométriques : </text:span><text:span text:style-name="MT3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1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60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25"><draw:line text:anchor-type="paragraph" draw:z-index="62" draw:name="Shape9_1" draw:style-name="Mgr3" draw:text-style-name="MP26" svg:x1="11.559cm" svg:y1="0.36cm" svg:x2="20.5cm" svg:y2="0.36cm"><text:p/></draw:line><draw:frame text:anchor-type="paragraph" draw:z-index="63" draw:name="Shape8_6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<draw:path text:anchor-type="paragraph" draw:z-index="64" draw:name="Shape7_1" draw:style-name="Mgr5" draw:text-style-name="MP28" svg:width="4.329cm" svg:height="2.24cm" svg:x="-1.499cm" svg:y="-1cm" svg:viewBox="0 0 4330 2241" svg:d="M0 2241l3984-288c209-15 363-168 345-342l-170-1611h-4159z"><text:p/></draw:path>T<text:span text:style-name="MT37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5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38">Éléments de géométrie</text:span> • <text:span text:style-name="MT38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30">Géométrie de base, partie 1: nommer, mesurer</text:p>
      </style:header>
      <style:header-left>
        <text:p text:style-name="_5f_Header_20_G_20_page_20_impaire_20__28_D_29_">Géométrie plane : Vocabulaire</text:p>
        <text:p text:style-name="MP31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9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4">G</text:span><text:span text:style-name="MT39">éométrie </text:span><text:span text:style-name="MT40">plane </text:span><text:span text:style-name="MT39">: </text:span><text:span text:style-name="MT40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6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G</text:span><text:span text:style-name="MT39">éométrie </text:span><text:span text:style-name="MT41">plane</text:span><text:span text:style-name="MT39"> : </text:span><text:span text:style-name="MT41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21"><text:span text:style-name="MT32">Constructions géométriques : </text:span><text:span text:style-name="MT33">Reproduire</text:span></text:p>
      </style:header>
      <style:header-left>
        <text:p text:style-name="MP21"><text:span text:style-name="MT32">Constructions géométriques : </text:span><text:span text:style-name="MT3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7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3"><draw:g text:anchor-type="paragraph" draw:z-index="68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3"><text:span text:style-name="MT42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72" draw:name="Shape4_161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73" draw:name="Shape4_159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70" draw:name="Shape4_16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58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6">Aires </text:span>: <text:span text:style-name="MT46">problèmes <text:s text:c="4"/></text:span></text:h>
      </style:footer>
      <style:footer-left>
        <text:p text:style-name="MP39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40"><text:span text:style-name="MT42"><text:s text:c="15"/>A</text:span>ires : Aire et unité</text:p>
      </style:header>
      <style:header-left>
        <text:p text:style-name="MP40"><text:span text:style-name="MT4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0" draw:name="Shape4_157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41" draw:name="Shape4_10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42" draw:name="Shape4_15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39" draw:name="Shape4_15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42"><text:span text:style-name="MT47">Conversions d’unités : </text:span><text:span text:style-name="MT48">Problèmes</text:span></text:p>
      </style:header>
      <style:header-left>
        <text:p text:style-name="MP42"><text:span text:style-name="MT47">Conversions d’unités : </text:span><text:span text:style-name="MT48">Problèm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0">problèmes</text:span></text:p></draw:text-box></draw:frame><draw:g text:anchor-type="paragraph" draw:z-index="146" draw:name="Shape4_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<text:span text:style-name="MT51">Conversions d’unités : </text:span><text:span text:style-name="MT50">problèmes</text:span></text:p></draw:text-box></draw:frame><draw:g text:anchor-type="paragraph" draw:z-index="143" draw:name="Shape4_142" draw:style-name="Mgr1"><draw:path draw:style-name="Mgr7" draw:text-style-name="MP3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48">Problèmes</text:span></text:p>
      </style:header>
      <style:header-left>
        <text:p text:style-name="_5f_Header_20_N_20_page_20_paire_20__28_G_29_"><text:s/><text:span text:style-name="MT52">Conversions d’unités : </text:span><text:span text:style-name="MT48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0">problèmes</text:span></text:p></draw:text-box></draw:frame><draw:g text:anchor-type="paragraph" draw:z-index="144" draw:name="Shape4_14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3">Conversions d’unités </text:span><text:span text:style-name="MT45">: </text:span><text:span text:style-name="MT53">problèmes</text:span></text:p></draw:text-box></draw:frame><draw:g text:anchor-type="paragraph" draw:z-index="145" draw:name="Shape4_63" draw:style-name="Mgr1"><draw:path draw:style-name="Mgr7" draw:text-style-name="MP3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47">Conversions d’unités : </text:span><text:span text:style-name="MT54">Aires</text:span></text:p>
      </style:header>
      <style:header-left>
        <text:p text:style-name="_5f_Header_20_N_20_page_20_paire_20__28_G_29_"><text:span text:style-name="MT47">Conversions d’unités : </text:span><text:span text:style-name="MT54">Aires</text:span></text:p>
      </style:header-left>
      <style:footer>
        <text:p text:style-name="MP2"><draw:frame draw:style-name="Mfr1" draw:name="Frame311111111111111" text:anchor-type="paragraph" svg:y="-0.06cm" draw:z-index="0"><draw:text-box fo:min-height="0.499cm" fo:min-width="3cm"><draw:frame draw:style-name="Mfr2" draw:name="Frame41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9">Conversions d’unités : </text:span><text:span text:style-name="MT55">Aires</text:span></text:h></draw:text-box></draw:frame><draw:g text:anchor-type="paragraph" draw:z-index="148" draw:name="Shape4_14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2">Conversions d’unités : </text:span><text:span text:style-name="MT54">Aires</text:span></text:p>
      </style:header>
      <style:header-left>
        <text:p text:style-name="Header"><text:s/><text:span text:style-name="MT52">Conversions d’unités : </text:span><text:span text:style-name="MT54">Aires</text:span></text:p>
      </style:header-left>
      <style:footer>
        <text:p text:style-name="MP6"><draw:frame draw:style-name="Mfr1" draw:name="Frame1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5">aires</text:span></text:p></draw:text-box></draw:frame><draw:g text:anchor-type="paragraph" draw:z-index="150" draw:name="Shape4_5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51" draw:name="Shape4_153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56">Vitesse</text:span></text:p>
      </style:header>
      <style:header-left>
        <text:p text:style-name="_5f_Header_20_N_20_page_20_impaire_20__28_D_29_"><text:span text:style-name="MT47">Conversions d’unités : </text:span><text:span text:style-name="MT5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7">vitesse</text:span><text:span text:style-name="MT45"> </text:span></text:p></draw:text-box></draw:frame><draw:g text:anchor-type="paragraph" draw:z-index="153" draw:name="Shape4_14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9" draw:name="Shape4_4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1">Conversions d’unités : </text:span><text:span text:style-name="MT5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58">Temps et durées</text:span></text:p>
      </style:header>
      <style:header-left>
        <text:p text:style-name="_5f_Header_20_N_20_page_20_impaire_20__28_D_29_"><text:s/><text:span text:style-name="MT52">Conversions d’unités : </text:span><text:span text:style-name="MT58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9">Temps et </text:span><text:span text:style-name="MT60">Durée</text:span><text:span text:style-name="MT45"> </text:span></text:p></draw:text-box></draw:frame><draw:g text:anchor-type="paragraph" draw:z-index="155" draw:name="Shape4_13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56" draw:name="Shape4_14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44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61">Temps et d</text:span><text:span text:style-name="MT62">urées</text:span></text:p>
      </style:header>
      <style:header-left>
        <text:p text:style-name="_5f_Header_20_N_20_page_20_impaire_20__28_D_29_"><text:span text:style-name="MT47">Conversions d’unités : </text:span><text:span text:style-name="MT61">Temps et d</text:span><text:span text:style-name="MT62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3">temps et </text:span><text:span text:style-name="MT64">durées</text:span><text:span text:style-name="MT45"> </text:span></text:p></draw:text-box></draw:frame><draw:g text:anchor-type="paragraph" draw:z-index="157" draw:name="Shape4_13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4" draw:name="Shape4_141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1">Conversions d’unités : </text:span><text:span text:style-name="MT63">temps et </text:span><text:span text:style-name="MT6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2">Conversions d’unités : </text:span><text:span text:style-name="MT61">Temps et d</text:span><text:span text:style-name="MT62">urées</text:span></text:p>
      </style:header>
      <style:header-left>
        <text:p text:style-name="Header"><text:s/><text:span text:style-name="MT52">Conversions d’unités : </text:span><text:span text:style-name="MT61">Temps et d</text:span><text:span text:style-name="MT62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3">temps et </text:span><text:span text:style-name="MT64">durées</text:span><text:span text:style-name="MT45"> </text:span></text:p></draw:text-box></draw:frame><draw:g text:anchor-type="paragraph" draw:z-index="158" draw:name="Shape4_13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59" draw:name="Shape4_13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3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65">Capacités</text:span></text:p>
      </style:header>
      <style:header-left>
        <text:p text:style-name="_5f_Header_20_N_20_page_20_impaire_20__28_D_29_"><text:span text:style-name="MT47">Conversions d’unités : </text:span><text:span text:style-name="MT6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6">Capacités</text:span><text:span text:style-name="MT45"> </text:span></text:p></draw:text-box></draw:frame><draw:g text:anchor-type="paragraph" draw:z-index="163" draw:name="Shape4_14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2">Conversions d’unités : </text:span><text:span text:style-name="MT65">Capacités</text:span></text:p>
      </style:header>
      <style:header-left>
        <text:p text:style-name="Header"><text:s/><text:span text:style-name="MT52">Conversions d’unités : </text:span><text:span text:style-name="MT65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7">capacités</text:span><text:span text:style-name="MT45"> </text:span></text:p></draw:text-box></draw:frame><draw:g text:anchor-type="paragraph" draw:z-index="165" draw:name="Shape4_13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61" draw:name="Shape4_134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68"><text:s/></text:span><text:span text:style-name="MT52">Conversions d’unités : </text:span><text:span text:style-name="MT68">masses</text:span></text:p>
      </style:header>
      <style:header-left>
        <text:p text:style-name="_5f_Header_20_N_20_page_20_impaire_20__28_D_29_"><text:span text:style-name="MT68"><text:s/></text:span><text:span text:style-name="MT52">Conversions d’unités : </text:span><text:span text:style-name="MT68">masses</text:span></text:p>
      </style:header-left>
      <style:footer>
        <text:p text:style-name="MP4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9">Masses</text:span><text:span text:style-name="MT45"> </text:span></text:p></draw:text-box></draw:frame><draw:g text:anchor-type="paragraph" draw:z-index="168" draw:name="Shape4_12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draw:g text:anchor-type="paragraph" draw:z-index="169" draw:name="Shape4_12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4" draw:name="Shape4_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1">Conversions d’unités : </text:span><text:span text:style-name="MT7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68">masses</text:span></text:p>
      </style:header>
      <style:header-left>
        <text:p text:style-name="_5f_Header_20_N_20_page_20_impaire_20__28_D_29_"><text:s/><text:span text:style-name="MT52">Conversions d’unités : </text:span><text:span text:style-name="MT68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71">masses</text:span><text:span text:style-name="MT45"> </text:span></text:p></draw:text-box></draw:frame><draw:g text:anchor-type="paragraph" draw:z-index="172" draw:name="Shape4_123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66" draw:name="Shape4_12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3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9" draw:name="Shape4_109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73">Problèmes</text:span></text:p></draw:text-box></draw:frame></text:p>
      </style:footer>
      <style:footer-left>
        <text:p text:style-name="MP4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2">Périmètre : </text:span><text:span text:style-name="MT73">Problèmes</text:span></text:p></draw:text-box></draw:frame><draw:g text:anchor-type="paragraph" draw:z-index="176" draw:name="Shape4_122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80" draw:name="Shape4_10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81" draw:name="Shape4_120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21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3" draw:name="Shape3_16" draw:style-name="Mgr9" draw:text-style-name="MP26" svg:x1="12.726cm" svg:y1="0.399cm" svg:x2="20.496cm" svg:y2="0.36cm"><text:p/></draw:line><text:span text:style-name="MT74">Périmètre</text:span> : <text:span text:style-name="MT75">Périmètres et unités</text:span></text:p>
      </style:header>
      <style:header-left>
        <text:p text:style-name="MP47"><draw:line text:anchor-type="paragraph" draw:z-index="185" draw:name="Shape3_17" draw:style-name="Mgr9" draw:text-style-name="MP26" svg:x1="16.083cm" svg:y1="0.383cm" svg:x2="20.496cm" svg:y2="0.36cm"><text:p/></draw:line><text:span text:style-name="MT74">Périmètre</text:span> : <text:span text:style-name="MT75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4" draw:name="Shape4_107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76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86" draw:name="Shape4_1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87" draw:name="Shape4_26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26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1" draw:name="Shape3_11" draw:style-name="Mgr9" draw:text-style-name="MP26" svg:x1="12.45cm" svg:y1="0.362cm" svg:x2="20.497cm" svg:y2="0.36cm"><text:p/></draw:line><text:span text:style-name="MT74">Périmètre</text:span> : <text:span text:style-name="MT77">Mesurer, reporter</text:span></text:p>
      </style:header>
      <style:header-left>
        <text:p text:style-name="_5f_Header_20_M_20_page_20_impaire_20__28_D_29_"><draw:line text:anchor-type="paragraph" draw:z-index="192" draw:name="Shape3_20" draw:style-name="Mgr9" draw:text-style-name="MP26" svg:x1="12.45cm" svg:y1="0.362cm" svg:x2="20.497cm" svg:y2="0.36cm"><text:p/></draw:line><text:span text:style-name="MT74">Périmètre</text:span> : <text:span text:style-name="MT77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3" draw:name="Shape4_113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78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96" draw:name="Shape4_1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89" draw:name="Shape4_11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1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4">Périmètre</text:span> : <text:span text:style-name="MT74">Calculs sur une figure</text:span></text:p>
      </style:header>
      <style:header-left>
        <text:p text:style-name="_5f_Header_20_M_20_page_20_paire_20__28_G_29_"><text:span text:style-name="MT74">Périmètre</text:span> : <text:span text:style-name="MT74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8" draw:name="Shape4_94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4" draw:name="Shape4_95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5" draw:name="Shape4_96" draw:style-name="Mgr1"><draw:path draw:style-name="Mgr6" draw:text-style-name="MP3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10" draw:name="Shape4_93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11" draw:name="Shape4_10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10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9">Proportionnalité et pourcentage</text:span><text:span text:style-name="MT80"> </text:span>: <text:span text:style-name="MT81">Pourcentages</text:span> </text:p>
      </style:header>
      <style:header-left>
        <text:p text:style-name="_5f_Header_20_D_20_page_20_impaire_20__28_D_29_"><text:span text:style-name="MT79">Proportionnalité et pourcentage</text:span><text:span text:style-name="MT80"> </text:span>: <text:span text:style-name="MT81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2" draw:name="Shape4_98" draw:style-name="Mgr1"><draw:path draw:style-name="Mgr8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2">Proportionnalité et pourcentage : </text:span><text:span text:style-name="MT83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text:span text:style-name="MT84">Proportionnalité et pourcentages : </text:span><text:span text:style-name="MT83">pourcentages</text:span></text:p></draw:text-box></draw:frame><draw:g text:anchor-type="paragraph" draw:z-index="213" draw:name="Shape4_112" draw:style-name="Mgr1"><draw:path draw:style-name="Mgr8" draw:text-style-name="MP3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>
      <style:header-left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14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15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5">Utiliser des données</text:span> : <text:span text:style-name="MT85">Organiser</text:span> </text:p>
      </style:header>
      <style:header-left>
        <text:p text:style-name="MP53"><text:span text:style-name="MT85">Utiliser des données</text:span> : <text:span text:style-name="MT85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8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23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0">Utilis</text:span><text:span text:style-name="MT86">er des</text:span><text:span text:style-name="MT80"> données </text:span>: <text:span text:style-name="MT87">Organiser</text:span> </text:p>
      </style:header>
      <style:header-left>
        <text:p text:style-name="_5f_Header_20_D_20_page_20_paire_20__28_G_29_"><text:s/><text:span text:style-name="MT80">Utilis</text:span><text:span text:style-name="MT86">er des</text:span><text:span text:style-name="MT80"> données </text:span>: <text:span text:style-name="MT8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0">Organiser</text:span><text:span text:style-name="MT45"> </text:span></text:p></draw:text-box></draw:frame><draw:g text:anchor-type="paragraph" draw:z-index="230" draw:name="Shape4_74" draw:style-name="Mgr1"><draw:path draw:style-name="Mgr8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0">Organiser</text:span><text:span text:style-name="MT45"> </text:span></text:p></draw:text-box></draw:frame><draw:g text:anchor-type="paragraph" draw:z-index="231" draw:name="Shape4_75" draw:style-name="Mgr1"><draw:path draw:style-name="Mgr8" draw:text-style-name="MP55" svg:width="0.855cm" svg:height="1.172cm" svg:x="-0.268cm" svg:y="-0.175cm" svg:viewBox="0 0 856 1173" svg:d="M856 1173h-856v-991c0-100 79-182 175-182h505c97 0 176 82 176 182z"><text:p/></draw:path></draw:g><draw:g text:anchor-type="paragraph" draw:z-index="227" draw:name="Shape4_25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56"><text:span text:style-name="MT91">Repères du plan : Se repérer</text:span> </text:p>
      </style:header>
      <style:header-left>
        <text:p text:style-name="MP56"><text:span text:style-name="MT91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34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9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80">Utilis</text:span><text:span text:style-name="MT86">er des</text:span><text:span text:style-name="MT80"> données </text:span>: <text:span text:style-name="MT92">Représenter</text:span> </text:p>
      </style:header>
      <style:header-left>
        <text:p text:style-name="_5f_Header_20_D_20_page_20_paire_20__28_G_29_"><text:span text:style-name="_5f_Caractères"><text:span text:style-name="MT9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5">représenter</text:span><text:span text:style-name="MT45"> </text:span></text:p></draw:text-box></draw:frame><draw:g text:anchor-type="paragraph" draw:z-index="236" draw:name="Shape4_70" draw:style-name="Mgr1"><draw:path draw:style-name="Mgr8" draw:text-style-name="MP3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5">représenter</text:span><text:span text:style-name="MT45"> </text:span></text:p></draw:text-box></draw:frame><draw:g text:anchor-type="paragraph" draw:z-index="232" draw:name="Shape4_91" draw:style-name="Mgr1"><draw:path draw:style-name="Mgr8" draw:text-style-name="MP55" svg:width="0.855cm" svg:height="1.172cm" svg:x="-0.268cm" svg:y="-0.175cm" svg:viewBox="0 0 856 1173" svg:d="M856 1173h-856v-991c0-100 79-182 175-182h505c97 0 176 82 176 182z"><text:p/></draw:path></draw:g><draw:g text:anchor-type="paragraph" draw:z-index="233" draw:name="Shape4_90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1" draw:name="Shape4_82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Résoudre des problèmes</text:p></draw:text-box></draw:frame><draw:g text:anchor-type="paragraph" draw:z-index="237" draw:name="Shape4_97" draw:style-name="Mgr1"><draw:path draw:style-name="Mgr7" draw:text-style-name="MP3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43" draw:name="Shape4_6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44" draw:name="Shape4_89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83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7">Calculer : </text:span><text:span text:style-name="MT98">Distributivité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98">Distributivité</text:span><text:span text:style-name="MT9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50" draw:name="Shape4_79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calculer</text:span><text:span text:style-name="MT100"> : </text:span><text:span text:style-name="MT10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51" draw:name="Shape4_6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52" draw:name="Shape4_80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81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7">Calculer : </text:span><text:span text:style-name="MT102">Critères de divisibilité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02">Critères de divisibilité</text:span><text:span text:style-name="MT9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3" draw:name="Shape4_61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calculer</text:span><text:span text:style-name="MT100"> : </text:span><text:span text:style-name="MT10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03">critères de divisibilité</text:span></text:p></draw:text-box></draw:frame><draw:g text:anchor-type="paragraph" draw:z-index="254" draw:name="Shape4_65" draw:style-name="Mgr1"><draw:path draw:style-name="Mgr7" draw:text-style-name="MP3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61"><text:span text:style-name="MT104">G</text:span>éométrie plane : Parallèles, perpendiculaires,<text:line-break/> distances</text:p>
      </style:header>
      <style:header-left>
        <text:p text:style-name="MP62"><text:s/><text:span text:style-name="MT104">Géométrie plane</text:span> : <text:span text:style-name="MT10">P</text:span><text:span text:style-name="MT105">arallèles, perpendiculaires,<text:line-break/> </text:span><text:span text:style-name="MT12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2">Géométrie plane : </text:span><text:span text:style-name="MT3">parallèles, perpendiculaires, </text:span><text:span text:style-name="MT4">distances</text:span></text:h></draw:text-box></draw:frame><draw:g text:anchor-type="paragraph" draw:z-index="256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63" text:outline-level="1"><text:span text:style-name="MT106">G</text:span>éométrie plane : Parallèles, perpendiculaires, distances</text:h></draw:text-box></draw:frame><draw:g text:anchor-type="paragraph" draw:z-index="257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7">Calculer : </text:span><text:span text:style-name="MT107">Diviser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07">Diviser</text:span><text:span text:style-name="MT9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draw:g text:anchor-type="paragraph" draw:z-index="259" draw:name="Shape4_51" draw:style-name="Mgr1"><draw:path draw:style-name="Mgr7" draw:text-style-name="MP37" svg:width="0.855cm" svg:height="1.172cm" svg:x="7.545cm" svg:y="-0.194cm" svg:viewBox="0 0 856 1173" svg:d="M856 1173h-856v-991c0-100 79-182 175-182h505c97 0 176 82 176 182z"><text:p/></draw:path></draw:g><text:span text:style-name="MT99">calculer</text:span><text:span text:style-name="MT100"> : </text:span><text:span text:style-name="MT108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08">diviser</text:span></text:p></draw:text-box></draw:frame><draw:g text:anchor-type="paragraph" draw:z-index="255" draw:name="Shape4_60" draw:style-name="Mgr1"><draw:path draw:style-name="Mgr7" draw:text-style-name="MP3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61" draw:name="Shape4_5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62" draw:name="Shape4_5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5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64">Calculer : <text:span text:style-name="MT109">Multiplier</text:span> </text:p>
      </style:header>
      <style:header-left>
        <text:p text:style-name="MP64">Calculer : <text:span text:style-name="MT109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draw:g text:anchor-type="paragraph" draw:z-index="264" draw:name="Shape4_55" draw:style-name="Mgr1"><draw:path draw:style-name="Mgr7" draw:text-style-name="MP37" svg:width="0.855cm" svg:height="1.172cm" svg:x="7.535cm" svg:y="-0.178cm" svg:viewBox="0 0 856 1173" svg:d="M856 1173h-856v-991c0-100 79-182 175-182h505c97 0 176 82 176 182z"><text:p/></draw:path></draw:g><text:span text:style-name="MT99">calculer</text:span><text:span text:style-name="MT100"> : </text:span><text:span text:style-name="MT110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10">Multiplier</text:span></text:p></draw:text-box></draw:frame><draw:g text:anchor-type="paragraph" draw:z-index="260" draw:name="Shape4_262" draw:style-name="Mgr1"><draw:path draw:style-name="Mgr7" draw:text-style-name="MP3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65" draw:name="Shape4_5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66" draw:name="Shape4_52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5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9">calculer</text:span><text:span text:style-name="MT100"> : </text:span><text:span text:style-name="MT99">additionner et soustraire</text:span></text:p></draw:text-box></draw:frame><draw:g text:anchor-type="paragraph" draw:z-index="269" draw:name="Shape4_47" draw:style-name="Mgr1"><draw:path draw:style-name="Mgr7" draw:text-style-name="MP3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9">calculer</text:span><text:span text:style-name="MT100"> : </text:span><text:span text:style-name="MT99">additionner et soustraire</text:span></text:p></draw:text-box></draw:frame><draw:g text:anchor-type="paragraph" draw:z-index="268" draw:name="Shape4_261" draw:style-name="Mgr1"><draw:path draw:style-name="Mgr7" draw:text-style-name="MP3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43">Calculer</text:span> : <text:span text:style-name="MT43">Additionner et soustraire</text:span></text:p>
      </style:header>
      <style:header-left>
        <text:p text:style-name="_5f_Header_20_N_20_page_20_paire_20__28_G_29_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70" draw:name="Shape4_4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67" draw:name="Shape4_4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66"><draw:path text:anchor-type="paragraph" draw:z-index="271" draw:name="Shape1_6" draw:style-name="Mgr10" draw:text-style-name="MP67" svg:width="4.329cm" svg:height="2.238cm" svg:x="-1.5cm" svg:y="-1.001cm" svg:viewBox="0 0 4330 2239" svg:d="M0 2239l3984-288c209-15 363-167 345-342l-170-1609h-4159z"><text:p/></draw:path><draw:line text:anchor-type="paragraph" draw:z-index="272" draw:name="Shape3_10" draw:style-name="Mgr11" draw:text-style-name="MP26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66"><draw:line text:anchor-type="paragraph" draw:z-index="273" draw:name="Shape3_27" draw:style-name="Mgr11" draw:text-style-name="MP26" svg:x1="10.308cm" svg:y1="0.388cm" svg:x2="20.496cm" svg:y2="0.36cm"><text:p/></draw:line><draw:path text:anchor-type="paragraph" draw:z-index="274" draw:name="Shape1_10" draw:style-name="Mgr10" draw:text-style-name="MP67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5" draw:name="Shape4_4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82" draw:name="Shape4_4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76" draw:name="Shape4_4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4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9"><draw:line text:anchor-type="paragraph" draw:z-index="283" draw:name="Shape3_9" draw:style-name="Mgr11" draw:text-style-name="MP26" svg:x1="10.37cm" svg:y1="0.365cm" svg:x2="20.496cm" svg:y2="0.36cm"><text:p/></draw:line><draw:path text:anchor-type="paragraph" draw:z-index="286" draw:name="Shape1_4" draw:style-name="Mgr10" draw:text-style-name="MP67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9"><draw:path text:anchor-type="paragraph" draw:z-index="284" draw:name="Shape1_8" draw:style-name="Mgr10" draw:text-style-name="MP67" svg:width="4.329cm" svg:height="2.238cm" svg:x="-1.5cm" svg:y="-7.4cm" svg:viewBox="0 0 4330 2239" svg:d="M0 2239l3984-288c209-15 363-167 345-342l-170-1609h-4159z"><text:p/></draw:path><draw:line text:anchor-type="paragraph" draw:z-index="285" draw:name="Shape3_26" draw:style-name="Mgr11" draw:text-style-name="MP26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2"><draw:frame draw:style-name="Mfr1" draw:name="Frame5111111112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1" draw:name="Shape4_38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87" draw:name="Shape4_3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88" draw:name="Shape4_3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4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71"><draw:line text:anchor-type="paragraph" draw:z-index="290" draw:name="Shape3_8" draw:style-name="Mgr11" draw:text-style-name="MP26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71"><draw:line text:anchor-type="paragraph" draw:z-index="292" draw:name="Shape3_25" draw:style-name="Mgr11" draw:text-style-name="MP26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1" draw:name="Shape4_34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93" draw:name="Shape4_33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94" draw:name="Shape4_3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3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73"><draw:line text:anchor-type="paragraph" draw:z-index="299" draw:name="Shape3_24" draw:style-name="Mgr11" draw:text-style-name="MP26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73"><draw:line text:anchor-type="paragraph" draw:z-index="300" draw:name="Shape3_28" draw:style-name="Mgr11" draw:text-style-name="MP26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8" draw:name="Shape4_30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02" draw:name="Shape4_29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96" draw:name="Shape4_3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3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75"><draw:line text:anchor-type="paragraph" draw:z-index="304" draw:name="Shape3_14" draw:style-name="Mgr11" draw:text-style-name="MP26" svg:x1="12.876cm" svg:y1="0.392cm" svg:x2="20.496cm" svg:y2="0.36cm"><text:p/></draw:line><draw:path text:anchor-type="paragraph" draw:z-index="306" draw:name="Shape1_3" draw:style-name="Mgr10" draw:text-style-name="MP67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75"><draw:line text:anchor-type="paragraph" draw:z-index="307" draw:name="Shape3_23" draw:style-name="Mgr11" draw:text-style-name="MP26" svg:x1="12.876cm" svg:y1="0.392cm" svg:x2="20.496cm" svg:y2="0.36cm"><text:p/></draw:line><draw:path text:anchor-type="paragraph" draw:z-index="305" draw:name="Shape1_7" draw:style-name="Mgr10" draw:text-style-name="MP67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01" draw:name="Shape4_26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08" draw:name="Shape4_2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09" draw:name="Shape4_28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7"><draw:path text:anchor-type="paragraph" draw:z-index="310" draw:name="Shape1_1" draw:style-name="Mgr10" draw:text-style-name="MP67" svg:width="4.329cm" svg:height="2.238cm" svg:x="-1.8cm" svg:y="-8.982cm" svg:viewBox="0 0 4330 2239" svg:d="M0 2239l3984-288c209-15 363-167 345-342l-170-1609h-4159z"><text:p/></draw:path><draw:line text:anchor-type="paragraph" draw:z-index="313" draw:name="Shape3_13" draw:style-name="Mgr11" draw:text-style-name="MP26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7"><draw:line text:anchor-type="paragraph" draw:z-index="311" draw:name="Shape3_21" draw:style-name="Mgr11" draw:text-style-name="MP26" svg:x1="15.337cm" svg:y1="0.36cm" svg:x2="20.496cm" svg:y2="0.36cm"><text:p/></draw:line><draw:path text:anchor-type="paragraph" draw:z-index="312" draw:name="Shape1_13" draw:style-name="Mgr10" draw:text-style-name="MP67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14" draw:name="Shape4_2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15" draw:name="Shape4_2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86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9"><draw:line text:anchor-type="paragraph" draw:z-index="318" draw:name="Shape3_5" draw:style-name="Mgr11" draw:text-style-name="MP26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9"><draw:line text:anchor-type="paragraph" draw:z-index="319" draw:name="Shape3_6" draw:style-name="Mgr11" draw:text-style-name="MP26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21" draw:name="Shape4_19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23" draw:name="Shape4_1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20" draw:name="Shape4_2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2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81"><draw:line text:anchor-type="paragraph" draw:z-index="324" draw:name="Shape3_2" draw:style-name="Mgr11" draw:text-style-name="MP26" svg:x1="16.083cm" svg:y1="0.383cm" svg:x2="20.496cm" svg:y2="0.36cm"><text:p/></draw:line>Nombres entiers et décimaux : Numération</text:p>
      </style:header>
      <style:header-left>
        <text:p text:style-name="MP81"><draw:line text:anchor-type="paragraph" draw:z-index="326" draw:name="Shape3_3" draw:style-name="Mgr12" draw:text-style-name="MP26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25" draw:name="Shape4_4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14">N</text:span>ombres entiers et décimaux : numération</text:p></draw:text-box></draw:frame></text:p>
      </style:footer>
      <style:footer-left>
        <text:p text:style-name="MP2"><draw:g text:anchor-type="paragraph" draw:z-index="322" draw:name="Shape4_8" draw:style-name="Mgr1"><draw:path draw:style-name="Mgr7" draw:text-style-name="MP37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27" draw:name="Shape4_7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28" draw:name="Shape4_11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92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83"><draw:line text:anchor-type="paragraph" draw:z-index="332" draw:name="Shape3_15" draw:style-name="Mgr11" draw:text-style-name="MP26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83"><draw:line text:anchor-type="paragraph" draw:z-index="333" draw:name="Shape3_19" draw:style-name="Mgr11" draw:text-style-name="MP26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34" draw:name="Shape4_15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9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37" draw:name="Shape4_1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30" draw:name="Shape4_106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40" draw:name="Shape4_1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36" draw:name="Shape4_1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16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83"><draw:line text:anchor-type="paragraph" draw:z-index="341" draw:name="Shape3_22" draw:style-name="Mgr13" draw:text-style-name="MP26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83"><draw:line text:anchor-type="paragraph" draw:z-index="342" draw:name="Shape3_37" draw:style-name="Mgr11" draw:text-style-name="MP26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8" draw:name="Shape4_9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9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39" draw:name="Shape4_1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9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38" draw:name="Shape4_6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39" draw:name="Shape4_7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77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7">Calculer : </text:span><text:span text:style-name="MT127">Priorités opératoires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27">Priorités opératoires</text:span><text:span text:style-name="MT9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5" draw:name="Shape4_67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calculer</text:span><text:span text:style-name="MT100"> : </text:span><text:span text:style-name="MT128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28">priorités opératoires</text:span></text:p></draw:text-box></draw:frame><draw:g text:anchor-type="paragraph" draw:z-index="242" draw:name="Shape4_69" draw:style-name="Mgr1"><draw:path draw:style-name="Mgr7" draw:text-style-name="MP3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79"><text:tab/>Proportionnalité et pourcentage</text:span><text:span text:style-name="MT80"> </text:span>: <text:span text:style-name="MT79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draw:g text:anchor-type="paragraph" draw:z-index="217" draw:name="Shape4_73" draw:style-name="Mgr1"><draw:path draw:style-name="Mgr8" draw:text-style-name="MP55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8" draw:name="Shape4_88" draw:style-name="Mgr1"><draw:path draw:style-name="Mgr8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>
      <style:header-left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19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16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20" draw:name="Shape4_7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21" draw:name="Shape4_10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10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24" draw:name="Shape3_4" draw:style-name="Mgr9" draw:text-style-name="MP26" svg:x1="12.104cm" svg:y1="0.392cm" svg:x2="20.497cm" svg:y2="0.36cm"><text:p/></draw:line><text:span text:style-name="MT74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25" draw:name="Shape3_18" draw:style-name="Mgr9" draw:text-style-name="MP26" svg:x1="12.104cm" svg:y1="0.392cm" svg:x2="20.497cm" svg:y2="0.36cm"><text:p/></draw:line><text:span text:style-name="MT74">Périmètre</text:span> : <text:span text:style-name="MT130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26" draw:name="Shape4_103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2">Conversions d’unités : longueurs</text:span></text:p>
      </style:header>
      <style:header-left>
        <text:p text:style-name="_5f_Header_20_N_20_page_20_impaire_20__28_D_29_"><text:s/><text:span text:style-name="MT5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longueurs</text:span><text:span text:style-name="MT45"> </text:span></text:p></draw:text-box></draw:frame><draw:g text:anchor-type="paragraph" draw:z-index="173" draw:name="Shape4_8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70" draw:name="Shape4_12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2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Conversions d’unités : longueurs</text:p></draw:text-box></draw:frame><draw:g text:anchor-type="paragraph" draw:z-index="178" draw:name="Shape4_12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4" draw:name="Shape4_13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Conversions d’unités : longueurs</text:p></draw:text-box></draw:frame><draw:g text:anchor-type="paragraph" draw:z-index="175" draw:name="Shape4_177" draw:style-name="Mgr1"><draw:path draw:style-name="Mgr7" draw:text-style-name="MP3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9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9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7" draw:name="Shape4_145" draw:style-name="Mgr1"><draw:path draw:style-name="Mgr7" draw:text-style-name="MP37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132">Volume</text:span><text:span text:style-name="MT45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77" draw:name="Shape4_16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74" draw:name="Shape4_16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64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4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6" draw:name="Shape4_165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33">Aires</text:span><text:span text:style-name="MT72"> <text:s/>: </text:span><text:span text:style-name="MT133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2"><text:span text:style-name="MT104">Géométrie plane</text:span> : <text:span text:style-name="MT134">D</text:span><text:span text:style-name="MT104">roites, </text:span><text:span text:style-name="MT135">demi-droites </text:span><text:span text:style-name="MT136">&amp; </text:span><text:span text:style-name="MT135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8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">Géométrie plane : </text:span><text:span text:style-name="MT2">droites, </text:span><text:span text:style-name="MT137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9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droites, </text:span><text:span text:style-name="MT13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82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81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8">Volumes : </text:span><text:span text:style-name="MT139">Calculs et conversions</text:span></text:p>
      </style:header>
      <style:header-left>
        <text:p text:style-name="_5f_Header_20_M_20_page_20_paire_20__28_G_29_"><text:span text:style-name="MT138">Volumes : </text:span><text:span text:style-name="MT139">Calculs et conversions</text:span></text:p>
      </style:header-left>
      <style:footer>
        <text:list xml:id="list830650487" text:style-name="_5f_Numérotation_20_des_20_exercices">
          <text:list-item>
            <text:list>
              <text:list-item>
                <text:p text:style-name="MP94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/><text:span text:style-name="MT140">Volumes : </text:span><text:span text:style-name="MT141">Calculs et conversions</text:span> </text:p></draw:text-box></draw:frame><draw:g text:anchor-type="paragraph" draw:z-index="83" draw:name="Shape4_174" draw:style-name="Mgr1"><draw:path draw:style-name="Mgr6" draw:text-style-name="MP3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2109192671513" text:continue-numbering="true" text:style-name="_5f_Numérotation_20_des_20_exercices">
          <text:list-item>
            <text:list>
              <text:list-item>
                <text:p text:style-name="MP94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/><text:span text:style-name="MT140">Volumes : </text:span><text:span text:style-name="MT141">Calculs et conversions</text:span> </text:p></draw:text-box></draw:frame><draw:g text:anchor-type="paragraph" draw:z-index="80" draw:name="Shape4_175" draw:style-name="Mgr1"><draw:path draw:style-name="Mgr6" draw:text-style-name="MP3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96"><draw:path text:anchor-type="paragraph" draw:z-index="92" draw:name="Shape5_3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93" draw:name="Shape6_3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<draw:line text:anchor-type="paragraph" draw:z-index="84" draw:name="Shape7_6" draw:style-name="Mgr9" draw:text-style-name="MP26" svg:x1="9.042cm" svg:y1="0.36cm" svg:x2="20.461cm" svg:y2="0.36cm"><text:p/></draw:line>T<text:span text:style-name="MT142">itre de la série</text:span></text:p>
      </style:header>
      <style:header-left>
        <text:p text:style-name="MP96"><draw:path text:anchor-type="paragraph" draw:z-index="85" draw:name="Shape5_4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86" draw:name="Shape6_4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<draw:line text:anchor-type="paragraph" draw:z-index="87" draw:name="Shape7_3" draw:style-name="Mgr9" draw:text-style-name="MP26" svg:x1="9.042cm" svg:y1="0.36cm" svg:x2="20.461cm" svg:y2="0.36cm"><text:p/></draw:line>T<text:span text:style-name="MT142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8" draw:name="Shape8_4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43">Angles</text:span> • <text:span text:style-name="MT14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98"><text:span text:style-name="MT4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1" draw:name="Shape4_173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94" draw:name="Shape4_17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89" draw:name="Shape4_17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7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95" draw:name="Shape4_16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96" draw:name="Shape4_167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68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100"><text:span text:style-name="MT74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8" draw:name="Shape4_169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1111111121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99" draw:name="Shape4_18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01" draw:name="Shape4_18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83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02"><text:span text:style-name="MT4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2" draw:name="Shape4_178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96"><draw:line text:anchor-type="paragraph" draw:z-index="108" draw:name="Shape7_8" draw:style-name="Mgr9" draw:text-style-name="MP26" svg:x1="9.042cm" svg:y1="0.36cm" svg:x2="20.461cm" svg:y2="0.36cm"><text:p/></draw:line><draw:path text:anchor-type="paragraph" draw:z-index="109" draw:name="Shape5_1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110" draw:name="Shape6_2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T<text:span text:style-name="MT142">itre de la série</text:span></text:p>
      </style:header>
      <style:header-left>
        <text:p text:style-name="MP96"><draw:line text:anchor-type="paragraph" draw:z-index="103" draw:name="Shape7_9" draw:style-name="Mgr9" draw:text-style-name="MP26" svg:x1="9.042cm" svg:y1="0.36cm" svg:x2="20.461cm" svg:y2="0.36cm"><text:p/></draw:line><draw:path text:anchor-type="paragraph" draw:z-index="104" draw:name="Shape5_2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105" draw:name="Shape6_5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T<text:span text:style-name="MT142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6" draw:name="Shape8_5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43">Angles</text:span> • <text:span text:style-name="MT14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104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7" draw:name="Shape4_179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/><text:span text:style-name="MT14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05"><draw:line text:anchor-type="paragraph" draw:z-index="13" draw:name="Shape3_33" draw:style-name="Mgr3" draw:text-style-name="MP26" svg:x1="15.12cm" svg:y1="0.36cm" svg:x2="20.496cm" svg:y2="0.36cm"><text:p/></draw:line><text:s/><text:span text:style-name="MT145">Angles</text:span> : <text:span text:style-name="MT146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147">Angles</text:span><text:span text:style-name="MT45"> : </text:span><text:span text:style-name="MT14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1" draw:name="Shape3_7" draw:style-name="Mgr3" draw:text-style-name="MP26" svg:x1="15.12cm" svg:y1="0.36cm" svg:x2="20.496cm" svg:y2="0.36cm"><text:p/></draw:line><text:s/><text:span text:style-name="MT148">Angles : </text:span>Angles : <text:span text:style-name="MT146">Comprendre la notion d’angle</text:span></text:p>
      </style:header>
      <style:header-left>
        <text:p text:style-name="MP106"><draw:line text:anchor-type="paragraph" draw:z-index="12" draw:name="Shape3_29" draw:style-name="Mgr3" draw:text-style-name="MP26" svg:x1="15.12cm" svg:y1="0.36cm" svg:x2="20.496cm" svg:y2="0.36cm"><text:p/></draw:line>Angles : <text:span text:style-name="MT14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49">Angles : </text:span><text:span text:style-name="MT15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57" draw:name="Shape4_18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51" draw:name="Shape4_18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18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4" draw:name="Shape3_35" draw:style-name="Mgr3" draw:text-style-name="MP26" svg:x1="11.344cm" svg:y1="0.358cm" svg:x2="20.497cm" svg:y2="0.36cm"><text:p/></draw:line><text:span text:style-name="MT153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_5f_Header_20_G_20_page_20_paire_20__28_G_29_"><draw:line text:anchor-type="paragraph" draw:z-index="353" draw:name="Shape3_30" draw:style-name="Mgr3" draw:text-style-name="MP26" svg:x1="11.435cm" svg:y1="0.388cm" svg:x2="20.496cm" svg:y2="0.36cm"><text:p/></draw:line><text:span text:style-name="MT154">Angles</text:span> : <text:span text:style-name="MT154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50" draw:name="Shape4_17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155">Angles </text:span><text:span text:style-name="MT45">: </text:span><text:span text:style-name="MT15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8" draw:name="Shape3_31" draw:style-name="Mgr3" draw:text-style-name="MP2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9" draw:name="Shape3_32" draw:style-name="Mgr3" draw:text-style-name="MP2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47" draw:name="Shape4_18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46" draw:name="Shape4_18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18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4" draw:name="Shape3_34" draw:style-name="Mgr3" draw:text-style-name="MP26" svg:x1="15.448cm" svg:y1="0.365cm" svg:x2="20.496cm" svg:y2="0.36cm"><text:p/></draw:line><text:span text:style-name="MT157">Angles</text:span><text:span text:style-name="MT158"> : </text:span><text:span text:style-name="MT159">Calculer des mesures d’angle</text:span></text:p>
      </style:header>
      <style:header-left>
        <text:p text:style-name="_5f_Header_20_G_20_page_20_paire_20__28_G_29_"><draw:line text:anchor-type="paragraph" draw:z-index="345" draw:name="Shape3_36" draw:style-name="Mgr3" draw:text-style-name="MP26" svg:x1="15.448cm" svg:y1="0.365cm" svg:x2="20.496cm" svg:y2="0.36cm"><text:p/></draw:line><text:span text:style-name="MT157">Angles : </text:span><text:span text:style-name="MT15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60">Calculer des </text:span><text:span text:style-name="MT156">Mesure</text:span><text:span text:style-name="MT160">s</text:span><text:span text:style-name="MT15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6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">R</text:span>epères du plan : Se repérer</text:p>
      </style:header>
      <style:header-left>
        <text:p text:style-name="_5f_Header_20_G_20_page_20_paire_20__28_G_29_"><text:span text:style-name="MT1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Repères du plan : Se repérer</text:p></draw:text-box></draw:frame><draw:g text:anchor-type="paragraph" draw:z-index="111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Repères du plan : se repérer</text:p></draw:text-box></draw:frame><draw:g text:anchor-type="paragraph" draw:z-index="112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56"><text:span text:style-name="MT9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3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4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62">R</text:span><text:span text:style-name="MT163">epères du plan : Se </text:span><text:span text:style-name="MT164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5">Repères du plan : Se </text:span><text:span text:style-name="MT165">déplacer</text:span></text:p></draw:text-box></draw:frame><draw:g text:anchor-type="paragraph" draw:z-index="115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<text:span text:style-name="MT45">Repères du plan : se </text:span><text:span text:style-name="MT165">déplacer</text:span></text:p></draw:text-box></draw:frame><draw:g text:anchor-type="paragraph" draw:z-index="116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56"><text:span text:style-name="MT9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7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8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19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20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04">Géométrie plane</text:span> : <text:span text:style-name="MT104">Points, droites </text:span><text:span text:style-name="MT166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1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Géométrie plane : points, droites <text:span text:style-name="MT167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2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Géométrie plane : points, droites <text:span text:style-name="MT16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23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24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04">Géométrie plane</text:span> : <text:span text:style-name="MT168">Milieu, alignement, </text:span><text:span text:style-name="MT16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5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">Géométrie plane : </text:span><text:span text:style-name="MT170">milieu, Alignement, </text:span><text:span text:style-name="MT171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6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170">milieu, alignement, </text:span><text:span text:style-name="MT17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27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28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04">Géométrie plane</text:span> : <text:span text:style-name="MT10">P</text:span><text:span text:style-name="MT105">arallèles, perpendiculaires,<text:line-break/> </text:span><text:span text:style-name="MT12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29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">Géométrie plane : </text:span><text:span text:style-name="MT3">Parallèles, perpendiculaires, </text:span><text:span text:style-name="MT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draw:g text:anchor-type="paragraph" draw:z-index="130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113"><text:span text:style-name="MT172">Géométrie plane</text:span><text:span text:style-name="MT173"> : </text:span><text:span text:style-name="MT174">Vocabulaire</text:span></text:p>
      </style:header>
      <style:header-left>
        <text:p text:style-name="MP113"><text:span text:style-name="MT172">Géométrie plane</text:span><text:span text:style-name="MT173"> : </text:span><text:span text:style-name="MT17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31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32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04">Géométrie plane, </text:span><text:span text:style-name="MT176">partie 1</text:span> : <text:span text:style-name="MT177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3"><text:span text:style-name="MT15">Géométrie plane, </text:span><text:span text:style-name="MT178">partie 1</text:span><text:span text:style-name="MT15"> : </text:span><text:span text:style-name="MT179">coder</text:span></text:p></draw:text-box></draw:frame><draw:g text:anchor-type="paragraph" draw:z-index="133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">Géométrie plane, </text:span><text:span text:style-name="MT178">partie 1</text:span><text:span text:style-name="MT2"> : </text:span><text:span text:style-name="MT179">coder</text:span></text:p></draw:text-box></draw:frame><draw:g text:anchor-type="paragraph" draw:z-index="134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113"><text:span text:style-name="MT172">Géométrie plane</text:span><text:span text:style-name="MT173"> : </text:span><text:span text:style-name="MT17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38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35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04">Géométrie plane, </text:span><text:span text:style-name="MT176">partie 1</text:span> : <text:span text:style-name="MT180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3"><text:span text:style-name="MT15">Géométrie plane, </text:span><text:span text:style-name="MT178">partie 1</text:span><text:span text:style-name="MT15"> : </text:span><text:span text:style-name="MT181">assembler et décomposer</text:span></text:p></draw:text-box></draw:frame><draw:g text:anchor-type="paragraph" draw:z-index="136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7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, </text:span><text:span text:style-name="MT178">partie 1</text:span><text:span text:style-name="MT2"> : </text:span><text:span text:style-name="MT181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114"><draw:line text:anchor-type="paragraph" draw:z-index="279" draw:name="Shape3_39" draw:style-name="Mgr11" draw:text-style-name="MP26" svg:x1="10.308cm" svg:y1="0.388cm" svg:x2="20.496cm" svg:y2="0.36cm"><text:p/></draw:line><draw:path text:anchor-type="paragraph" draw:z-index="280" draw:name="Shape1_12" draw:style-name="Mgr10" draw:text-style-name="MP67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78" draw:name="Shape4_258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46" draw:name="Shape4_85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47" draw:name="Shape4_26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8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4" draw:name="Shape3_1" draw:style-name="Mgr15" draw:text-style-name="MP26" svg:x1="10.893cm" svg:y1="0.403cm" svg:x2="20.503cm" svg:y2="0.327cm"><text:p/></draw:line><draw:path text:anchor-type="char" draw:z-index="15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8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7" draw:name="Shape3_38" draw:style-name="Mgr15" draw:text-style-name="MP2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6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Résoudre des problèmes</text:p></draw:text-box></draw:frame><draw:g text:anchor-type="paragraph" draw:z-index="19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4H57M21S</meta:editing-duration>
    <meta:editing-cycles>314</meta:editing-cycles>
    <meta:generator>LibreOffice/7.1.5.2$Windows_X86_64 LibreOffice_project/85f04e9f809797b8199d13c421bd8a2b025d52b5</meta:generator>
    <dc:date>2021-08-18T23:20:13.740000000</dc:date>
    <meta:document-statistic meta:table-count="0" meta:image-count="0" meta:object-count="0" meta:page-count="2" meta:paragraph-count="750" meta:word-count="2838" meta:character-count="18593" meta:non-whitespace-character-count="16128"/>
    <meta:template xlink:type="simple" xlink:actuate="onRequest" xlink:title="lycee_v3" xlink:href="file:///C:/Users/Jean-Louis/AppData/Local/fichiers%20définitifs/Modele_cahier.ott" meta:date="2021-07-09T13:45:32.011278978"/>
  </office:meta>
</office:document-meta>
</file>